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master-page-name="MasterPage2" style:family="paragraph" style:name="P34">
      <style:paragraph-properties fo:margin-top="40pt" fo:margin-bottom="0pt"/>
      <style:text-properties/>
    </style:style>
    <style:style style:family="paragraph" style:name="P35">
      <style:paragraph-properties fo:text-align="center" fo:margin-top="0pt" fo:margin-bottom="10pt"/>
      <style:text-properties/>
    </style:style>
    <style:style style:family="text" style:name="T58">
      <style:text-properties fo:color="#1f4e79" fo:font-family="Arial" style:font-family-asian="Arial" style:font-family-complex="Arial" fo:font-size="24pt" style:font-size-complex="24pt" fo:font-weight="bold"/>
    </style:style>
    <style:style style:family="paragraph" style:name="P36">
      <style:paragraph-properties fo:text-align="center" fo:margin-top="0pt" fo:margin-bottom="10pt"/>
      <style:text-properties/>
    </style:style>
    <style:style style:family="text" style:name="T59">
      <style:text-properties fo:color="#2e75b6" fo:font-family="Arial" style:font-family-asian="Arial" style:font-family-complex="Arial" fo:font-size="16pt" style:font-size-complex="16pt"/>
    </style:style>
    <style:style style:family="paragraph" style:name="P37">
      <style:paragraph-properties fo:text-align="center" fo:margin-top="0pt" fo:margin-bottom="20pt" fo:border-bottom="0.02646cm solid #2E75B6"/>
      <style:text-properties/>
    </style:style>
    <style:style style:family="text" style:name="T60">
      <style:text-properties fo:color="#666666" fo:font-family="Arial" style:font-family-asian="Arial" style:font-family-complex="Arial" fo:font-size="12pt" style:font-size-complex="12pt" fo:font-style="italic"/>
    </style:style>
    <style:style style:family="paragraph" style:name="P38">
      <style:paragraph-properties fo:margin-top="10pt" fo:margin-bottom="0pt"/>
      <style:text-properties/>
    </style:style>
    <style:style style:family="paragraph" style:name="P39">
      <style:paragraph-properties fo:text-align="center" fo:margin-top="0pt" fo:margin-bottom="4pt"/>
      <style:text-properties/>
    </style:style>
    <style:style style:family="text" style:name="T61">
      <style:text-properties fo:color="#888888" fo:font-family="Arial" style:font-family-asian="Arial" style:font-family-complex="Arial" fo:font-size="11pt" style:font-size-complex="11pt"/>
    </style:style>
    <style:style style:family="text" style:name="T62">
      <style:text-properties fo:color="#888888" fo:font-family="Arial" style:font-family-asian="Arial" style:font-family-complex="Arial" fo:font-size="11pt" style:font-size-complex="11pt" fo:language="es" fo:country="ES"/>
    </style:style>
    <style:style style:family="text" style:name="T63">
      <style:text-properties fo:color="#888888" fo:font-family="Arial" style:font-family-asian="Arial" style:font-family-complex="Arial" fo:font-size="11pt" style:font-size-complex="11pt"/>
    </style:style>
    <style:style style:family="paragraph" style:name="P40">
      <style:paragraph-properties fo:margin-top="40pt" fo:margin-bottom="0pt"/>
      <style:text-properties/>
    </style:style>
    <style:style style:family="paragraph" style:name="P41">
      <style:paragraph-properties/>
      <style:text-properties/>
    </style:style>
    <style:style style:parent-style-name="894" style:family="paragraph" style:name="P42">
      <style:paragraph-properties fo:margin-top="20pt" fo:margin-bottom="10pt" fo:break-before="page" fo:border-bottom="0.02646cm solid #2E75B6"/>
      <style:text-properties fo:color="#1f4e79" fo:font-family="Arial" style:font-family-asian="Arial" style:font-family-complex="Arial" fo:font-size="16pt" style:font-size-complex="16pt" fo:font-weight="bold"/>
    </style:style>
    <style:style style:family="text" style:name="T64">
      <style:text-properties fo:color="#1f4e79" fo:font-family="Arial" style:font-family-asian="Arial" style:font-family-complex="Arial" fo:font-size="16pt" style:font-size-complex="16pt" fo:font-weight="bold"/>
    </style:style>
    <style:style style:family="paragraph" style:name="P43">
      <style:paragraph-properties fo:margin-top="4pt" fo:margin-bottom="4pt"/>
      <style:text-properties/>
    </style:style>
    <style:style style:family="text" style:name="T65">
      <style:text-properties fo:color="#1a1a1a" fo:font-family="Arial" style:font-family-asian="Arial" style:font-family-complex="Arial" fo:font-size="11pt" style:font-size-complex="11pt"/>
    </style:style>
    <style:style style:family="paragraph" style:name="P44">
      <style:paragraph-properties fo:margin-top="6pt" fo:margin-bottom="0pt"/>
      <style:text-properties/>
    </style:style>
    <style:style style:parent-style-name="895" style:family="paragraph" style:name="P45">
      <style:paragraph-properties fo:margin-top="15pt" fo:margin-bottom="8pt"/>
      <style:text-properties fo:color="#2e75b6" fo:font-family="Arial" style:font-family-asian="Arial" style:font-family-complex="Arial" fo:font-size="13pt" style:font-size-complex="13pt" fo:font-weight="bold"/>
    </style:style>
    <style:style style:family="text" style:name="T66">
      <style:text-properties fo:color="#2e75b6" fo:font-family="Arial" style:font-family-asian="Arial" style:font-family-complex="Arial" fo:font-size="13pt" style:font-size-complex="13pt" fo:font-weight="bold"/>
    </style:style>
    <style:style style:parent-style-name="889" style:list-style-name="WWNum2" style:family="paragraph" style:name="P46">
      <style:paragraph-properties fo:margin-top="3pt" fo:margin-bottom="3pt"/>
      <style:text-properties/>
    </style:style>
    <style:style style:family="text" style:name="T67">
      <style:text-properties fo:color="#1a1a1a" fo:font-family="Arial" style:font-family-asian="Arial" style:font-family-complex="Arial" fo:font-size="11pt" style:font-size-complex="11pt"/>
    </style:style>
    <style:style style:parent-style-name="889" style:list-style-name="WWNum2" style:family="paragraph" style:name="P47">
      <style:paragraph-properties fo:margin-top="3pt" fo:margin-bottom="3pt"/>
      <style:text-properties/>
    </style:style>
    <style:style style:family="text" style:name="T68">
      <style:text-properties fo:color="#1a1a1a" fo:font-family="Arial" style:font-family-asian="Arial" style:font-family-complex="Arial" fo:font-size="11pt" style:font-size-complex="11pt"/>
    </style:style>
    <style:style style:parent-style-name="889" style:list-style-name="WWNum2" style:family="paragraph" style:name="P48">
      <style:paragraph-properties fo:margin-top="3pt" fo:margin-bottom="3pt"/>
      <style:text-properties/>
    </style:style>
    <style:style style:family="text" style:name="T69">
      <style:text-properties fo:color="#1a1a1a" fo:font-family="Arial" style:font-family-asian="Arial" style:font-family-complex="Arial" fo:font-size="11pt" style:font-size-complex="11pt"/>
    </style:style>
    <style:style style:parent-style-name="889" style:list-style-name="WWNum2" style:family="paragraph" style:name="P49">
      <style:paragraph-properties fo:margin-top="3pt" fo:margin-bottom="3pt"/>
      <style:text-properties/>
    </style:style>
    <style:style style:family="text" style:name="T70">
      <style:text-properties fo:color="#1a1a1a" fo:font-family="Arial" style:font-family-asian="Arial" style:font-family-complex="Arial" fo:font-size="11pt" style:font-size-complex="11pt"/>
    </style:style>
    <style:style style:parent-style-name="889" style:list-style-name="WWNum2" style:family="paragraph" style:name="P50">
      <style:paragraph-properties fo:margin-top="3pt" fo:margin-bottom="3pt"/>
      <style:text-properties/>
    </style:style>
    <style:style style:family="text" style:name="T71">
      <style:text-properties fo:color="#1a1a1a" fo:font-family="Arial" style:font-family-asian="Arial" style:font-family-complex="Arial" fo:font-size="11pt" style:font-size-complex="11pt"/>
    </style:style>
    <style:style style:family="paragraph" style:name="P51">
      <style:paragraph-properties fo:margin-top="6pt" fo:margin-bottom="0pt"/>
      <style:text-properties/>
    </style:style>
    <style:style style:parent-style-name="894" style:family="paragraph" style:name="P52">
      <style:paragraph-properties fo:margin-top="20pt" fo:margin-bottom="10pt" fo:border-bottom="0.02646cm solid #2E75B6"/>
      <style:text-properties fo:color="#1f4e79" fo:font-family="Arial" style:font-family-asian="Arial" style:font-family-complex="Arial" fo:font-size="16pt" style:font-size-complex="16pt" fo:font-weight="bold"/>
    </style:style>
    <style:style style:family="text" style:name="T72">
      <style:text-properties fo:color="#1f4e79" fo:font-family="Arial" style:font-family-asian="Arial" style:font-family-complex="Arial" fo:font-size="16pt" style:font-size-complex="16pt" fo:font-weight="bold"/>
    </style:style>
    <style:style style:family="paragraph" style:name="P53">
      <style:paragraph-properties fo:margin-top="4pt" fo:margin-bottom="4pt"/>
      <style:text-properties/>
    </style:style>
    <style:style style:family="text" style:name="T73">
      <style:text-properties fo:color="#1a1a1a" fo:font-family="Arial" style:font-family-asian="Arial" style:font-family-complex="Arial" fo:font-size="11pt" style:font-size-complex="11pt"/>
    </style:style>
    <style:style style:family="paragraph" style:name="P54">
      <style:paragraph-properties fo:margin-top="6pt" fo:margin-bottom="0pt"/>
      <style:text-properties/>
    </style:style>
    <style:style style:parent-style-name="895" style:family="paragraph" style:name="P55">
      <style:paragraph-properties fo:margin-top="15pt" fo:margin-bottom="8pt"/>
      <style:text-properties fo:color="#2e75b6" fo:font-family="Arial" style:font-family-asian="Arial" style:font-family-complex="Arial" fo:font-size="13pt" style:font-size-complex="13pt" fo:font-weight="bold"/>
    </style:style>
    <style:style style:family="text" style:name="T74">
      <style:text-properties fo:color="#2e75b6" fo:font-family="Arial" style:font-family-asian="Arial" style:font-family-complex="Arial" fo:font-size="13pt" style:font-size-complex="13pt" fo:font-weight="bold"/>
    </style:style>
    <style:style style:family="table" style:name="ta1">
      <style:table-properties style:width="16.64cm"/>
    </style:style>
    <style:style style:family="table-column" style:name="co1">
      <style:table-column-properties style:column-width="3.946cm"/>
    </style:style>
    <style:style style:family="table-column" style:name="co2">
      <style:table-column-properties style:column-width="2.535cm"/>
    </style:style>
    <style:style style:family="table-column" style:name="co3">
      <style:table-column-properties style:column-width="10.16cm"/>
    </style:style>
    <style:style style:family="table-row" style:name="ro1">
      <style:table-row-properties/>
    </style:style>
    <style:style style:family="table-cell" style:name="ce2">
      <style:table-cell-properties fo:background-color="#1f4e79" fo:border="0.00441cm solid #CCCCCC" fo:padding-top="0.1411cm" fo:padding-bottom="0.1411cm" fo:padding-left="0.2117cm" fo:padding-right="0.2117cm"/>
    </style:style>
    <style:style style:family="paragraph" style:name="P56">
      <style:paragraph-properties/>
      <style:text-properties/>
    </style:style>
    <style:style style:family="text" style:name="T75">
      <style:text-properties fo:color="#ffffff" fo:font-family="Arial" style:font-family-asian="Arial" style:font-family-complex="Arial" fo:font-size="10pt" style:font-size-complex="10pt" fo:font-weight="bold"/>
    </style:style>
    <style:style style:family="table-cell" style:name="ce3">
      <style:table-cell-properties fo:background-color="#1f4e79" fo:border="0.00441cm solid #CCCCCC" fo:padding-top="0.1411cm" fo:padding-bottom="0.1411cm" fo:padding-left="0.2117cm" fo:padding-right="0.2117cm"/>
    </style:style>
    <style:style style:family="paragraph" style:name="P57">
      <style:paragraph-properties/>
      <style:text-properties/>
    </style:style>
    <style:style style:family="text" style:name="T76">
      <style:text-properties fo:color="#ffffff" fo:font-family="Arial" style:font-family-asian="Arial" style:font-family-complex="Arial" fo:font-size="10pt" style:font-size-complex="10pt" fo:font-weight="bold"/>
    </style:style>
    <style:style style:family="table-cell" style:name="ce4">
      <style:table-cell-properties fo:background-color="#1f4e79" fo:border="0.00441cm solid #CCCCCC" fo:padding-top="0.1411cm" fo:padding-bottom="0.1411cm" fo:padding-left="0.2117cm" fo:padding-right="0.2117cm"/>
    </style:style>
    <style:style style:family="paragraph" style:name="P58">
      <style:paragraph-properties/>
      <style:text-properties/>
    </style:style>
    <style:style style:family="text" style:name="T77">
      <style:text-properties fo:color="#ffffff" fo:font-family="Arial" style:font-family-asian="Arial" style:font-family-complex="Arial" fo:font-size="10pt" style:font-size-complex="10pt" fo:font-weight="bold"/>
    </style:style>
    <style:style style:family="table-row" style:name="ro2">
      <style:table-row-properties/>
    </style:style>
    <style:style style:family="table-cell" style:name="ce5">
      <style:table-cell-properties fo:background-color="#ffffff" fo:border="0.00441cm solid #CCCCCC" fo:padding-top="0.1411cm" fo:padding-bottom="0.1411cm" fo:padding-left="0.2117cm" fo:padding-right="0.2117cm"/>
    </style:style>
    <style:style style:family="paragraph" style:name="P59">
      <style:paragraph-properties/>
      <style:text-properties/>
    </style:style>
    <style:style style:family="text" style:name="T78">
      <style:text-properties fo:color="#1a1a1a" fo:font-family="Arial" style:font-family-asian="Arial" style:font-family-complex="Arial" fo:font-size="10pt" style:font-size-complex="10pt"/>
    </style:style>
    <style:style style:family="table-cell" style:name="ce6">
      <style:table-cell-properties fo:background-color="#ffffff" fo:border="0.00441cm solid #CCCCCC" fo:padding-top="0.1411cm" fo:padding-bottom="0.1411cm" fo:padding-left="0.2117cm" fo:padding-right="0.2117cm"/>
    </style:style>
    <style:style style:family="paragraph" style:name="P60">
      <style:paragraph-properties/>
      <style:text-properties/>
    </style:style>
    <style:style style:family="text" style:name="T79">
      <style:text-properties fo:color="#1a1a1a" fo:font-family="Arial" style:font-family-asian="Arial" style:font-family-complex="Arial" fo:font-size="10pt" style:font-size-complex="10pt"/>
    </style:style>
    <style:style style:family="table-cell" style:name="ce7">
      <style:table-cell-properties fo:background-color="#ffffff" fo:border="0.00441cm solid #CCCCCC" fo:padding-top="0.1411cm" fo:padding-bottom="0.1411cm" fo:padding-left="0.2117cm" fo:padding-right="0.2117cm"/>
    </style:style>
    <style:style style:family="paragraph" style:name="P61">
      <style:paragraph-properties/>
      <style:text-properties/>
    </style:style>
    <style:style style:family="text" style:name="T80">
      <style:text-properties fo:color="#1a1a1a" fo:font-family="Arial" style:font-family-asian="Arial" style:font-family-complex="Arial" fo:font-size="10pt" style:font-size-complex="10pt"/>
    </style:style>
    <style:style style:family="table-row" style:name="ro3">
      <style:table-row-properties/>
    </style:style>
    <style:style style:family="table-cell" style:name="ce8">
      <style:table-cell-properties fo:background-color="#f2f2f2" fo:border="0.00441cm solid #CCCCCC" fo:padding-top="0.1411cm" fo:padding-bottom="0.1411cm" fo:padding-left="0.2117cm" fo:padding-right="0.2117cm"/>
    </style:style>
    <style:style style:family="paragraph" style:name="P62">
      <style:paragraph-properties/>
      <style:text-properties/>
    </style:style>
    <style:style style:family="text" style:name="T81">
      <style:text-properties fo:color="#1a1a1a" fo:font-family="Arial" style:font-family-asian="Arial" style:font-family-complex="Arial" fo:font-size="10pt" style:font-size-complex="10pt"/>
    </style:style>
    <style:style style:family="table-cell" style:name="ce9">
      <style:table-cell-properties fo:background-color="#f2f2f2" fo:border="0.00441cm solid #CCCCCC" fo:padding-top="0.1411cm" fo:padding-bottom="0.1411cm" fo:padding-left="0.2117cm" fo:padding-right="0.2117cm"/>
    </style:style>
    <style:style style:family="paragraph" style:name="P63">
      <style:paragraph-properties/>
      <style:text-properties/>
    </style:style>
    <style:style style:family="text" style:name="T82">
      <style:text-properties fo:color="#1a1a1a" fo:font-family="Arial" style:font-family-asian="Arial" style:font-family-complex="Arial" fo:font-size="10pt" style:font-size-complex="10pt"/>
    </style:style>
    <style:style style:family="table-cell" style:name="ce10">
      <style:table-cell-properties fo:background-color="#f2f2f2" fo:border="0.00441cm solid #CCCCCC" fo:padding-top="0.1411cm" fo:padding-bottom="0.1411cm" fo:padding-left="0.2117cm" fo:padding-right="0.2117cm"/>
    </style:style>
    <style:style style:family="paragraph" style:name="P64">
      <style:paragraph-properties/>
      <style:text-properties/>
    </style:style>
    <style:style style:family="text" style:name="T83">
      <style:text-properties fo:color="#1a1a1a" fo:font-family="Arial" style:font-family-asian="Arial" style:font-family-complex="Arial" fo:font-size="10pt" style:font-size-complex="10pt"/>
    </style:style>
    <style:style style:family="table-row" style:name="ro4">
      <style:table-row-properties/>
    </style:style>
    <style:style style:family="table-cell" style:name="ce11">
      <style:table-cell-properties fo:background-color="#ffffff" fo:border="0.00441cm solid #CCCCCC" fo:padding-top="0.1411cm" fo:padding-bottom="0.1411cm" fo:padding-left="0.2117cm" fo:padding-right="0.2117cm"/>
    </style:style>
    <style:style style:family="paragraph" style:name="P65">
      <style:paragraph-properties/>
      <style:text-properties/>
    </style:style>
    <style:style style:family="text" style:name="T84">
      <style:text-properties fo:color="#1a1a1a" fo:font-family="Arial" style:font-family-asian="Arial" style:font-family-complex="Arial" fo:font-size="10pt" style:font-size-complex="10pt"/>
    </style:style>
    <style:style style:family="table-cell" style:name="ce12">
      <style:table-cell-properties fo:background-color="#ffffff" fo:border="0.00441cm solid #CCCCCC" fo:padding-top="0.1411cm" fo:padding-bottom="0.1411cm" fo:padding-left="0.2117cm" fo:padding-right="0.2117cm"/>
    </style:style>
    <style:style style:family="paragraph" style:name="P66">
      <style:paragraph-properties/>
      <style:text-properties/>
    </style:style>
    <style:style style:family="text" style:name="T85">
      <style:text-properties fo:color="#1a1a1a" fo:font-family="Arial" style:font-family-asian="Arial" style:font-family-complex="Arial" fo:font-size="10pt" style:font-size-complex="10pt"/>
    </style:style>
    <style:style style:family="table-cell" style:name="ce13">
      <style:table-cell-properties fo:background-color="#ffffff" fo:border="0.00441cm solid #CCCCCC" fo:padding-top="0.1411cm" fo:padding-bottom="0.1411cm" fo:padding-left="0.2117cm" fo:padding-right="0.2117cm"/>
    </style:style>
    <style:style style:family="paragraph" style:name="P67">
      <style:paragraph-properties/>
      <style:text-properties/>
    </style:style>
    <style:style style:family="text" style:name="T86">
      <style:text-properties fo:color="#1a1a1a" fo:font-family="Arial" style:font-family-asian="Arial" style:font-family-complex="Arial" fo:font-size="10pt" style:font-size-complex="10pt"/>
    </style:style>
    <style:style style:family="table-row" style:name="ro5">
      <style:table-row-properties/>
    </style:style>
    <style:style style:family="table-cell" style:name="ce14">
      <style:table-cell-properties fo:background-color="#f2f2f2" fo:border="0.00441cm solid #CCCCCC" fo:padding-top="0.1411cm" fo:padding-bottom="0.1411cm" fo:padding-left="0.2117cm" fo:padding-right="0.2117cm"/>
    </style:style>
    <style:style style:family="paragraph" style:name="P68">
      <style:paragraph-properties/>
      <style:text-properties/>
    </style:style>
    <style:style style:family="text" style:name="T87">
      <style:text-properties fo:color="#1a1a1a" fo:font-family="Arial" style:font-family-asian="Arial" style:font-family-complex="Arial" fo:font-size="10pt" style:font-size-complex="10pt"/>
    </style:style>
    <style:style style:family="table-cell" style:name="ce15">
      <style:table-cell-properties fo:background-color="#f2f2f2" fo:border="0.00441cm solid #CCCCCC" fo:padding-top="0.1411cm" fo:padding-bottom="0.1411cm" fo:padding-left="0.2117cm" fo:padding-right="0.2117cm"/>
    </style:style>
    <style:style style:family="paragraph" style:name="P69">
      <style:paragraph-properties/>
      <style:text-properties/>
    </style:style>
    <style:style style:family="text" style:name="T88">
      <style:text-properties fo:color="#1a1a1a" fo:font-family="Arial" style:font-family-asian="Arial" style:font-family-complex="Arial" fo:font-size="10pt" style:font-size-complex="10pt"/>
    </style:style>
    <style:style style:family="table-cell" style:name="ce16">
      <style:table-cell-properties fo:background-color="#f2f2f2" fo:border="0.00441cm solid #CCCCCC" fo:padding-top="0.1411cm" fo:padding-bottom="0.1411cm" fo:padding-left="0.2117cm" fo:padding-right="0.2117cm"/>
    </style:style>
    <style:style style:family="paragraph" style:name="P70">
      <style:paragraph-properties/>
      <style:text-properties/>
    </style:style>
    <style:style style:family="text" style:name="T89">
      <style:text-properties fo:color="#1a1a1a" fo:font-family="Arial" style:font-family-asian="Arial" style:font-family-complex="Arial" fo:font-size="10pt" style:font-size-complex="10pt"/>
    </style:style>
    <style:style style:family="table-row" style:name="ro6">
      <style:table-row-properties/>
    </style:style>
    <style:style style:family="table-cell" style:name="ce17">
      <style:table-cell-properties fo:background-color="#ffffff" fo:border="0.00441cm solid #CCCCCC" fo:padding-top="0.1411cm" fo:padding-bottom="0.1411cm" fo:padding-left="0.2117cm" fo:padding-right="0.2117cm"/>
    </style:style>
    <style:style style:family="paragraph" style:name="P71">
      <style:paragraph-properties/>
      <style:text-properties/>
    </style:style>
    <style:style style:family="text" style:name="T90">
      <style:text-properties fo:color="#1a1a1a" fo:font-family="Arial" style:font-family-asian="Arial" style:font-family-complex="Arial" fo:font-size="10pt" style:font-size-complex="10pt"/>
    </style:style>
    <style:style style:family="table-cell" style:name="ce18">
      <style:table-cell-properties fo:background-color="#ffffff" fo:border="0.00441cm solid #CCCCCC" fo:padding-top="0.1411cm" fo:padding-bottom="0.1411cm" fo:padding-left="0.2117cm" fo:padding-right="0.2117cm"/>
    </style:style>
    <style:style style:family="paragraph" style:name="P72">
      <style:paragraph-properties/>
      <style:text-properties/>
    </style:style>
    <style:style style:family="text" style:name="T91">
      <style:text-properties fo:color="#1a1a1a" fo:font-family="Arial" style:font-family-asian="Arial" style:font-family-complex="Arial" fo:font-size="10pt" style:font-size-complex="10pt"/>
    </style:style>
    <style:style style:family="table-cell" style:name="ce19">
      <style:table-cell-properties fo:background-color="#ffffff" fo:border="0.00441cm solid #CCCCCC" fo:padding-top="0.1411cm" fo:padding-bottom="0.1411cm" fo:padding-left="0.2117cm" fo:padding-right="0.2117cm"/>
    </style:style>
    <style:style style:family="paragraph" style:name="P73">
      <style:paragraph-properties/>
      <style:text-properties/>
    </style:style>
    <style:style style:family="text" style:name="T92">
      <style:text-properties fo:color="#1a1a1a" fo:font-family="Arial" style:font-family-asian="Arial" style:font-family-complex="Arial" fo:font-size="10pt" style:font-size-complex="10pt"/>
    </style:style>
    <style:style style:family="table-row" style:name="ro7">
      <style:table-row-properties/>
    </style:style>
    <style:style style:family="table-cell" style:name="ce20">
      <style:table-cell-properties fo:background-color="#f2f2f2" fo:border="0.00441cm solid #CCCCCC" fo:padding-top="0.1411cm" fo:padding-bottom="0.1411cm" fo:padding-left="0.2117cm" fo:padding-right="0.2117cm"/>
    </style:style>
    <style:style style:family="paragraph" style:name="P74">
      <style:paragraph-properties/>
      <style:text-properties/>
    </style:style>
    <style:style style:family="text" style:name="T93">
      <style:text-properties fo:color="#1a1a1a" fo:font-family="Arial" style:font-family-asian="Arial" style:font-family-complex="Arial" fo:font-size="10pt" style:font-size-complex="10pt"/>
    </style:style>
    <style:style style:family="table-cell" style:name="ce21">
      <style:table-cell-properties fo:background-color="#f2f2f2" fo:border="0.00441cm solid #CCCCCC" fo:padding-top="0.1411cm" fo:padding-bottom="0.1411cm" fo:padding-left="0.2117cm" fo:padding-right="0.2117cm"/>
    </style:style>
    <style:style style:family="paragraph" style:name="P75">
      <style:paragraph-properties/>
      <style:text-properties/>
    </style:style>
    <style:style style:family="text" style:name="T94">
      <style:text-properties fo:color="#1a1a1a" fo:font-family="Arial" style:font-family-asian="Arial" style:font-family-complex="Arial" fo:font-size="10pt" style:font-size-complex="10pt"/>
    </style:style>
    <style:style style:family="table-cell" style:name="ce22">
      <style:table-cell-properties fo:background-color="#f2f2f2" fo:border="0.00441cm solid #CCCCCC" fo:padding-top="0.1411cm" fo:padding-bottom="0.1411cm" fo:padding-left="0.2117cm" fo:padding-right="0.2117cm"/>
    </style:style>
    <style:style style:family="paragraph" style:name="P76">
      <style:paragraph-properties/>
      <style:text-properties/>
    </style:style>
    <style:style style:family="text" style:name="T95">
      <style:text-properties fo:color="#1a1a1a" fo:font-family="Arial" style:font-family-asian="Arial" style:font-family-complex="Arial" fo:font-size="10pt" style:font-size-complex="10pt"/>
    </style:style>
    <style:style style:family="table-row" style:name="ro8">
      <style:table-row-properties/>
    </style:style>
    <style:style style:family="table-cell" style:name="ce23">
      <style:table-cell-properties fo:background-color="#ffffff" fo:border="0.00441cm solid #CCCCCC" fo:padding-top="0.1411cm" fo:padding-bottom="0.1411cm" fo:padding-left="0.2117cm" fo:padding-right="0.2117cm"/>
    </style:style>
    <style:style style:family="paragraph" style:name="P77">
      <style:paragraph-properties/>
      <style:text-properties/>
    </style:style>
    <style:style style:family="text" style:name="T96">
      <style:text-properties fo:color="#1a1a1a" fo:font-family="Arial" style:font-family-asian="Arial" style:font-family-complex="Arial" fo:font-size="10pt" style:font-size-complex="10pt"/>
    </style:style>
    <style:style style:family="table-cell" style:name="ce24">
      <style:table-cell-properties fo:background-color="#ffffff" fo:border="0.00441cm solid #CCCCCC" fo:padding-top="0.1411cm" fo:padding-bottom="0.1411cm" fo:padding-left="0.2117cm" fo:padding-right="0.2117cm"/>
    </style:style>
    <style:style style:family="paragraph" style:name="P78">
      <style:paragraph-properties/>
      <style:text-properties/>
    </style:style>
    <style:style style:family="text" style:name="T97">
      <style:text-properties fo:color="#1a1a1a" fo:font-family="Arial" style:font-family-asian="Arial" style:font-family-complex="Arial" fo:font-size="10pt" style:font-size-complex="10pt"/>
    </style:style>
    <style:style style:family="table-cell" style:name="ce25">
      <style:table-cell-properties fo:background-color="#ffffff" fo:border="0.00441cm solid #CCCCCC" fo:padding-top="0.1411cm" fo:padding-bottom="0.1411cm" fo:padding-left="0.2117cm" fo:padding-right="0.2117cm"/>
    </style:style>
    <style:style style:family="paragraph" style:name="P79">
      <style:paragraph-properties/>
      <style:text-properties/>
    </style:style>
    <style:style style:family="text" style:name="T98">
      <style:text-properties fo:color="#1a1a1a" fo:font-family="Arial" style:font-family-asian="Arial" style:font-family-complex="Arial" fo:font-size="10pt" style:font-size-complex="10pt"/>
    </style:style>
    <style:style style:family="paragraph" style:name="P80">
      <style:paragraph-properties fo:margin-top="6pt" fo:margin-bottom="0pt"/>
      <style:text-properties/>
    </style:style>
    <style:style style:parent-style-name="895" style:family="paragraph" style:name="P81">
      <style:paragraph-properties fo:margin-top="15pt" fo:margin-bottom="8pt"/>
      <style:text-properties fo:color="#2e75b6" fo:font-family="Arial" style:font-family-asian="Arial" style:font-family-complex="Arial" fo:font-size="13pt" style:font-size-complex="13pt" fo:font-weight="bold"/>
    </style:style>
    <style:style style:family="text" style:name="T99">
      <style:text-properties fo:color="#2e75b6" fo:font-family="Arial" style:font-family-asian="Arial" style:font-family-complex="Arial" fo:font-size="13pt" style:font-size-complex="13pt" fo:font-weight="bold"/>
    </style:style>
    <style:style style:family="table" style:name="ta2">
      <style:table-properties style:width="16.58cm"/>
    </style:style>
    <style:style style:family="table-column" style:name="co4">
      <style:table-column-properties style:column-width="3.946cm"/>
    </style:style>
    <style:style style:family="table-column" style:name="co5">
      <style:table-column-properties style:column-width="12.63cm"/>
    </style:style>
    <style:style style:family="table-row" style:name="ro9">
      <style:table-row-properties/>
    </style:style>
    <style:style style:family="table-cell" style:name="ce27">
      <style:table-cell-properties fo:background-color="#1f4e79" fo:border="0.00441cm solid #CCCCCC" fo:padding-top="0.1411cm" fo:padding-bottom="0.1411cm" fo:padding-left="0.2117cm" fo:padding-right="0.2117cm"/>
    </style:style>
    <style:style style:family="paragraph" style:name="P82">
      <style:paragraph-properties/>
      <style:text-properties/>
    </style:style>
    <style:style style:family="text" style:name="T100">
      <style:text-properties fo:color="#ffffff" fo:font-family="Arial" style:font-family-asian="Arial" style:font-family-complex="Arial" fo:font-size="10pt" style:font-size-complex="10pt" fo:font-weight="bold"/>
    </style:style>
    <style:style style:family="table-cell" style:name="ce28">
      <style:table-cell-properties fo:background-color="#1f4e79" fo:border="0.00441cm solid #CCCCCC" fo:padding-top="0.1411cm" fo:padding-bottom="0.1411cm" fo:padding-left="0.2117cm" fo:padding-right="0.2117cm"/>
    </style:style>
    <style:style style:family="paragraph" style:name="P83">
      <style:paragraph-properties/>
      <style:text-properties/>
    </style:style>
    <style:style style:family="text" style:name="T101">
      <style:text-properties fo:color="#ffffff" fo:font-family="Arial" style:font-family-asian="Arial" style:font-family-complex="Arial" fo:font-size="10pt" style:font-size-complex="10pt" fo:font-weight="bold"/>
    </style:style>
    <style:style style:family="table-row" style:name="ro10">
      <style:table-row-properties/>
    </style:style>
    <style:style style:family="table-cell" style:name="ce29">
      <style:table-cell-properties fo:background-color="#ffffff" fo:border="0.00441cm solid #CCCCCC" fo:padding-top="0.1411cm" fo:padding-bottom="0.1411cm" fo:padding-left="0.2117cm" fo:padding-right="0.2117cm"/>
    </style:style>
    <style:style style:family="paragraph" style:name="P84">
      <style:paragraph-properties/>
      <style:text-properties/>
    </style:style>
    <style:style style:family="text" style:name="T102">
      <style:text-properties fo:color="#1a1a1a" fo:font-family="Arial" style:font-family-asian="Arial" style:font-family-complex="Arial" fo:font-size="10pt" style:font-size-complex="10pt"/>
    </style:style>
    <style:style style:family="table-cell" style:name="ce30">
      <style:table-cell-properties fo:background-color="#ffffff" fo:border="0.00441cm solid #CCCCCC" fo:padding-top="0.1411cm" fo:padding-bottom="0.1411cm" fo:padding-left="0.2117cm" fo:padding-right="0.2117cm"/>
    </style:style>
    <style:style style:family="paragraph" style:name="P85">
      <style:paragraph-properties/>
      <style:text-properties/>
    </style:style>
    <style:style style:family="text" style:name="T103">
      <style:text-properties fo:color="#1a1a1a" fo:font-family="Arial" style:font-family-asian="Arial" style:font-family-complex="Arial" fo:font-size="10pt" style:font-size-complex="10pt"/>
    </style:style>
    <style:style style:family="table-row" style:name="ro11">
      <style:table-row-properties/>
    </style:style>
    <style:style style:family="table-cell" style:name="ce31">
      <style:table-cell-properties fo:background-color="#f2f2f2" fo:border="0.00441cm solid #CCCCCC" fo:padding-top="0.1411cm" fo:padding-bottom="0.1411cm" fo:padding-left="0.2117cm" fo:padding-right="0.2117cm"/>
    </style:style>
    <style:style style:family="paragraph" style:name="P86">
      <style:paragraph-properties/>
      <style:text-properties/>
    </style:style>
    <style:style style:family="text" style:name="T104">
      <style:text-properties fo:color="#1a1a1a" fo:font-family="Arial" style:font-family-asian="Arial" style:font-family-complex="Arial" fo:font-size="10pt" style:font-size-complex="10pt"/>
    </style:style>
    <style:style style:family="table-cell" style:name="ce32">
      <style:table-cell-properties fo:background-color="#f2f2f2" fo:border="0.00441cm solid #CCCCCC" fo:padding-top="0.1411cm" fo:padding-bottom="0.1411cm" fo:padding-left="0.2117cm" fo:padding-right="0.2117cm"/>
    </style:style>
    <style:style style:family="paragraph" style:name="P87">
      <style:paragraph-properties/>
      <style:text-properties/>
    </style:style>
    <style:style style:family="text" style:name="T105">
      <style:text-properties fo:color="#1a1a1a" fo:font-family="Arial" style:font-family-asian="Arial" style:font-family-complex="Arial" fo:font-size="10pt" style:font-size-complex="10pt"/>
    </style:style>
    <style:style style:family="table-row" style:name="ro12">
      <style:table-row-properties/>
    </style:style>
    <style:style style:family="table-cell" style:name="ce33">
      <style:table-cell-properties fo:background-color="#ffffff" fo:border="0.00441cm solid #CCCCCC" fo:padding-top="0.1411cm" fo:padding-bottom="0.1411cm" fo:padding-left="0.2117cm" fo:padding-right="0.2117cm"/>
    </style:style>
    <style:style style:family="paragraph" style:name="P88">
      <style:paragraph-properties/>
      <style:text-properties/>
    </style:style>
    <style:style style:family="text" style:name="T106">
      <style:text-properties fo:color="#1a1a1a" fo:font-family="Arial" style:font-family-asian="Arial" style:font-family-complex="Arial" fo:font-size="10pt" style:font-size-complex="10pt"/>
    </style:style>
    <style:style style:family="table-cell" style:name="ce34">
      <style:table-cell-properties fo:background-color="#ffffff" fo:border="0.00441cm solid #CCCCCC" fo:padding-top="0.1411cm" fo:padding-bottom="0.1411cm" fo:padding-left="0.2117cm" fo:padding-right="0.2117cm"/>
    </style:style>
    <style:style style:family="paragraph" style:name="P89">
      <style:paragraph-properties/>
      <style:text-properties/>
    </style:style>
    <style:style style:family="text" style:name="T107">
      <style:text-properties fo:color="#1a1a1a" fo:font-family="Arial" style:font-family-asian="Arial" style:font-family-complex="Arial" fo:font-size="10pt" style:font-size-complex="10pt"/>
    </style:style>
    <style:style style:family="table-row" style:name="ro13">
      <style:table-row-properties/>
    </style:style>
    <style:style style:family="table-cell" style:name="ce35">
      <style:table-cell-properties fo:background-color="#f2f2f2" fo:border="0.00441cm solid #CCCCCC" fo:padding-top="0.1411cm" fo:padding-bottom="0.1411cm" fo:padding-left="0.2117cm" fo:padding-right="0.2117cm"/>
    </style:style>
    <style:style style:family="paragraph" style:name="P90">
      <style:paragraph-properties/>
      <style:text-properties/>
    </style:style>
    <style:style style:family="text" style:name="T108">
      <style:text-properties fo:color="#1a1a1a" fo:font-family="Arial" style:font-family-asian="Arial" style:font-family-complex="Arial" fo:font-size="10pt" style:font-size-complex="10pt"/>
    </style:style>
    <style:style style:family="table-cell" style:name="ce36">
      <style:table-cell-properties fo:background-color="#f2f2f2" fo:border="0.00441cm solid #CCCCCC" fo:padding-top="0.1411cm" fo:padding-bottom="0.1411cm" fo:padding-left="0.2117cm" fo:padding-right="0.2117cm"/>
    </style:style>
    <style:style style:family="paragraph" style:name="P91">
      <style:paragraph-properties/>
      <style:text-properties/>
    </style:style>
    <style:style style:family="text" style:name="T109">
      <style:text-properties fo:color="#1a1a1a" fo:font-family="Arial" style:font-family-asian="Arial" style:font-family-complex="Arial" fo:font-size="10pt" style:font-size-complex="10pt"/>
    </style:style>
    <style:style style:family="table-row" style:name="ro14">
      <style:table-row-properties/>
    </style:style>
    <style:style style:family="table-cell" style:name="ce37">
      <style:table-cell-properties fo:background-color="#ffffff" fo:border="0.00441cm solid #CCCCCC" fo:padding-top="0.1411cm" fo:padding-bottom="0.1411cm" fo:padding-left="0.2117cm" fo:padding-right="0.2117cm"/>
    </style:style>
    <style:style style:family="paragraph" style:name="P92">
      <style:paragraph-properties/>
      <style:text-properties/>
    </style:style>
    <style:style style:family="text" style:name="T110">
      <style:text-properties fo:color="#1a1a1a" fo:font-family="Arial" style:font-family-asian="Arial" style:font-family-complex="Arial" fo:font-size="10pt" style:font-size-complex="10pt"/>
    </style:style>
    <style:style style:family="table-cell" style:name="ce38">
      <style:table-cell-properties fo:background-color="#ffffff" fo:border="0.00441cm solid #CCCCCC" fo:padding-top="0.1411cm" fo:padding-bottom="0.1411cm" fo:padding-left="0.2117cm" fo:padding-right="0.2117cm"/>
    </style:style>
    <style:style style:family="paragraph" style:name="P93">
      <style:paragraph-properties/>
      <style:text-properties/>
    </style:style>
    <style:style style:family="text" style:name="T111">
      <style:text-properties fo:color="#1a1a1a" fo:font-family="Arial" style:font-family-asian="Arial" style:font-family-complex="Arial" fo:font-size="10pt" style:font-size-complex="10pt"/>
    </style:style>
    <style:style style:family="table-row" style:name="ro15">
      <style:table-row-properties/>
    </style:style>
    <style:style style:family="table-cell" style:name="ce39">
      <style:table-cell-properties fo:background-color="#f2f2f2" fo:border="0.00441cm solid #CCCCCC" fo:padding-top="0.1411cm" fo:padding-bottom="0.1411cm" fo:padding-left="0.2117cm" fo:padding-right="0.2117cm"/>
    </style:style>
    <style:style style:family="paragraph" style:name="P94">
      <style:paragraph-properties/>
      <style:text-properties/>
    </style:style>
    <style:style style:family="text" style:name="T112">
      <style:text-properties fo:color="#1a1a1a" fo:font-family="Arial" style:font-family-asian="Arial" style:font-family-complex="Arial" fo:font-size="10pt" style:font-size-complex="10pt"/>
    </style:style>
    <style:style style:family="table-cell" style:name="ce40">
      <style:table-cell-properties fo:background-color="#f2f2f2" fo:border="0.00441cm solid #CCCCCC" fo:padding-top="0.1411cm" fo:padding-bottom="0.1411cm" fo:padding-left="0.2117cm" fo:padding-right="0.2117cm"/>
    </style:style>
    <style:style style:family="paragraph" style:name="P95">
      <style:paragraph-properties/>
      <style:text-properties/>
    </style:style>
    <style:style style:family="text" style:name="T113">
      <style:text-properties fo:color="#1a1a1a" fo:font-family="Arial" style:font-family-asian="Arial" style:font-family-complex="Arial" fo:font-size="10pt" style:font-size-complex="10pt"/>
    </style:style>
    <style:style style:family="table-row" style:name="ro16">
      <style:table-row-properties/>
    </style:style>
    <style:style style:family="table-cell" style:name="ce41">
      <style:table-cell-properties fo:background-color="#ffffff" fo:border="0.00441cm solid #CCCCCC" fo:padding-top="0.1411cm" fo:padding-bottom="0.1411cm" fo:padding-left="0.2117cm" fo:padding-right="0.2117cm"/>
    </style:style>
    <style:style style:family="paragraph" style:name="P96">
      <style:paragraph-properties/>
      <style:text-properties/>
    </style:style>
    <style:style style:family="text" style:name="T114">
      <style:text-properties fo:color="#1a1a1a" fo:font-family="Arial" style:font-family-asian="Arial" style:font-family-complex="Arial" fo:font-size="10pt" style:font-size-complex="10pt"/>
    </style:style>
    <style:style style:family="table-cell" style:name="ce42">
      <style:table-cell-properties fo:background-color="#ffffff" fo:border="0.00441cm solid #CCCCCC" fo:padding-top="0.1411cm" fo:padding-bottom="0.1411cm" fo:padding-left="0.2117cm" fo:padding-right="0.2117cm"/>
    </style:style>
    <style:style style:family="paragraph" style:name="P97">
      <style:paragraph-properties/>
      <style:text-properties/>
    </style:style>
    <style:style style:family="text" style:name="T115">
      <style:text-properties fo:color="#1a1a1a" fo:font-family="Arial" style:font-family-asian="Arial" style:font-family-complex="Arial" fo:font-size="10pt" style:font-size-complex="10pt"/>
    </style:style>
    <style:style style:family="text" style:name="T116">
      <style:text-properties fo:color="#1a1a1a" fo:font-family="Arial" style:font-family-asian="Arial" style:font-family-complex="Arial" fo:font-size="10pt" style:font-size-complex="10pt" fo:language="es" fo:country="ES"/>
    </style:style>
    <style:style style:family="table-row" style:name="ro17">
      <style:table-row-properties/>
    </style:style>
    <style:style style:family="table-cell" style:name="ce43">
      <style:table-cell-properties fo:background-color="#f2f2f2" fo:border="0.00441cm solid #CCCCCC" fo:padding-top="0.1411cm" fo:padding-bottom="0.1411cm" fo:padding-left="0.2117cm" fo:padding-right="0.2117cm"/>
    </style:style>
    <style:style style:family="paragraph" style:name="P98">
      <style:paragraph-properties/>
      <style:text-properties/>
    </style:style>
    <style:style style:family="text" style:name="T117">
      <style:text-properties fo:color="#1a1a1a" fo:font-family="Arial" style:font-family-asian="Arial" style:font-family-complex="Arial" fo:font-size="10pt" style:font-size-complex="10pt" fo:language="es" fo:country="ES"/>
    </style:style>
    <style:style style:family="table-cell" style:name="ce44">
      <style:table-cell-properties fo:background-color="#f2f2f2" fo:border="0.00441cm solid #CCCCCC" fo:padding-top="0.1411cm" fo:padding-bottom="0.1411cm" fo:padding-left="0.2117cm" fo:padding-right="0.2117cm"/>
    </style:style>
    <style:style style:family="paragraph" style:name="P99">
      <style:paragraph-properties/>
      <style:text-properties/>
    </style:style>
    <style:style style:family="text" style:name="T118">
      <style:text-properties fo:color="#1a1a1a" fo:font-family="Arial" style:font-family-asian="Arial" style:font-family-complex="Arial" fo:font-size="10pt" style:font-size-complex="10pt"/>
    </style:style>
    <style:style style:family="paragraph" style:name="P100">
      <style:paragraph-properties fo:margin-top="6pt" fo:margin-bottom="0pt"/>
      <style:text-properties/>
    </style:style>
    <style:style style:parent-style-name="894" style:family="paragraph" style:name="P101">
      <style:paragraph-properties fo:margin-top="20pt" fo:margin-bottom="10pt" fo:border-bottom="0.02646cm solid #2E75B6"/>
      <style:text-properties fo:color="#1f4e79" fo:font-family="Arial" style:font-family-asian="Arial" style:font-family-complex="Arial" fo:font-size="16pt" style:font-size-complex="16pt" fo:font-weight="bold"/>
    </style:style>
    <style:style style:family="text" style:name="T119">
      <style:text-properties fo:color="#1f4e79" fo:font-family="Arial" style:font-family-asian="Arial" style:font-family-complex="Arial" fo:font-size="16pt" style:font-size-complex="16pt" fo:font-weight="bold"/>
    </style:style>
    <style:style style:parent-style-name="889" style:list-style-name="WWNum2" style:family="paragraph" style:name="P102">
      <style:paragraph-properties fo:margin-top="3pt" fo:margin-bottom="3pt"/>
      <style:text-properties/>
    </style:style>
    <style:style style:family="text" style:name="T120">
      <style:text-properties fo:color="#1a1a1a" fo:font-family="Arial" style:font-family-asian="Arial" style:font-family-complex="Arial" fo:font-size="11pt" style:font-size-complex="11pt"/>
    </style:style>
    <style:style style:parent-style-name="889" style:list-style-name="WWNum2" style:family="paragraph" style:name="P103">
      <style:paragraph-properties fo:margin-top="3pt" fo:margin-bottom="3pt"/>
      <style:text-properties/>
    </style:style>
    <style:style style:family="text" style:name="T121">
      <style:text-properties fo:color="#1a1a1a" fo:font-family="Arial" style:font-family-asian="Arial" style:font-family-complex="Arial" fo:font-size="11pt" style:font-size-complex="11pt"/>
    </style:style>
    <style:style style:parent-style-name="889" style:list-style-name="WWNum2" style:family="paragraph" style:name="P104">
      <style:paragraph-properties fo:margin-top="3pt" fo:margin-bottom="3pt"/>
      <style:text-properties/>
    </style:style>
    <style:style style:family="text" style:name="T122">
      <style:text-properties fo:color="#1a1a1a" fo:font-family="Arial" style:font-family-asian="Arial" style:font-family-complex="Arial" fo:font-size="11pt" style:font-size-complex="11pt"/>
    </style:style>
    <style:style style:parent-style-name="889" style:list-style-name="WWNum2" style:family="paragraph" style:name="P105">
      <style:paragraph-properties fo:margin-top="3pt" fo:margin-bottom="3pt"/>
      <style:text-properties/>
    </style:style>
    <style:style style:family="text" style:name="T123">
      <style:text-properties fo:color="#1a1a1a" fo:font-family="Arial" style:font-family-asian="Arial" style:font-family-complex="Arial" fo:font-size="11pt" style:font-size-complex="11pt"/>
    </style:style>
    <style:style style:parent-style-name="889" style:list-style-name="WWNum2" style:family="paragraph" style:name="P106">
      <style:paragraph-properties fo:margin-top="3pt" fo:margin-bottom="3pt"/>
      <style:text-properties/>
    </style:style>
    <style:style style:family="text" style:name="T124">
      <style:text-properties fo:color="#1a1a1a" fo:font-family="Arial" style:font-family-asian="Arial" style:font-family-complex="Arial" fo:font-size="11pt" style:font-size-complex="11pt"/>
    </style:style>
    <style:style style:parent-style-name="889" style:list-style-name="WWNum2" style:family="paragraph" style:name="P107">
      <style:paragraph-properties fo:margin-top="3pt" fo:margin-bottom="3pt"/>
      <style:text-properties/>
    </style:style>
    <style:style style:family="text" style:name="T125">
      <style:text-properties fo:color="#1a1a1a" fo:font-family="Arial" style:font-family-asian="Arial" style:font-family-complex="Arial" fo:font-size="11pt" style:font-size-complex="11pt"/>
    </style:style>
    <style:style style:family="paragraph" style:name="P108">
      <style:paragraph-properties fo:margin-top="6pt" fo:margin-bottom="0pt"/>
      <style:text-properties/>
    </style:style>
    <style:style style:family="table" style:name="ta3">
      <style:table-properties style:width="16.51cm"/>
    </style:style>
    <style:style style:family="table-column" style:name="co6">
      <style:table-column-properties style:column-width="16.51cm"/>
    </style:style>
    <style:style style:family="table-row" style:name="ro18">
      <style:table-row-properties/>
    </style:style>
    <style:style style:family="table-cell" style:name="ce46">
      <style:table-cell-properties fo:background-color="#fff3cd" fo:border-top="0.01764cm solid #7B3F00" fo:border-bottom="0.00441cm solid #CCCCCC" fo:border-left="0.03528cm solid #7B3F00" fo:border-right="0.00441cm solid #CCCCCC" fo:padding-top="0.2117cm" fo:padding-bottom="0.2117cm" fo:padding-left="0.3175cm" fo:padding-right="0.3175cm"/>
    </style:style>
    <style:style style:family="paragraph" style:name="P109">
      <style:paragraph-properties fo:margin-top="0pt" fo:margin-bottom="0pt"/>
      <style:text-properties/>
    </style:style>
    <style:style style:family="text" style:name="T126">
      <style:text-properties fo:color="#1a1a1a" fo:font-family="Arial" style:font-family-asian="Arial" style:font-family-complex="Arial" fo:font-size="10pt" style:font-size-complex="10pt"/>
    </style:style>
    <style:style style:family="paragraph" style:name="P110">
      <style:paragraph-properties fo:margin-top="6pt" fo:margin-bottom="0pt"/>
      <style:text-properties/>
    </style:style>
    <style:style style:family="paragraph" style:name="P111">
      <style:paragraph-properties/>
      <style:text-properties/>
    </style:style>
    <style:style style:parent-style-name="894" style:family="paragraph" style:name="P112">
      <style:paragraph-properties fo:margin-top="20pt" fo:margin-bottom="10pt" fo:break-before="page" fo:border-bottom="0.02646cm solid #2E75B6"/>
      <style:text-properties fo:color="#1f4e79" fo:font-family="Arial" style:font-family-asian="Arial" style:font-family-complex="Arial" fo:font-size="16pt" style:font-size-complex="16pt" fo:font-weight="bold"/>
    </style:style>
    <style:style style:family="text" style:name="T127">
      <style:text-properties fo:color="#1f4e79" fo:font-family="Arial" style:font-family-asian="Arial" style:font-family-complex="Arial" fo:font-size="16pt" style:font-size-complex="16pt" fo:font-weight="bold"/>
    </style:style>
    <style:style style:parent-style-name="895" style:family="paragraph" style:name="P113">
      <style:paragraph-properties fo:margin-top="15pt" fo:margin-bottom="8pt"/>
      <style:text-properties fo:color="#2e75b6" fo:font-family="Arial" style:font-family-asian="Arial" style:font-family-complex="Arial" fo:font-size="13pt" style:font-size-complex="13pt" fo:font-weight="bold"/>
    </style:style>
    <style:style style:family="text" style:name="T128">
      <style:text-properties fo:color="#2e75b6" fo:font-family="Arial" style:font-family-asian="Arial" style:font-family-complex="Arial" fo:font-size="13pt" style:font-size-complex="13pt" fo:font-weight="bold"/>
    </style:style>
    <style:style style:parent-style-name="889" style:list-style-name="WWNum3" style:family="paragraph" style:name="P114">
      <style:paragraph-properties fo:margin-top="3pt" fo:margin-bottom="3pt"/>
      <style:text-properties/>
    </style:style>
    <style:style style:family="text" style:name="T129">
      <style:text-properties fo:color="#1a1a1a" fo:font-family="Arial" style:font-family-asian="Arial" style:font-family-complex="Arial" fo:font-size="11pt" style:font-size-complex="11pt"/>
    </style:style>
    <style:style style:parent-style-name="889" style:list-style-name="WWNum3" style:family="paragraph" style:name="P115">
      <style:paragraph-properties fo:margin-top="3pt" fo:margin-bottom="3pt"/>
      <style:text-properties/>
    </style:style>
    <style:style style:family="text" style:name="T130">
      <style:text-properties fo:color="#1a1a1a" fo:font-family="Arial" style:font-family-asian="Arial" style:font-family-complex="Arial" fo:font-size="11pt" style:font-size-complex="11pt"/>
    </style:style>
    <style:style style:parent-style-name="889" style:list-style-name="WWNum3" style:family="paragraph" style:name="P116">
      <style:paragraph-properties fo:margin-top="3pt" fo:margin-bottom="3pt"/>
      <style:text-properties/>
    </style:style>
    <style:style style:family="text" style:name="T131">
      <style:text-properties fo:color="#1a1a1a" fo:font-family="Arial" style:font-family-asian="Arial" style:font-family-complex="Arial" fo:font-size="11pt" style:font-size-complex="11pt"/>
    </style:style>
    <style:style style:parent-style-name="889" style:list-style-name="WWNum3" style:family="paragraph" style:name="P117">
      <style:paragraph-properties fo:margin-top="3pt" fo:margin-bottom="3pt"/>
      <style:text-properties/>
    </style:style>
    <style:style style:family="text" style:name="T132">
      <style:text-properties fo:color="#1a1a1a" fo:font-family="Arial" style:font-family-asian="Arial" style:font-family-complex="Arial" fo:font-size="11pt" style:font-size-complex="11pt"/>
    </style:style>
    <style:style style:family="paragraph" style:name="P118">
      <style:paragraph-properties fo:margin-top="4pt" fo:margin-bottom="0pt"/>
      <style:text-properties/>
    </style:style>
    <style:style style:family="paragraph" style:name="P119">
      <style:paragraph-properties fo:margin-left="1.27cm" fo:margin-top="2pt" fo:margin-bottom="2pt"/>
      <style:text-properties/>
    </style:style>
    <style:style style:family="text" style:name="T133">
      <style:text-properties fo:color="#1a1a1a" fo:font-family="Courier New" style:font-family-asian="Courier New" style:font-family-complex="Courier New" fo:font-size="10pt" style:font-size-complex="10pt"/>
    </style:style>
    <style:style style:family="paragraph" style:name="P120">
      <style:paragraph-properties fo:margin-top="4pt" fo:margin-bottom="4pt"/>
      <style:text-properties/>
    </style:style>
    <style:style style:family="text" style:name="T134">
      <style:text-properties fo:color="#1a1a1a" fo:font-family="Arial" style:font-family-asian="Arial" style:font-family-complex="Arial" fo:font-size="11pt" style:font-size-complex="11pt"/>
    </style:style>
    <style:style style:family="paragraph" style:name="P121">
      <style:paragraph-properties fo:margin-top="6pt" fo:margin-bottom="0pt"/>
      <style:text-properties/>
    </style:style>
    <style:style style:parent-style-name="895" style:family="paragraph" style:name="P122">
      <style:paragraph-properties fo:margin-top="15pt" fo:margin-bottom="8pt"/>
      <style:text-properties fo:color="#2e75b6" fo:font-family="Arial" style:font-family-asian="Arial" style:font-family-complex="Arial" fo:font-size="13pt" style:font-size-complex="13pt" fo:font-weight="bold"/>
    </style:style>
    <style:style style:family="text" style:name="T135">
      <style:text-properties fo:color="#2e75b6" fo:font-family="Arial" style:font-family-asian="Arial" style:font-family-complex="Arial" fo:font-size="13pt" style:font-size-complex="13pt" fo:font-weight="bold"/>
    </style:style>
    <style:style style:family="paragraph" style:name="P123">
      <style:paragraph-properties fo:margin-top="4pt" fo:margin-bottom="4pt"/>
      <style:text-properties/>
    </style:style>
    <style:style style:family="text" style:name="T136">
      <style:text-properties fo:color="#1a1a1a" fo:font-family="Arial" style:font-family-asian="Arial" style:font-family-complex="Arial" fo:font-size="11pt" style:font-size-complex="11pt"/>
    </style:style>
    <style:style style:family="paragraph" style:name="P124">
      <style:paragraph-properties fo:margin-top="6pt" fo:margin-bottom="0pt"/>
      <style:text-properties/>
    </style:style>
    <style:style style:family="table" style:name="ta4">
      <style:table-properties style:width="16.51cm"/>
    </style:style>
    <style:style style:family="table-column" style:name="co7">
      <style:table-column-properties style:column-width="16.51cm"/>
    </style:style>
    <style:style style:family="table-row" style:name="ro19">
      <style:table-row-properties/>
    </style:style>
    <style:style style:family="table-cell" style:name="ce48">
      <style:table-cell-properties fo:background-color="#fff3cd" fo:border-top="0.01764cm solid #7B3F00" fo:border-bottom="0.00441cm solid #CCCCCC" fo:border-left="0.03528cm solid #7B3F00" fo:border-right="0.00441cm solid #CCCCCC" fo:padding-top="0.2117cm" fo:padding-bottom="0.2117cm" fo:padding-left="0.3175cm" fo:padding-right="0.3175cm"/>
    </style:style>
    <style:style style:family="paragraph" style:name="P125">
      <style:paragraph-properties fo:margin-top="0pt" fo:margin-bottom="0pt"/>
      <style:text-properties/>
    </style:style>
    <style:style style:family="text" style:name="T137">
      <style:text-properties fo:color="#1a1a1a" fo:font-family="Arial" style:font-family-asian="Arial" style:font-family-complex="Arial" fo:font-size="10pt" style:font-size-complex="10pt"/>
    </style:style>
    <style:style style:family="paragraph" style:name="P126">
      <style:paragraph-properties fo:margin-top="6pt" fo:margin-bottom="0pt"/>
      <style:text-properties/>
    </style:style>
    <style:style style:parent-style-name="896" style:family="paragraph" style:name="P127">
      <style:paragraph-properties fo:margin-top="10pt" fo:margin-bottom="6pt"/>
      <style:text-properties fo:color="#444444" fo:font-family="Arial" style:font-family-asian="Arial" style:font-family-complex="Arial" fo:font-size="11pt" style:font-size-complex="11pt" fo:font-weight="bold"/>
    </style:style>
    <style:style style:family="text" style:name="T138">
      <style:text-properties fo:color="#444444" fo:font-family="Arial" style:font-family-asian="Arial" style:font-family-complex="Arial" fo:font-size="11pt" style:font-size-complex="11pt" fo:font-weight="bold"/>
    </style:style>
    <style:style style:parent-style-name="889" style:list-style-name="WWNum2" style:family="paragraph" style:name="P128">
      <style:paragraph-properties fo:margin-top="3pt" fo:margin-bottom="3pt"/>
      <style:text-properties/>
    </style:style>
    <style:style style:family="text" style:name="T139">
      <style:text-properties fo:color="#1a1a1a" fo:font-family="Arial" style:font-family-asian="Arial" style:font-family-complex="Arial" fo:font-size="11pt" style:font-size-complex="11pt"/>
    </style:style>
    <style:style style:parent-style-name="889" style:list-style-name="WWNum2" style:family="paragraph" style:name="P129">
      <style:paragraph-properties fo:margin-top="3pt" fo:margin-bottom="3pt"/>
      <style:text-properties/>
    </style:style>
    <style:style style:family="text" style:name="T140">
      <style:text-properties fo:color="#1a1a1a" fo:font-family="Arial" style:font-family-asian="Arial" style:font-family-complex="Arial" fo:font-size="11pt" style:font-size-complex="11pt"/>
    </style:style>
    <style:style style:parent-style-name="889" style:list-style-name="WWNum2" style:family="paragraph" style:name="P130">
      <style:paragraph-properties fo:margin-top="3pt" fo:margin-bottom="3pt"/>
      <style:text-properties/>
    </style:style>
    <style:style style:family="text" style:name="T141">
      <style:text-properties fo:color="#1a1a1a" fo:font-family="Arial" style:font-family-asian="Arial" style:font-family-complex="Arial" fo:font-size="11pt" style:font-size-complex="11pt"/>
    </style:style>
    <style:style style:parent-style-name="889" style:list-style-name="WWNum2" style:family="paragraph" style:name="P131">
      <style:paragraph-properties fo:margin-top="3pt" fo:margin-bottom="3pt"/>
      <style:text-properties/>
    </style:style>
    <style:style style:family="text" style:name="T142">
      <style:text-properties fo:color="#1a1a1a" fo:font-family="Arial" style:font-family-asian="Arial" style:font-family-complex="Arial" fo:font-size="11pt" style:font-size-complex="11pt"/>
    </style:style>
    <style:style style:parent-style-name="889" style:list-style-name="WWNum2" style:family="paragraph" style:name="P132">
      <style:paragraph-properties fo:margin-top="3pt" fo:margin-bottom="3pt"/>
      <style:text-properties/>
    </style:style>
    <style:style style:family="text" style:name="T143">
      <style:text-properties fo:color="#1a1a1a" fo:font-family="Arial" style:font-family-asian="Arial" style:font-family-complex="Arial" fo:font-size="11pt" style:font-size-complex="11pt"/>
    </style:style>
    <style:style style:parent-style-name="889" style:list-style-name="WWNum2" style:family="paragraph" style:name="P133">
      <style:paragraph-properties fo:margin-top="3pt" fo:margin-bottom="3pt"/>
      <style:text-properties/>
    </style:style>
    <style:style style:family="text" style:name="T144">
      <style:text-properties fo:color="#1a1a1a" fo:font-family="Arial" style:font-family-asian="Arial" style:font-family-complex="Arial" fo:font-size="11pt" style:font-size-complex="11pt"/>
    </style:style>
    <style:style style:parent-style-name="889" style:list-style-name="WWNum2" style:family="paragraph" style:name="P134">
      <style:paragraph-properties fo:margin-top="3pt" fo:margin-bottom="3pt"/>
      <style:text-properties/>
    </style:style>
    <style:style style:family="text" style:name="T145">
      <style:text-properties fo:color="#1a1a1a" fo:font-family="Arial" style:font-family-asian="Arial" style:font-family-complex="Arial" fo:font-size="11pt" style:font-size-complex="11pt"/>
    </style:style>
    <style:style style:parent-style-name="889" style:list-style-name="WWNum2" style:family="paragraph" style:name="P135">
      <style:paragraph-properties fo:margin-top="3pt" fo:margin-bottom="3pt"/>
      <style:text-properties/>
    </style:style>
    <style:style style:family="text" style:name="T146">
      <style:text-properties fo:color="#1a1a1a" fo:font-family="Arial" style:font-family-asian="Arial" style:font-family-complex="Arial" fo:font-size="11pt" style:font-size-complex="11pt"/>
    </style:style>
    <style:style style:parent-style-name="889" style:list-style-name="WWNum2" style:family="paragraph" style:name="P136">
      <style:paragraph-properties fo:margin-top="3pt" fo:margin-bottom="3pt"/>
      <style:text-properties/>
    </style:style>
    <style:style style:family="text" style:name="T147">
      <style:text-properties fo:color="#1a1a1a" fo:font-family="Arial" style:font-family-asian="Arial" style:font-family-complex="Arial" fo:font-size="11pt" style:font-size-complex="11pt"/>
    </style:style>
    <style:style style:parent-style-name="889" style:list-style-name="WWNum2" style:family="paragraph" style:name="P137">
      <style:paragraph-properties fo:margin-top="3pt" fo:margin-bottom="3pt"/>
      <style:text-properties/>
    </style:style>
    <style:style style:family="text" style:name="T148">
      <style:text-properties fo:color="#1a1a1a" fo:font-family="Arial" style:font-family-asian="Arial" style:font-family-complex="Arial" fo:font-size="11pt" style:font-size-complex="11pt"/>
    </style:style>
    <style:style style:parent-style-name="889" style:list-style-name="WWNum2" style:family="paragraph" style:name="P138">
      <style:paragraph-properties fo:margin-top="3pt" fo:margin-bottom="3pt"/>
      <style:text-properties/>
    </style:style>
    <style:style style:family="text" style:name="T149">
      <style:text-properties fo:color="#1a1a1a" fo:font-family="Arial" style:font-family-asian="Arial" style:font-family-complex="Arial" fo:font-size="11pt" style:font-size-complex="11pt"/>
    </style:style>
    <style:style style:parent-style-name="889" style:list-style-name="WWNum2" style:family="paragraph" style:name="P139">
      <style:paragraph-properties fo:margin-top="3pt" fo:margin-bottom="3pt"/>
      <style:text-properties/>
    </style:style>
    <style:style style:family="text" style:name="T150">
      <style:text-properties fo:color="#1a1a1a" fo:font-family="Arial" style:font-family-asian="Arial" style:font-family-complex="Arial" fo:font-size="11pt" style:font-size-complex="11pt"/>
    </style:style>
    <style:style style:parent-style-name="889" style:list-style-name="WWNum2" style:family="paragraph" style:name="P140">
      <style:paragraph-properties fo:margin-top="3pt" fo:margin-bottom="3pt"/>
      <style:text-properties/>
    </style:style>
    <style:style style:family="text" style:name="T151">
      <style:text-properties fo:color="#1a1a1a" fo:font-family="Arial" style:font-family-asian="Arial" style:font-family-complex="Arial" fo:font-size="11pt" style:font-size-complex="11pt"/>
    </style:style>
    <style:style style:parent-style-name="889" style:list-style-name="WWNum2" style:family="paragraph" style:name="P141">
      <style:paragraph-properties fo:margin-top="3pt" fo:margin-bottom="3pt"/>
      <style:text-properties/>
    </style:style>
    <style:style style:family="text" style:name="T152">
      <style:text-properties fo:color="#1a1a1a" fo:font-family="Arial" style:font-family-asian="Arial" style:font-family-complex="Arial" fo:font-size="11pt" style:font-size-complex="11pt"/>
    </style:style>
    <style:style style:parent-style-name="889" style:list-style-name="WWNum2" style:family="paragraph" style:name="P142">
      <style:paragraph-properties fo:margin-top="3pt" fo:margin-bottom="3pt"/>
      <style:text-properties/>
    </style:style>
    <style:style style:family="text" style:name="T153">
      <style:text-properties fo:color="#1a1a1a" fo:font-family="Arial" style:font-family-asian="Arial" style:font-family-complex="Arial" fo:font-size="11pt" style:font-size-complex="11pt"/>
    </style:style>
    <style:style style:parent-style-name="889" style:list-style-name="WWNum2" style:family="paragraph" style:name="P143">
      <style:paragraph-properties fo:margin-top="3pt" fo:margin-bottom="3pt"/>
      <style:text-properties/>
    </style:style>
    <style:style style:family="text" style:name="T154">
      <style:text-properties fo:color="#1a1a1a" fo:font-family="Arial" style:font-family-asian="Arial" style:font-family-complex="Arial" fo:font-size="11pt" style:font-size-complex="11pt"/>
    </style:style>
    <style:style style:parent-style-name="889" style:list-style-name="WWNum2" style:family="paragraph" style:name="P144">
      <style:paragraph-properties fo:margin-top="3pt" fo:margin-bottom="3pt"/>
      <style:text-properties/>
    </style:style>
    <style:style style:family="text" style:name="T155">
      <style:text-properties fo:color="#1a1a1a" fo:font-family="Arial" style:font-family-asian="Arial" style:font-family-complex="Arial" fo:font-size="11pt" style:font-size-complex="11pt" fo:language="es" fo:country="ES"/>
    </style:style>
    <style:style style:family="text" style:name="T156">
      <style:text-properties fo:color="#1a1a1a" fo:font-family="Arial" style:font-family-asian="Arial" style:font-family-complex="Arial" fo:font-size="11pt" style:font-size-complex="11pt"/>
    </style:style>
    <style:style style:family="paragraph" style:name="P145">
      <style:paragraph-properties fo:margin-top="6pt" fo:margin-bottom="0pt"/>
      <style:text-properties/>
    </style:style>
    <style:style style:parent-style-name="895" style:family="paragraph" style:name="P146">
      <style:paragraph-properties fo:margin-top="15pt" fo:margin-bottom="8pt"/>
      <style:text-properties fo:color="#2e75b6" fo:font-family="Arial" style:font-family-asian="Arial" style:font-family-complex="Arial" fo:font-size="13pt" style:font-size-complex="13pt" fo:font-weight="bold"/>
    </style:style>
    <style:style style:family="text" style:name="T157">
      <style:text-properties fo:color="#2e75b6" fo:font-family="Arial" style:font-family-asian="Arial" style:font-family-complex="Arial" fo:font-size="13pt" style:font-size-complex="13pt" fo:font-weight="bold"/>
    </style:style>
    <style:style style:family="paragraph" style:name="P147">
      <style:paragraph-properties fo:margin-top="4pt" fo:margin-bottom="4pt"/>
      <style:text-properties/>
    </style:style>
    <style:style style:family="text" style:name="T158">
      <style:text-properties fo:color="#1a1a1a" fo:font-family="Arial" style:font-family-asian="Arial" style:font-family-complex="Arial" fo:font-size="11pt" style:font-size-complex="11pt"/>
    </style:style>
    <style:style style:family="paragraph" style:name="P148">
      <style:paragraph-properties fo:margin-top="4pt" fo:margin-bottom="0pt"/>
      <style:text-properties/>
    </style:style>
    <style:style style:family="paragraph" style:name="P149">
      <style:paragraph-properties fo:margin-left="1.27cm" fo:margin-top="2pt" fo:margin-bottom="2pt"/>
      <style:text-properties/>
    </style:style>
    <style:style style:family="text" style:name="T159">
      <style:text-properties fo:color="#1a1a1a" fo:font-family="Courier New" style:font-family-asian="Courier New" style:font-family-complex="Courier New" fo:font-size="10pt" style:font-size-complex="10pt"/>
    </style:style>
    <style:style style:family="paragraph" style:name="P150">
      <style:paragraph-properties fo:margin-top="4pt" fo:margin-bottom="0pt"/>
      <style:text-properties/>
    </style:style>
    <style:style style:family="paragraph" style:name="P151">
      <style:paragraph-properties fo:margin-top="4pt" fo:margin-bottom="4pt"/>
      <style:text-properties/>
    </style:style>
    <style:style style:family="text" style:name="T160">
      <style:text-properties fo:color="#1a1a1a" fo:font-family="Arial" style:font-family-asian="Arial" style:font-family-complex="Arial" fo:font-size="11pt" style:font-size-complex="11pt"/>
    </style:style>
    <style:style style:family="paragraph" style:name="P152">
      <style:paragraph-properties fo:margin-top="6pt" fo:margin-bottom="0pt"/>
      <style:text-properties/>
    </style:style>
    <style:style style:parent-style-name="895" style:family="paragraph" style:name="P153">
      <style:paragraph-properties fo:margin-top="15pt" fo:margin-bottom="8pt"/>
      <style:text-properties fo:color="#2e75b6" fo:font-family="Arial" style:font-family-asian="Arial" style:font-family-complex="Arial" fo:font-size="13pt" style:font-size-complex="13pt" fo:font-weight="bold"/>
    </style:style>
    <style:style style:family="text" style:name="T161">
      <style:text-properties fo:color="#2e75b6" fo:font-family="Arial" style:font-family-asian="Arial" style:font-family-complex="Arial" fo:font-size="13pt" style:font-size-complex="13pt" fo:font-weight="bold"/>
    </style:style>
    <style:style style:family="paragraph" style:name="P154">
      <style:paragraph-properties fo:margin-top="4pt" fo:margin-bottom="4pt"/>
      <style:text-properties/>
    </style:style>
    <style:style style:family="text" style:name="T162">
      <style:text-properties fo:color="#1a1a1a" fo:font-family="Arial" style:font-family-asian="Arial" style:font-family-complex="Arial" fo:font-size="11pt" style:font-size-complex="11pt"/>
    </style:style>
    <style:style style:family="paragraph" style:name="P155">
      <style:paragraph-properties fo:margin-top="4pt" fo:margin-bottom="0pt"/>
      <style:text-properties/>
    </style:style>
    <style:style style:family="paragraph" style:name="P156">
      <style:paragraph-properties fo:margin-top="4pt" fo:margin-bottom="4pt"/>
      <style:text-properties/>
    </style:style>
    <style:style style:family="text" style:name="T163">
      <style:text-properties fo:color="#1a1a1a" fo:font-family="Arial" style:font-family-asian="Arial" style:font-family-complex="Arial" fo:font-size="11pt" style:font-size-complex="11pt"/>
    </style:style>
    <style:style style:family="paragraph" style:name="P157">
      <style:paragraph-properties fo:margin-top="6pt" fo:margin-bottom="0pt"/>
      <style:text-properties/>
    </style:style>
    <style:style style:family="table" style:name="ta5">
      <style:table-properties style:width="16.51cm"/>
    </style:style>
    <style:style style:family="table-column" style:name="co8">
      <style:table-column-properties style:column-width="16.51cm"/>
    </style:style>
    <style:style style:family="table-row" style:name="ro20">
      <style:table-row-properties/>
    </style:style>
    <style:style style:family="table-cell" style:name="ce50">
      <style:table-cell-properties fo:background-color="#d6e4f0" fo:border-top="0.01764cm solid #2E75B6" fo:border-bottom="0.00441cm solid #CCCCCC" fo:border-left="0.03528cm solid #2E75B6" fo:border-right="0.00441cm solid #CCCCCC" fo:padding-top="0.2117cm" fo:padding-bottom="0.2117cm" fo:padding-left="0.3175cm" fo:padding-right="0.3175cm"/>
    </style:style>
    <style:style style:family="paragraph" style:name="P158">
      <style:paragraph-properties fo:margin-top="0pt" fo:margin-bottom="0pt"/>
      <style:text-properties/>
    </style:style>
    <style:style style:family="text" style:name="T164">
      <style:text-properties fo:color="#1a1a1a" fo:font-family="Arial" style:font-family-asian="Arial" style:font-family-complex="Arial" fo:font-size="10pt" style:font-size-complex="10pt"/>
    </style:style>
    <style:style style:family="paragraph" style:name="P159">
      <style:paragraph-properties fo:margin-top="6pt" fo:margin-bottom="0pt"/>
      <style:text-properties/>
    </style:style>
    <style:style style:family="paragraph" style:name="P160">
      <style:paragraph-properties/>
      <style:text-properties/>
    </style:style>
    <style:style style:parent-style-name="894" style:family="paragraph" style:name="P161">
      <style:paragraph-properties fo:margin-top="20pt" fo:margin-bottom="10pt" fo:break-before="page" fo:border-bottom="0.02646cm solid #2E75B6"/>
      <style:text-properties fo:color="#1f4e79" fo:font-family="Arial" style:font-family-asian="Arial" style:font-family-complex="Arial" fo:font-size="16pt" style:font-size-complex="16pt" fo:font-weight="bold"/>
    </style:style>
    <style:style style:family="text" style:name="T165">
      <style:text-properties fo:color="#1f4e79" fo:font-family="Arial" style:font-family-asian="Arial" style:font-family-complex="Arial" fo:font-size="16pt" style:font-size-complex="16pt" fo:font-weight="bold"/>
    </style:style>
    <style:style style:family="table" style:name="ta6">
      <style:table-properties style:width="16.58cm"/>
    </style:style>
    <style:style style:family="table-column" style:name="co9">
      <style:table-column-properties style:column-width="4.299cm"/>
    </style:style>
    <style:style style:family="table-column" style:name="co10">
      <style:table-column-properties style:column-width="12.28cm"/>
    </style:style>
    <style:style style:family="table-row" style:name="ro21">
      <style:table-row-properties/>
    </style:style>
    <style:style style:family="table-cell" style:name="ce52">
      <style:table-cell-properties fo:background-color="#1f4e79" fo:border="0.00441cm solid #CCCCCC" fo:padding-top="0.1411cm" fo:padding-bottom="0.1411cm" fo:padding-left="0.2117cm" fo:padding-right="0.2117cm"/>
    </style:style>
    <style:style style:family="paragraph" style:name="P162">
      <style:paragraph-properties/>
      <style:text-properties/>
    </style:style>
    <style:style style:family="text" style:name="T166">
      <style:text-properties fo:color="#ffffff" fo:font-family="Arial" style:font-family-asian="Arial" style:font-family-complex="Arial" fo:font-size="10pt" style:font-size-complex="10pt" fo:font-weight="bold"/>
    </style:style>
    <style:style style:family="table-cell" style:name="ce53">
      <style:table-cell-properties fo:background-color="#1f4e79" fo:border="0.00441cm solid #CCCCCC" fo:padding-top="0.1411cm" fo:padding-bottom="0.1411cm" fo:padding-left="0.2117cm" fo:padding-right="0.2117cm"/>
    </style:style>
    <style:style style:family="paragraph" style:name="P163">
      <style:paragraph-properties/>
      <style:text-properties/>
    </style:style>
    <style:style style:family="text" style:name="T167">
      <style:text-properties fo:color="#ffffff" fo:font-family="Arial" style:font-family-asian="Arial" style:font-family-complex="Arial" fo:font-size="10pt" style:font-size-complex="10pt" fo:font-weight="bold"/>
    </style:style>
    <style:style style:family="table-row" style:name="ro22">
      <style:table-row-properties/>
    </style:style>
    <style:style style:family="table-cell" style:name="ce54">
      <style:table-cell-properties fo:background-color="#ffffff" fo:border="0.00441cm solid #CCCCCC" fo:padding-top="0.1411cm" fo:padding-bottom="0.1411cm" fo:padding-left="0.2117cm" fo:padding-right="0.2117cm"/>
    </style:style>
    <style:style style:family="paragraph" style:name="P164">
      <style:paragraph-properties/>
      <style:text-properties/>
    </style:style>
    <style:style style:family="text" style:name="T168">
      <style:text-properties fo:color="#1a1a1a" fo:font-family="Arial" style:font-family-asian="Arial" style:font-family-complex="Arial" fo:font-size="10pt" style:font-size-complex="10pt"/>
    </style:style>
    <style:style style:family="table-cell" style:name="ce55">
      <style:table-cell-properties fo:background-color="#ffffff" fo:border="0.00441cm solid #CCCCCC" fo:padding-top="0.1411cm" fo:padding-bottom="0.1411cm" fo:padding-left="0.2117cm" fo:padding-right="0.2117cm"/>
    </style:style>
    <style:style style:family="paragraph" style:name="P165">
      <style:paragraph-properties/>
      <style:text-properties/>
    </style:style>
    <style:style style:family="text" style:name="T169">
      <style:text-properties fo:color="#1a1a1a" fo:font-family="Arial" style:font-family-asian="Arial" style:font-family-complex="Arial" fo:font-size="10pt" style:font-size-complex="10pt"/>
    </style:style>
    <style:style style:family="table-row" style:name="ro23">
      <style:table-row-properties/>
    </style:style>
    <style:style style:family="table-cell" style:name="ce56">
      <style:table-cell-properties fo:background-color="#f2f2f2" fo:border="0.00441cm solid #CCCCCC" fo:padding-top="0.1411cm" fo:padding-bottom="0.1411cm" fo:padding-left="0.2117cm" fo:padding-right="0.2117cm"/>
    </style:style>
    <style:style style:family="paragraph" style:name="P166">
      <style:paragraph-properties/>
      <style:text-properties/>
    </style:style>
    <style:style style:family="text" style:name="T170">
      <style:text-properties fo:color="#1a1a1a" fo:font-family="Arial" style:font-family-asian="Arial" style:font-family-complex="Arial" fo:font-size="10pt" style:font-size-complex="10pt"/>
    </style:style>
    <style:style style:family="table-cell" style:name="ce57">
      <style:table-cell-properties fo:background-color="#f2f2f2" fo:border="0.00441cm solid #CCCCCC" fo:padding-top="0.1411cm" fo:padding-bottom="0.1411cm" fo:padding-left="0.2117cm" fo:padding-right="0.2117cm"/>
    </style:style>
    <style:style style:family="paragraph" style:name="P167">
      <style:paragraph-properties/>
      <style:text-properties/>
    </style:style>
    <style:style style:family="text" style:name="T171">
      <style:text-properties fo:color="#1a1a1a" fo:font-family="Arial" style:font-family-asian="Arial" style:font-family-complex="Arial" fo:font-size="10pt" style:font-size-complex="10pt"/>
    </style:style>
    <style:style style:family="table-row" style:name="ro24">
      <style:table-row-properties/>
    </style:style>
    <style:style style:family="table-cell" style:name="ce58">
      <style:table-cell-properties fo:background-color="#ffffff" fo:border="0.00441cm solid #CCCCCC" fo:padding-top="0.1411cm" fo:padding-bottom="0.1411cm" fo:padding-left="0.2117cm" fo:padding-right="0.2117cm"/>
    </style:style>
    <style:style style:family="paragraph" style:name="P168">
      <style:paragraph-properties/>
      <style:text-properties/>
    </style:style>
    <style:style style:family="text" style:name="T172">
      <style:text-properties fo:color="#1a1a1a" fo:font-family="Arial" style:font-family-asian="Arial" style:font-family-complex="Arial" fo:font-size="10pt" style:font-size-complex="10pt"/>
    </style:style>
    <style:style style:family="table-cell" style:name="ce59">
      <style:table-cell-properties fo:background-color="#ffffff" fo:border="0.00441cm solid #CCCCCC" fo:padding-top="0.1411cm" fo:padding-bottom="0.1411cm" fo:padding-left="0.2117cm" fo:padding-right="0.2117cm"/>
    </style:style>
    <style:style style:family="paragraph" style:name="P169">
      <style:paragraph-properties/>
      <style:text-properties/>
    </style:style>
    <style:style style:family="text" style:name="T173">
      <style:text-properties fo:color="#1a1a1a" fo:font-family="Arial" style:font-family-asian="Arial" style:font-family-complex="Arial" fo:font-size="10pt" style:font-size-complex="10pt"/>
    </style:style>
    <style:style style:family="table-row" style:name="ro25">
      <style:table-row-properties/>
    </style:style>
    <style:style style:family="table-cell" style:name="ce60">
      <style:table-cell-properties fo:background-color="#f2f2f2" fo:border="0.00441cm solid #CCCCCC" fo:padding-top="0.1411cm" fo:padding-bottom="0.1411cm" fo:padding-left="0.2117cm" fo:padding-right="0.2117cm"/>
    </style:style>
    <style:style style:family="paragraph" style:name="P170">
      <style:paragraph-properties/>
      <style:text-properties/>
    </style:style>
    <style:style style:family="text" style:name="T174">
      <style:text-properties fo:color="#1a1a1a" fo:font-family="Arial" style:font-family-asian="Arial" style:font-family-complex="Arial" fo:font-size="10pt" style:font-size-complex="10pt"/>
    </style:style>
    <style:style style:family="table-cell" style:name="ce61">
      <style:table-cell-properties fo:background-color="#f2f2f2" fo:border="0.00441cm solid #CCCCCC" fo:padding-top="0.1411cm" fo:padding-bottom="0.1411cm" fo:padding-left="0.2117cm" fo:padding-right="0.2117cm"/>
    </style:style>
    <style:style style:family="paragraph" style:name="P171">
      <style:paragraph-properties/>
      <style:text-properties/>
    </style:style>
    <style:style style:family="text" style:name="T175">
      <style:text-properties fo:color="#1a1a1a" fo:font-family="Arial" style:font-family-asian="Arial" style:font-family-complex="Arial" fo:font-size="10pt" style:font-size-complex="10pt"/>
    </style:style>
    <style:style style:family="table-row" style:name="ro26">
      <style:table-row-properties/>
    </style:style>
    <style:style style:family="table-cell" style:name="ce62">
      <style:table-cell-properties fo:background-color="#ffffff" fo:border="0.00441cm solid #CCCCCC" fo:padding-top="0.1411cm" fo:padding-bottom="0.1411cm" fo:padding-left="0.2117cm" fo:padding-right="0.2117cm"/>
    </style:style>
    <style:style style:family="paragraph" style:name="P172">
      <style:paragraph-properties/>
      <style:text-properties/>
    </style:style>
    <style:style style:family="text" style:name="T176">
      <style:text-properties fo:color="#1a1a1a" fo:font-family="Arial" style:font-family-asian="Arial" style:font-family-complex="Arial" fo:font-size="10pt" style:font-size-complex="10pt"/>
    </style:style>
    <style:style style:family="table-cell" style:name="ce63">
      <style:table-cell-properties fo:background-color="#ffffff" fo:border="0.00441cm solid #CCCCCC" fo:padding-top="0.1411cm" fo:padding-bottom="0.1411cm" fo:padding-left="0.2117cm" fo:padding-right="0.2117cm"/>
    </style:style>
    <style:style style:family="paragraph" style:name="P173">
      <style:paragraph-properties/>
      <style:text-properties/>
    </style:style>
    <style:style style:family="text" style:name="T177">
      <style:text-properties fo:color="#1a1a1a" fo:font-family="Arial" style:font-family-asian="Arial" style:font-family-complex="Arial" fo:font-size="10pt" style:font-size-complex="10pt"/>
    </style:style>
    <style:style style:family="table-row" style:name="ro27">
      <style:table-row-properties/>
    </style:style>
    <style:style style:family="table-cell" style:name="ce64">
      <style:table-cell-properties fo:background-color="#f2f2f2" fo:border="0.00441cm solid #CCCCCC" fo:padding-top="0.1411cm" fo:padding-bottom="0.1411cm" fo:padding-left="0.2117cm" fo:padding-right="0.2117cm"/>
    </style:style>
    <style:style style:family="paragraph" style:name="P174">
      <style:paragraph-properties/>
      <style:text-properties/>
    </style:style>
    <style:style style:family="text" style:name="T178">
      <style:text-properties fo:color="#1a1a1a" fo:font-family="Arial" style:font-family-asian="Arial" style:font-family-complex="Arial" fo:font-size="10pt" style:font-size-complex="10pt"/>
    </style:style>
    <style:style style:family="table-cell" style:name="ce65">
      <style:table-cell-properties fo:background-color="#f2f2f2" fo:border="0.00441cm solid #CCCCCC" fo:padding-top="0.1411cm" fo:padding-bottom="0.1411cm" fo:padding-left="0.2117cm" fo:padding-right="0.2117cm"/>
    </style:style>
    <style:style style:family="paragraph" style:name="P175">
      <style:paragraph-properties/>
      <style:text-properties/>
    </style:style>
    <style:style style:family="text" style:name="T179">
      <style:text-properties fo:color="#1a1a1a" fo:font-family="Arial" style:font-family-asian="Arial" style:font-family-complex="Arial" fo:font-size="10pt" style:font-size-complex="10pt"/>
    </style:style>
    <style:style style:family="table-row" style:name="ro28">
      <style:table-row-properties/>
    </style:style>
    <style:style style:family="table-cell" style:name="ce66">
      <style:table-cell-properties fo:background-color="#ffffff" fo:border="0.00441cm solid #CCCCCC" fo:padding-top="0.1411cm" fo:padding-bottom="0.1411cm" fo:padding-left="0.2117cm" fo:padding-right="0.2117cm"/>
    </style:style>
    <style:style style:family="paragraph" style:name="P176">
      <style:paragraph-properties/>
      <style:text-properties/>
    </style:style>
    <style:style style:family="text" style:name="T180">
      <style:text-properties fo:color="#1a1a1a" fo:font-family="Arial" style:font-family-asian="Arial" style:font-family-complex="Arial" fo:font-size="10pt" style:font-size-complex="10pt"/>
    </style:style>
    <style:style style:family="table-cell" style:name="ce67">
      <style:table-cell-properties fo:background-color="#ffffff" fo:border="0.00441cm solid #CCCCCC" fo:padding-top="0.1411cm" fo:padding-bottom="0.1411cm" fo:padding-left="0.2117cm" fo:padding-right="0.2117cm"/>
    </style:style>
    <style:style style:family="paragraph" style:name="P177">
      <style:paragraph-properties/>
      <style:text-properties/>
    </style:style>
    <style:style style:family="text" style:name="T181">
      <style:text-properties fo:color="#1a1a1a" fo:font-family="Arial" style:font-family-asian="Arial" style:font-family-complex="Arial" fo:font-size="10pt" style:font-size-complex="10pt"/>
    </style:style>
    <style:style style:family="table-row" style:name="ro29">
      <style:table-row-properties/>
    </style:style>
    <style:style style:family="table-cell" style:name="ce68">
      <style:table-cell-properties fo:background-color="#f2f2f2" fo:border="0.00441cm solid #CCCCCC" fo:padding-top="0.1411cm" fo:padding-bottom="0.1411cm" fo:padding-left="0.2117cm" fo:padding-right="0.2117cm"/>
    </style:style>
    <style:style style:family="paragraph" style:name="P178">
      <style:paragraph-properties/>
      <style:text-properties/>
    </style:style>
    <style:style style:family="text" style:name="T182">
      <style:text-properties fo:color="#1a1a1a" fo:font-family="Arial" style:font-family-asian="Arial" style:font-family-complex="Arial" fo:font-size="10pt" style:font-size-complex="10pt"/>
    </style:style>
    <style:style style:family="table-cell" style:name="ce69">
      <style:table-cell-properties fo:background-color="#f2f2f2" fo:border="0.00441cm solid #CCCCCC" fo:padding-top="0.1411cm" fo:padding-bottom="0.1411cm" fo:padding-left="0.2117cm" fo:padding-right="0.2117cm"/>
    </style:style>
    <style:style style:family="paragraph" style:name="P179">
      <style:paragraph-properties/>
      <style:text-properties/>
    </style:style>
    <style:style style:family="text" style:name="T183">
      <style:text-properties fo:color="#1a1a1a" fo:font-family="Arial" style:font-family-asian="Arial" style:font-family-complex="Arial" fo:font-size="10pt" style:font-size-complex="10pt"/>
    </style:style>
    <style:style style:family="table-row" style:name="ro30">
      <style:table-row-properties/>
    </style:style>
    <style:style style:family="table-cell" style:name="ce70">
      <style:table-cell-properties fo:background-color="#ffffff" fo:border="0.00441cm solid #CCCCCC" fo:padding-top="0.1411cm" fo:padding-bottom="0.1411cm" fo:padding-left="0.2117cm" fo:padding-right="0.2117cm"/>
    </style:style>
    <style:style style:family="paragraph" style:name="P180">
      <style:paragraph-properties/>
      <style:text-properties/>
    </style:style>
    <style:style style:family="text" style:name="T184">
      <style:text-properties fo:color="#1a1a1a" fo:font-family="Arial" style:font-family-asian="Arial" style:font-family-complex="Arial" fo:font-size="10pt" style:font-size-complex="10pt"/>
    </style:style>
    <style:style style:family="table-cell" style:name="ce71">
      <style:table-cell-properties fo:background-color="#ffffff" fo:border="0.00441cm solid #CCCCCC" fo:padding-top="0.1411cm" fo:padding-bottom="0.1411cm" fo:padding-left="0.2117cm" fo:padding-right="0.2117cm"/>
    </style:style>
    <style:style style:family="paragraph" style:name="P181">
      <style:paragraph-properties/>
      <style:text-properties/>
    </style:style>
    <style:style style:family="text" style:name="T185">
      <style:text-properties fo:color="#1a1a1a" fo:font-family="Arial" style:font-family-asian="Arial" style:font-family-complex="Arial" fo:font-size="10pt" style:font-size-complex="10pt"/>
    </style:style>
    <style:style style:family="table-row" style:name="ro31">
      <style:table-row-properties/>
    </style:style>
    <style:style style:family="table-cell" style:name="ce72">
      <style:table-cell-properties fo:background-color="#f2f2f2" fo:border="0.00441cm solid #CCCCCC" fo:padding-top="0.1411cm" fo:padding-bottom="0.1411cm" fo:padding-left="0.2117cm" fo:padding-right="0.2117cm"/>
    </style:style>
    <style:style style:family="paragraph" style:name="P182">
      <style:paragraph-properties/>
      <style:text-properties/>
    </style:style>
    <style:style style:family="text" style:name="T186">
      <style:text-properties fo:color="#1a1a1a" fo:font-family="Arial" style:font-family-asian="Arial" style:font-family-complex="Arial" fo:font-size="10pt" style:font-size-complex="10pt"/>
    </style:style>
    <style:style style:family="text" style:name="T187">
      <style:text-properties fo:color="#1a1a1a" fo:font-family="Arial" style:font-family-asian="Arial" style:font-family-complex="Arial" fo:font-size="10pt" style:font-size-complex="10pt" fo:language="es" fo:country="ES"/>
    </style:style>
    <style:style style:family="text" style:name="T188">
      <style:text-properties fo:color="#1a1a1a" fo:font-family="Arial" style:font-family-asian="Arial" style:font-family-complex="Arial" fo:font-size="10pt" style:font-size-complex="10pt"/>
    </style:style>
    <style:style style:family="text" style:name="T189">
      <style:text-properties fo:color="#1a1a1a" fo:font-family="Arial" style:font-family-asian="Arial" style:font-family-complex="Arial" fo:font-size="10pt" style:font-size-complex="10pt" fo:language="es" fo:country="ES"/>
    </style:style>
    <style:style style:family="table-cell" style:name="ce73">
      <style:table-cell-properties fo:background-color="#f2f2f2" fo:border="0.00441cm solid #CCCCCC" fo:padding-top="0.1411cm" fo:padding-bottom="0.1411cm" fo:padding-left="0.2117cm" fo:padding-right="0.2117cm"/>
    </style:style>
    <style:style style:family="paragraph" style:name="P183">
      <style:paragraph-properties/>
      <style:text-properties/>
    </style:style>
    <style:style style:family="text" style:name="T190">
      <style:text-properties fo:color="#1a1a1a" fo:font-family="Arial" style:font-family-asian="Arial" style:font-family-complex="Arial" fo:font-size="10pt" style:font-size-complex="10pt"/>
    </style:style>
    <style:style style:family="paragraph" style:name="P184">
      <style:paragraph-properties fo:margin-top="6pt" fo:margin-bottom="0pt"/>
      <style:text-properties/>
    </style:style>
    <style:style style:parent-style-name="894" style:family="paragraph" style:name="P185">
      <style:paragraph-properties fo:margin-top="20pt" fo:margin-bottom="10pt" fo:border-bottom="0.02646cm solid #2E75B6"/>
      <style:text-properties fo:color="#1f4e79" fo:font-family="Arial" style:font-family-asian="Arial" style:font-family-complex="Arial" fo:font-size="16pt" style:font-size-complex="16pt" fo:font-weight="bold"/>
    </style:style>
    <style:style style:family="text" style:name="T191">
      <style:text-properties fo:color="#1f4e79" fo:font-family="Arial" style:font-family-asian="Arial" style:font-family-complex="Arial" fo:font-size="16pt" style:font-size-complex="16pt" fo:font-weight="bold"/>
    </style:style>
    <style:style style:family="table" style:name="ta7">
      <style:table-properties style:width="16.64cm"/>
    </style:style>
    <style:style style:family="table-column" style:name="co11">
      <style:table-column-properties style:column-width="1.476cm"/>
    </style:style>
    <style:style style:family="table-column" style:name="co12">
      <style:table-column-properties style:column-width="5.004cm"/>
    </style:style>
    <style:style style:family="table-column" style:name="co13">
      <style:table-column-properties style:column-width="10.16cm"/>
    </style:style>
    <style:style style:family="table-row" style:name="ro32">
      <style:table-row-properties/>
    </style:style>
    <style:style style:family="table-cell" style:name="ce75">
      <style:table-cell-properties fo:background-color="#1f4e79" fo:border="0.00441cm solid #CCCCCC" fo:padding-top="0.1411cm" fo:padding-bottom="0.1411cm" fo:padding-left="0.2117cm" fo:padding-right="0.2117cm"/>
    </style:style>
    <style:style style:family="paragraph" style:name="P186">
      <style:paragraph-properties/>
      <style:text-properties/>
    </style:style>
    <style:style style:family="text" style:name="T192">
      <style:text-properties fo:color="#ffffff" fo:font-family="Arial" style:font-family-asian="Arial" style:font-family-complex="Arial" fo:font-size="10pt" style:font-size-complex="10pt" fo:font-weight="bold"/>
    </style:style>
    <style:style style:family="table-cell" style:name="ce76">
      <style:table-cell-properties fo:background-color="#1f4e79" fo:border="0.00441cm solid #CCCCCC" fo:padding-top="0.1411cm" fo:padding-bottom="0.1411cm" fo:padding-left="0.2117cm" fo:padding-right="0.2117cm"/>
    </style:style>
    <style:style style:family="paragraph" style:name="P187">
      <style:paragraph-properties/>
      <style:text-properties/>
    </style:style>
    <style:style style:family="text" style:name="T193">
      <style:text-properties fo:color="#ffffff" fo:font-family="Arial" style:font-family-asian="Arial" style:font-family-complex="Arial" fo:font-size="10pt" style:font-size-complex="10pt" fo:font-weight="bold"/>
    </style:style>
    <style:style style:family="table-cell" style:name="ce77">
      <style:table-cell-properties fo:background-color="#1f4e79" fo:border="0.00441cm solid #CCCCCC" fo:padding-top="0.1411cm" fo:padding-bottom="0.1411cm" fo:padding-left="0.2117cm" fo:padding-right="0.2117cm"/>
    </style:style>
    <style:style style:family="paragraph" style:name="P188">
      <style:paragraph-properties/>
      <style:text-properties/>
    </style:style>
    <style:style style:family="text" style:name="T194">
      <style:text-properties fo:color="#ffffff" fo:font-family="Arial" style:font-family-asian="Arial" style:font-family-complex="Arial" fo:font-size="10pt" style:font-size-complex="10pt" fo:font-weight="bold"/>
    </style:style>
    <style:style style:family="table-row" style:name="ro33">
      <style:table-row-properties/>
    </style:style>
    <style:style style:family="table-cell" style:name="ce78">
      <style:table-cell-properties fo:background-color="#ffffff" fo:border="0.00441cm solid #CCCCCC" fo:padding-top="0.1411cm" fo:padding-bottom="0.1411cm" fo:padding-left="0.2117cm" fo:padding-right="0.2117cm"/>
    </style:style>
    <style:style style:family="paragraph" style:name="P189">
      <style:paragraph-properties/>
      <style:text-properties/>
    </style:style>
    <style:style style:family="text" style:name="T195">
      <style:text-properties fo:color="#1a1a1a" fo:font-family="Arial" style:font-family-asian="Arial" style:font-family-complex="Arial" fo:font-size="10pt" style:font-size-complex="10pt"/>
    </style:style>
    <style:style style:family="table-cell" style:name="ce79">
      <style:table-cell-properties fo:background-color="#ffffff" fo:border="0.00441cm solid #CCCCCC" fo:padding-top="0.1411cm" fo:padding-bottom="0.1411cm" fo:padding-left="0.2117cm" fo:padding-right="0.2117cm"/>
    </style:style>
    <style:style style:family="paragraph" style:name="P190">
      <style:paragraph-properties/>
      <style:text-properties/>
    </style:style>
    <style:style style:family="text" style:name="T196">
      <style:text-properties fo:color="#1a1a1a" fo:font-family="Arial" style:font-family-asian="Arial" style:font-family-complex="Arial" fo:font-size="10pt" style:font-size-complex="10pt"/>
    </style:style>
    <style:style style:family="table-cell" style:name="ce80">
      <style:table-cell-properties fo:background-color="#ffffff" fo:border="0.00441cm solid #CCCCCC" fo:padding-top="0.1411cm" fo:padding-bottom="0.1411cm" fo:padding-left="0.2117cm" fo:padding-right="0.2117cm"/>
    </style:style>
    <style:style style:family="paragraph" style:name="P191">
      <style:paragraph-properties/>
      <style:text-properties/>
    </style:style>
    <style:style style:family="text" style:name="T197">
      <style:text-properties fo:color="#1a1a1a" fo:font-family="Arial" style:font-family-asian="Arial" style:font-family-complex="Arial" fo:font-size="10pt" style:font-size-complex="10pt"/>
    </style:style>
    <style:style style:family="table-row" style:name="ro34">
      <style:table-row-properties/>
    </style:style>
    <style:style style:family="table-cell" style:name="ce81">
      <style:table-cell-properties fo:background-color="#f2f2f2" fo:border="0.00441cm solid #CCCCCC" fo:padding-top="0.1411cm" fo:padding-bottom="0.1411cm" fo:padding-left="0.2117cm" fo:padding-right="0.2117cm"/>
    </style:style>
    <style:style style:family="paragraph" style:name="P192">
      <style:paragraph-properties/>
      <style:text-properties/>
    </style:style>
    <style:style style:family="text" style:name="T198">
      <style:text-properties fo:color="#1a1a1a" fo:font-family="Arial" style:font-family-asian="Arial" style:font-family-complex="Arial" fo:font-size="10pt" style:font-size-complex="10pt"/>
    </style:style>
    <style:style style:family="table-cell" style:name="ce82">
      <style:table-cell-properties fo:background-color="#f2f2f2" fo:border="0.00441cm solid #CCCCCC" fo:padding-top="0.1411cm" fo:padding-bottom="0.1411cm" fo:padding-left="0.2117cm" fo:padding-right="0.2117cm"/>
    </style:style>
    <style:style style:family="paragraph" style:name="P193">
      <style:paragraph-properties/>
      <style:text-properties/>
    </style:style>
    <style:style style:family="text" style:name="T199">
      <style:text-properties fo:color="#1a1a1a" fo:font-family="Arial" style:font-family-asian="Arial" style:font-family-complex="Arial" fo:font-size="10pt" style:font-size-complex="10pt"/>
    </style:style>
    <style:style style:family="table-cell" style:name="ce83">
      <style:table-cell-properties fo:background-color="#f2f2f2" fo:border="0.00441cm solid #CCCCCC" fo:padding-top="0.1411cm" fo:padding-bottom="0.1411cm" fo:padding-left="0.2117cm" fo:padding-right="0.2117cm"/>
    </style:style>
    <style:style style:family="paragraph" style:name="P194">
      <style:paragraph-properties/>
      <style:text-properties/>
    </style:style>
    <style:style style:family="text" style:name="T200">
      <style:text-properties fo:color="#1a1a1a" fo:font-family="Arial" style:font-family-asian="Arial" style:font-family-complex="Arial" fo:font-size="10pt" style:font-size-complex="10pt"/>
    </style:style>
    <style:style style:family="table-row" style:name="ro35">
      <style:table-row-properties/>
    </style:style>
    <style:style style:family="table-cell" style:name="ce84">
      <style:table-cell-properties fo:background-color="#ffffff" fo:border="0.00441cm solid #CCCCCC" fo:padding-top="0.1411cm" fo:padding-bottom="0.1411cm" fo:padding-left="0.2117cm" fo:padding-right="0.2117cm"/>
    </style:style>
    <style:style style:family="paragraph" style:name="P195">
      <style:paragraph-properties/>
      <style:text-properties/>
    </style:style>
    <style:style style:family="text" style:name="T201">
      <style:text-properties fo:color="#1a1a1a" fo:font-family="Arial" style:font-family-asian="Arial" style:font-family-complex="Arial" fo:font-size="10pt" style:font-size-complex="10pt"/>
    </style:style>
    <style:style style:family="table-cell" style:name="ce85">
      <style:table-cell-properties fo:background-color="#ffffff" fo:border="0.00441cm solid #CCCCCC" fo:padding-top="0.1411cm" fo:padding-bottom="0.1411cm" fo:padding-left="0.2117cm" fo:padding-right="0.2117cm"/>
    </style:style>
    <style:style style:family="paragraph" style:name="P196">
      <style:paragraph-properties/>
      <style:text-properties/>
    </style:style>
    <style:style style:family="text" style:name="T202">
      <style:text-properties fo:color="#1a1a1a" fo:font-family="Arial" style:font-family-asian="Arial" style:font-family-complex="Arial" fo:font-size="10pt" style:font-size-complex="10pt"/>
    </style:style>
    <style:style style:family="table-cell" style:name="ce86">
      <style:table-cell-properties fo:background-color="#ffffff" fo:border="0.00441cm solid #CCCCCC" fo:padding-top="0.1411cm" fo:padding-bottom="0.1411cm" fo:padding-left="0.2117cm" fo:padding-right="0.2117cm"/>
    </style:style>
    <style:style style:family="paragraph" style:name="P197">
      <style:paragraph-properties/>
      <style:text-properties/>
    </style:style>
    <style:style style:family="text" style:name="T203">
      <style:text-properties fo:color="#1a1a1a" fo:font-family="Arial" style:font-family-asian="Arial" style:font-family-complex="Arial" fo:font-size="10pt" style:font-size-complex="10pt"/>
    </style:style>
    <style:style style:family="table-row" style:name="ro36">
      <style:table-row-properties/>
    </style:style>
    <style:style style:family="table-cell" style:name="ce87">
      <style:table-cell-properties fo:background-color="#f2f2f2" fo:border="0.00441cm solid #CCCCCC" fo:padding-top="0.1411cm" fo:padding-bottom="0.1411cm" fo:padding-left="0.2117cm" fo:padding-right="0.2117cm"/>
    </style:style>
    <style:style style:family="paragraph" style:name="P198">
      <style:paragraph-properties/>
      <style:text-properties/>
    </style:style>
    <style:style style:family="text" style:name="T204">
      <style:text-properties fo:color="#1a1a1a" fo:font-family="Arial" style:font-family-asian="Arial" style:font-family-complex="Arial" fo:font-size="10pt" style:font-size-complex="10pt"/>
    </style:style>
    <style:style style:family="table-cell" style:name="ce88">
      <style:table-cell-properties fo:background-color="#f2f2f2" fo:border="0.00441cm solid #CCCCCC" fo:padding-top="0.1411cm" fo:padding-bottom="0.1411cm" fo:padding-left="0.2117cm" fo:padding-right="0.2117cm"/>
    </style:style>
    <style:style style:family="paragraph" style:name="P199">
      <style:paragraph-properties/>
      <style:text-properties/>
    </style:style>
    <style:style style:family="text" style:name="T205">
      <style:text-properties fo:color="#1a1a1a" fo:font-family="Arial" style:font-family-asian="Arial" style:font-family-complex="Arial" fo:font-size="10pt" style:font-size-complex="10pt"/>
    </style:style>
    <style:style style:family="table-cell" style:name="ce89">
      <style:table-cell-properties fo:background-color="#f2f2f2" fo:border="0.00441cm solid #CCCCCC" fo:padding-top="0.1411cm" fo:padding-bottom="0.1411cm" fo:padding-left="0.2117cm" fo:padding-right="0.2117cm"/>
    </style:style>
    <style:style style:family="paragraph" style:name="P200">
      <style:paragraph-properties/>
      <style:text-properties/>
    </style:style>
    <style:style style:family="text" style:name="T206">
      <style:text-properties fo:color="#1a1a1a" fo:font-family="Arial" style:font-family-asian="Arial" style:font-family-complex="Arial" fo:font-size="10pt" style:font-size-complex="10pt"/>
    </style:style>
    <style:style style:family="table-row" style:name="ro37">
      <style:table-row-properties/>
    </style:style>
    <style:style style:family="table-cell" style:name="ce90">
      <style:table-cell-properties fo:background-color="#ffffff" fo:border="0.00441cm solid #CCCCCC" fo:padding-top="0.1411cm" fo:padding-bottom="0.1411cm" fo:padding-left="0.2117cm" fo:padding-right="0.2117cm"/>
    </style:style>
    <style:style style:family="paragraph" style:name="P201">
      <style:paragraph-properties/>
      <style:text-properties/>
    </style:style>
    <style:style style:family="text" style:name="T207">
      <style:text-properties fo:color="#1a1a1a" fo:font-family="Arial" style:font-family-asian="Arial" style:font-family-complex="Arial" fo:font-size="10pt" style:font-size-complex="10pt"/>
    </style:style>
    <style:style style:family="table-cell" style:name="ce91">
      <style:table-cell-properties fo:background-color="#ffffff" fo:border="0.00441cm solid #CCCCCC" fo:padding-top="0.1411cm" fo:padding-bottom="0.1411cm" fo:padding-left="0.2117cm" fo:padding-right="0.2117cm"/>
    </style:style>
    <style:style style:family="paragraph" style:name="P202">
      <style:paragraph-properties/>
      <style:text-properties/>
    </style:style>
    <style:style style:family="text" style:name="T208">
      <style:text-properties fo:color="#1a1a1a" fo:font-family="Arial" style:font-family-asian="Arial" style:font-family-complex="Arial" fo:font-size="10pt" style:font-size-complex="10pt"/>
    </style:style>
    <style:style style:family="table-cell" style:name="ce92">
      <style:table-cell-properties fo:background-color="#ffffff" fo:border="0.00441cm solid #CCCCCC" fo:padding-top="0.1411cm" fo:padding-bottom="0.1411cm" fo:padding-left="0.2117cm" fo:padding-right="0.2117cm"/>
    </style:style>
    <style:style style:family="paragraph" style:name="P203">
      <style:paragraph-properties/>
      <style:text-properties/>
    </style:style>
    <style:style style:family="text" style:name="T209">
      <style:text-properties fo:color="#1a1a1a" fo:font-family="Arial" style:font-family-asian="Arial" style:font-family-complex="Arial" fo:font-size="10pt" style:font-size-complex="10pt"/>
    </style:style>
    <style:style style:family="table-row" style:name="ro38">
      <style:table-row-properties/>
    </style:style>
    <style:style style:family="table-cell" style:name="ce93">
      <style:table-cell-properties fo:background-color="#f2f2f2" fo:border="0.00441cm solid #CCCCCC" fo:padding-top="0.1411cm" fo:padding-bottom="0.1411cm" fo:padding-left="0.2117cm" fo:padding-right="0.2117cm"/>
    </style:style>
    <style:style style:family="paragraph" style:name="P204">
      <style:paragraph-properties/>
      <style:text-properties/>
    </style:style>
    <style:style style:family="text" style:name="T210">
      <style:text-properties fo:color="#1a1a1a" fo:font-family="Arial" style:font-family-asian="Arial" style:font-family-complex="Arial" fo:font-size="10pt" style:font-size-complex="10pt"/>
    </style:style>
    <style:style style:family="table-cell" style:name="ce94">
      <style:table-cell-properties fo:background-color="#f2f2f2" fo:border="0.00441cm solid #CCCCCC" fo:padding-top="0.1411cm" fo:padding-bottom="0.1411cm" fo:padding-left="0.2117cm" fo:padding-right="0.2117cm"/>
    </style:style>
    <style:style style:family="paragraph" style:name="P205">
      <style:paragraph-properties/>
      <style:text-properties/>
    </style:style>
    <style:style style:family="text" style:name="T211">
      <style:text-properties fo:color="#1a1a1a" fo:font-family="Arial" style:font-family-asian="Arial" style:font-family-complex="Arial" fo:font-size="10pt" style:font-size-complex="10pt"/>
    </style:style>
    <style:style style:family="table-cell" style:name="ce95">
      <style:table-cell-properties fo:background-color="#f2f2f2" fo:border="0.00441cm solid #CCCCCC" fo:padding-top="0.1411cm" fo:padding-bottom="0.1411cm" fo:padding-left="0.2117cm" fo:padding-right="0.2117cm"/>
    </style:style>
    <style:style style:family="paragraph" style:name="P206">
      <style:paragraph-properties/>
      <style:text-properties/>
    </style:style>
    <style:style style:family="text" style:name="T212">
      <style:text-properties fo:color="#1a1a1a" fo:font-family="Arial" style:font-family-asian="Arial" style:font-family-complex="Arial" fo:font-size="10pt" style:font-size-complex="10pt"/>
    </style:style>
    <style:style style:family="table-row" style:name="ro39">
      <style:table-row-properties/>
    </style:style>
    <style:style style:family="table-cell" style:name="ce96">
      <style:table-cell-properties fo:background-color="#ffffff" fo:border="0.00441cm solid #CCCCCC" fo:padding-top="0.1411cm" fo:padding-bottom="0.1411cm" fo:padding-left="0.2117cm" fo:padding-right="0.2117cm"/>
    </style:style>
    <style:style style:family="paragraph" style:name="P207">
      <style:paragraph-properties/>
      <style:text-properties/>
    </style:style>
    <style:style style:family="text" style:name="T213">
      <style:text-properties fo:color="#1a1a1a" fo:font-family="Arial" style:font-family-asian="Arial" style:font-family-complex="Arial" fo:font-size="10pt" style:font-size-complex="10pt"/>
    </style:style>
    <style:style style:family="table-cell" style:name="ce97">
      <style:table-cell-properties fo:background-color="#ffffff" fo:border="0.00441cm solid #CCCCCC" fo:padding-top="0.1411cm" fo:padding-bottom="0.1411cm" fo:padding-left="0.2117cm" fo:padding-right="0.2117cm"/>
    </style:style>
    <style:style style:family="paragraph" style:name="P208">
      <style:paragraph-properties/>
      <style:text-properties/>
    </style:style>
    <style:style style:family="text" style:name="T214">
      <style:text-properties fo:color="#1a1a1a" fo:font-family="Arial" style:font-family-asian="Arial" style:font-family-complex="Arial" fo:font-size="10pt" style:font-size-complex="10pt"/>
    </style:style>
    <style:style style:family="table-cell" style:name="ce98">
      <style:table-cell-properties fo:background-color="#ffffff" fo:border="0.00441cm solid #CCCCCC" fo:padding-top="0.1411cm" fo:padding-bottom="0.1411cm" fo:padding-left="0.2117cm" fo:padding-right="0.2117cm"/>
    </style:style>
    <style:style style:family="paragraph" style:name="P209">
      <style:paragraph-properties/>
      <style:text-properties/>
    </style:style>
    <style:style style:family="text" style:name="T215">
      <style:text-properties fo:color="#1a1a1a" fo:font-family="Arial" style:font-family-asian="Arial" style:font-family-complex="Arial" fo:font-size="10pt" style:font-size-complex="10pt"/>
    </style:style>
    <style:style style:family="paragraph" style:name="P210">
      <style:paragraph-properties fo:margin-top="6pt" fo:margin-bottom="0pt"/>
      <style:text-properties/>
    </style:style>
    <style:style style:family="paragraph" style:name="P211">
      <style:paragraph-properties/>
      <style:text-properties/>
    </style:style>
    <style:style style:parent-style-name="894" style:family="paragraph" style:name="P212">
      <style:paragraph-properties fo:margin-top="20pt" fo:margin-bottom="10pt" fo:break-before="page" fo:border-bottom="0.02646cm solid #2E75B6"/>
      <style:text-properties fo:color="#1f4e79" fo:font-family="Arial" style:font-family-asian="Arial" style:font-family-complex="Arial" fo:font-size="16pt" style:font-size-complex="16pt" fo:font-weight="bold"/>
    </style:style>
    <style:style style:family="text" style:name="T216">
      <style:text-properties fo:color="#1f4e79" fo:font-family="Arial" style:font-family-asian="Arial" style:font-family-complex="Arial" fo:font-size="16pt" style:font-size-complex="16pt" fo:font-weight="bold"/>
    </style:style>
    <style:style style:family="paragraph" style:name="P213">
      <style:paragraph-properties fo:margin-top="4pt" fo:margin-bottom="4pt"/>
      <style:text-properties/>
    </style:style>
    <style:style style:family="text" style:name="T217">
      <style:text-properties fo:color="#1a1a1a" fo:font-family="Arial" style:font-family-asian="Arial" style:font-family-complex="Arial" fo:font-size="11pt" style:font-size-complex="11pt"/>
    </style:style>
    <style:style style:family="paragraph" style:name="P214">
      <style:paragraph-properties fo:margin-top="6pt" fo:margin-bottom="0pt"/>
      <style:text-properties/>
    </style:style>
    <style:style style:parent-style-name="895" style:family="paragraph" style:name="P215">
      <style:paragraph-properties fo:margin-top="15pt" fo:margin-bottom="8pt"/>
      <style:text-properties fo:color="#2e75b6" fo:font-family="Arial" style:font-family-asian="Arial" style:font-family-complex="Arial" fo:font-size="13pt" style:font-size-complex="13pt" fo:font-weight="bold"/>
    </style:style>
    <style:style style:family="text" style:name="T218">
      <style:text-properties fo:color="#2e75b6" fo:font-family="Arial" style:font-family-asian="Arial" style:font-family-complex="Arial" fo:font-size="13pt" style:font-size-complex="13pt" fo:font-weight="bold"/>
    </style:style>
    <style:style style:parent-style-name="889" style:list-style-name="WWNum2" style:family="paragraph" style:name="P216">
      <style:paragraph-properties fo:margin-top="3pt" fo:margin-bottom="3pt"/>
      <style:text-properties/>
    </style:style>
    <style:style style:family="text" style:name="T219">
      <style:text-properties fo:color="#1a1a1a" fo:font-family="Arial" style:font-family-asian="Arial" style:font-family-complex="Arial" fo:font-size="11pt" style:font-size-complex="11pt"/>
    </style:style>
    <style:style style:parent-style-name="889" style:list-style-name="WWNum2" style:family="paragraph" style:name="P217">
      <style:paragraph-properties fo:margin-top="3pt" fo:margin-bottom="3pt"/>
      <style:text-properties/>
    </style:style>
    <style:style style:family="text" style:name="T220">
      <style:text-properties fo:color="#1a1a1a" fo:font-family="Arial" style:font-family-asian="Arial" style:font-family-complex="Arial" fo:font-size="11pt" style:font-size-complex="11pt"/>
    </style:style>
    <style:style style:parent-style-name="889" style:list-style-name="WWNum2" style:family="paragraph" style:name="P218">
      <style:paragraph-properties fo:margin-top="3pt" fo:margin-bottom="3pt"/>
      <style:text-properties/>
    </style:style>
    <style:style style:family="text" style:name="T221">
      <style:text-properties fo:color="#1a1a1a" fo:font-family="Arial" style:font-family-asian="Arial" style:font-family-complex="Arial" fo:font-size="11pt" style:font-size-complex="11pt"/>
    </style:style>
    <style:style style:parent-style-name="889" style:list-style-name="WWNum2" style:family="paragraph" style:name="P219">
      <style:paragraph-properties fo:margin-top="3pt" fo:margin-bottom="3pt"/>
      <style:text-properties/>
    </style:style>
    <style:style style:family="text" style:name="T222">
      <style:text-properties fo:color="#1a1a1a" fo:font-family="Arial" style:font-family-asian="Arial" style:font-family-complex="Arial" fo:font-size="11pt" style:font-size-complex="11pt"/>
    </style:style>
    <style:style style:family="paragraph" style:name="P220">
      <style:paragraph-properties fo:margin-top="6pt" fo:margin-bottom="0pt"/>
      <style:text-properties/>
    </style:style>
    <style:style style:parent-style-name="895" style:family="paragraph" style:name="P221">
      <style:paragraph-properties fo:margin-top="15pt" fo:margin-bottom="8pt"/>
      <style:text-properties fo:color="#2e75b6" fo:font-family="Arial" style:font-family-asian="Arial" style:font-family-complex="Arial" fo:font-size="13pt" style:font-size-complex="13pt" fo:font-weight="bold"/>
    </style:style>
    <style:style style:family="text" style:name="T223">
      <style:text-properties fo:color="#2e75b6" fo:font-family="Arial" style:font-family-asian="Arial" style:font-family-complex="Arial" fo:font-size="13pt" style:font-size-complex="13pt" fo:font-weight="bold"/>
    </style:style>
    <style:style style:family="paragraph" style:name="P222">
      <style:paragraph-properties fo:margin-top="4pt" fo:margin-bottom="4pt"/>
      <style:text-properties/>
    </style:style>
    <style:style style:family="text" style:name="T224">
      <style:text-properties fo:color="#1a1a1a" fo:font-family="Arial" style:font-family-asian="Arial" style:font-family-complex="Arial" fo:font-size="11pt" style:font-size-complex="11pt"/>
    </style:style>
    <style:style style:family="paragraph" style:name="P223">
      <style:paragraph-properties fo:margin-top="4pt" fo:margin-bottom="0pt"/>
      <style:text-properties/>
    </style:style>
    <style:style style:family="paragraph" style:name="P224">
      <style:paragraph-properties fo:margin-left="1.27cm" fo:margin-top="2pt" fo:margin-bottom="2pt"/>
      <style:text-properties/>
    </style:style>
    <style:style style:family="text" style:name="T225">
      <style:text-properties fo:color="#1a1a1a" fo:font-family="Courier New" style:font-family-asian="Courier New" style:font-family-complex="Courier New" fo:font-size="10pt" style:font-size-complex="10pt"/>
    </style:style>
    <style:style style:family="paragraph" style:name="P225">
      <style:paragraph-properties fo:margin-left="1.27cm" fo:margin-top="2pt" fo:margin-bottom="2pt"/>
      <style:text-properties/>
    </style:style>
    <style:style style:family="text" style:name="T226">
      <style:text-properties fo:color="#1a1a1a" fo:font-family="Courier New" style:font-family-asian="Courier New" style:font-family-complex="Courier New" fo:font-size="10pt" style:font-size-complex="10pt"/>
    </style:style>
    <style:style style:family="paragraph" style:name="P226">
      <style:paragraph-properties fo:margin-left="1.27cm" fo:margin-top="2pt" fo:margin-bottom="2pt"/>
      <style:text-properties/>
    </style:style>
    <style:style style:family="text" style:name="T227">
      <style:text-properties fo:color="#1a1a1a" fo:font-family="Courier New" style:font-family-asian="Courier New" style:font-family-complex="Courier New" fo:font-size="10pt" style:font-size-complex="10pt"/>
    </style:style>
    <style:style style:family="paragraph" style:name="P227">
      <style:paragraph-properties fo:margin-top="4pt" fo:margin-bottom="0pt"/>
      <style:text-properties/>
    </style:style>
    <style:style style:family="paragraph" style:name="P228">
      <style:paragraph-properties fo:margin-top="4pt" fo:margin-bottom="4pt"/>
      <style:text-properties/>
    </style:style>
    <style:style style:family="text" style:name="T228">
      <style:text-properties fo:color="#1a1a1a" fo:font-family="Arial" style:font-family-asian="Arial" style:font-family-complex="Arial" fo:font-size="11pt" style:font-size-complex="11pt"/>
    </style:style>
    <style:style style:family="paragraph" style:name="P229">
      <style:paragraph-properties fo:margin-top="6pt" fo:margin-bottom="0pt"/>
      <style:text-properties/>
    </style:style>
    <style:style style:parent-style-name="894" style:family="paragraph" style:name="P230">
      <style:paragraph-properties fo:margin-top="20pt" fo:margin-bottom="10pt" fo:border-bottom="0.02646cm solid #2E75B6"/>
      <style:text-properties fo:color="#1f4e79" fo:font-family="Arial" style:font-family-asian="Arial" style:font-family-complex="Arial" fo:font-size="16pt" style:font-size-complex="16pt" fo:font-weight="bold"/>
    </style:style>
    <style:style style:family="text" style:name="T229">
      <style:text-properties fo:color="#1f4e79" fo:font-family="Arial" style:font-family-asian="Arial" style:font-family-complex="Arial" fo:font-size="16pt" style:font-size-complex="16pt" fo:font-weight="bold"/>
    </style:style>
    <style:style style:family="paragraph" style:name="P231">
      <style:paragraph-properties fo:margin-top="4pt" fo:margin-bottom="4pt"/>
      <style:text-properties/>
    </style:style>
    <style:style style:family="text" style:name="T230">
      <style:text-properties fo:color="#1a1a1a" fo:font-family="Arial" style:font-family-asian="Arial" style:font-family-complex="Arial" fo:font-size="11pt" style:font-size-complex="11pt"/>
    </style:style>
    <style:style style:family="paragraph" style:name="P232">
      <style:paragraph-properties fo:margin-top="6pt" fo:margin-bottom="0pt"/>
      <style:text-properties/>
    </style:style>
    <style:style style:family="table" style:name="ta8">
      <style:table-properties style:width="16.58cm"/>
    </style:style>
    <style:style style:family="table-column" style:name="co14">
      <style:table-column-properties style:column-width="5.004cm"/>
    </style:style>
    <style:style style:family="table-column" style:name="co15">
      <style:table-column-properties style:column-width="11.57cm"/>
    </style:style>
    <style:style style:family="table-row" style:name="ro40">
      <style:table-row-properties/>
    </style:style>
    <style:style style:family="table-cell" style:name="ce100">
      <style:table-cell-properties fo:background-color="#1f4e79" fo:border="0.00441cm solid #CCCCCC" fo:padding-top="0.1411cm" fo:padding-bottom="0.1411cm" fo:padding-left="0.2117cm" fo:padding-right="0.2117cm"/>
    </style:style>
    <style:style style:family="paragraph" style:name="P233">
      <style:paragraph-properties/>
      <style:text-properties/>
    </style:style>
    <style:style style:family="text" style:name="T231">
      <style:text-properties fo:color="#ffffff" fo:font-family="Arial" style:font-family-asian="Arial" style:font-family-complex="Arial" fo:font-size="10pt" style:font-size-complex="10pt" fo:font-weight="bold"/>
    </style:style>
    <style:style style:family="table-cell" style:name="ce101">
      <style:table-cell-properties fo:background-color="#1f4e79" fo:border="0.00441cm solid #CCCCCC" fo:padding-top="0.1411cm" fo:padding-bottom="0.1411cm" fo:padding-left="0.2117cm" fo:padding-right="0.2117cm"/>
    </style:style>
    <style:style style:family="paragraph" style:name="P234">
      <style:paragraph-properties/>
      <style:text-properties/>
    </style:style>
    <style:style style:family="text" style:name="T232">
      <style:text-properties fo:color="#ffffff" fo:font-family="Arial" style:font-family-asian="Arial" style:font-family-complex="Arial" fo:font-size="10pt" style:font-size-complex="10pt" fo:font-weight="bold"/>
    </style:style>
    <style:style style:family="table-row" style:name="ro41">
      <style:table-row-properties/>
    </style:style>
    <style:style style:family="table-cell" style:name="ce102">
      <style:table-cell-properties fo:background-color="#ffffff" fo:border="0.00441cm solid #CCCCCC" fo:padding-top="0.1411cm" fo:padding-bottom="0.1411cm" fo:padding-left="0.2117cm" fo:padding-right="0.2117cm"/>
    </style:style>
    <style:style style:family="paragraph" style:name="P235">
      <style:paragraph-properties/>
      <style:text-properties/>
    </style:style>
    <style:style style:family="text" style:name="T233">
      <style:text-properties fo:color="#1a1a1a" fo:font-family="Arial" style:font-family-asian="Arial" style:font-family-complex="Arial" fo:font-size="10pt" style:font-size-complex="10pt"/>
    </style:style>
    <style:style style:family="table-cell" style:name="ce103">
      <style:table-cell-properties fo:background-color="#ffffff" fo:border="0.00441cm solid #CCCCCC" fo:padding-top="0.1411cm" fo:padding-bottom="0.1411cm" fo:padding-left="0.2117cm" fo:padding-right="0.2117cm"/>
    </style:style>
    <style:style style:family="paragraph" style:name="P236">
      <style:paragraph-properties/>
      <style:text-properties/>
    </style:style>
    <style:style style:family="text" style:name="T234">
      <style:text-properties fo:color="#1a1a1a" fo:font-family="Arial" style:font-family-asian="Arial" style:font-family-complex="Arial" fo:font-size="10pt" style:font-size-complex="10pt"/>
    </style:style>
    <style:style style:family="table-row" style:name="ro42">
      <style:table-row-properties/>
    </style:style>
    <style:style style:family="table-cell" style:name="ce104">
      <style:table-cell-properties fo:background-color="#f2f2f2" fo:border="0.00441cm solid #CCCCCC" fo:padding-top="0.1411cm" fo:padding-bottom="0.1411cm" fo:padding-left="0.2117cm" fo:padding-right="0.2117cm"/>
    </style:style>
    <style:style style:family="paragraph" style:name="P237">
      <style:paragraph-properties/>
      <style:text-properties/>
    </style:style>
    <style:style style:family="text" style:name="T235">
      <style:text-properties fo:color="#1a1a1a" fo:font-family="Arial" style:font-family-asian="Arial" style:font-family-complex="Arial" fo:font-size="10pt" style:font-size-complex="10pt"/>
    </style:style>
    <style:style style:family="table-cell" style:name="ce105">
      <style:table-cell-properties fo:background-color="#f2f2f2" fo:border="0.00441cm solid #CCCCCC" fo:padding-top="0.1411cm" fo:padding-bottom="0.1411cm" fo:padding-left="0.2117cm" fo:padding-right="0.2117cm"/>
    </style:style>
    <style:style style:family="paragraph" style:name="P238">
      <style:paragraph-properties/>
      <style:text-properties/>
    </style:style>
    <style:style style:family="text" style:name="T236">
      <style:text-properties fo:color="#1a1a1a" fo:font-family="Arial" style:font-family-asian="Arial" style:font-family-complex="Arial" fo:font-size="10pt" style:font-size-complex="10pt"/>
    </style:style>
    <style:style style:family="paragraph" style:name="P239">
      <style:paragraph-properties fo:margin-top="6pt" fo:margin-bottom="0pt"/>
      <style:text-properties/>
    </style:style>
    <style:style style:family="table" style:name="ta9">
      <style:table-properties style:width="16.51cm"/>
    </style:style>
    <style:style style:family="table-column" style:name="co16">
      <style:table-column-properties style:column-width="16.51cm"/>
    </style:style>
    <style:style style:family="table-row" style:name="ro43">
      <style:table-row-properties/>
    </style:style>
    <style:style style:family="table-cell" style:name="ce107">
      <style:table-cell-properties fo:background-color="#d6e4f0" fo:border-top="0.01764cm solid #2E75B6" fo:border-bottom="0.00441cm solid #CCCCCC" fo:border-left="0.03528cm solid #2E75B6" fo:border-right="0.00441cm solid #CCCCCC" fo:padding-top="0.2117cm" fo:padding-bottom="0.2117cm" fo:padding-left="0.3175cm" fo:padding-right="0.3175cm"/>
    </style:style>
    <style:style style:family="paragraph" style:name="P240">
      <style:paragraph-properties fo:margin-top="0pt" fo:margin-bottom="0pt"/>
      <style:text-properties/>
    </style:style>
    <style:style style:family="text" style:name="T237">
      <style:text-properties fo:color="#1a1a1a" fo:font-family="Arial" style:font-family-asian="Arial" style:font-family-complex="Arial" fo:font-size="10pt" style:font-size-complex="10pt"/>
    </style:style>
    <style:style style:family="paragraph" style:name="P241">
      <style:paragraph-properties fo:margin-top="6pt" fo:margin-bottom="0pt"/>
      <style:text-properties/>
    </style:style>
    <style:style style:family="paragraph" style:name="P242">
      <style:paragraph-properties/>
      <style:text-properties/>
    </style:style>
    <style:style style:parent-style-name="894" style:family="paragraph" style:name="P243">
      <style:paragraph-properties fo:margin-top="20pt" fo:margin-bottom="10pt" fo:break-before="page" fo:border-bottom="0.02646cm solid #2E75B6"/>
      <style:text-properties fo:color="#1f4e79" fo:font-family="Arial" style:font-family-asian="Arial" style:font-family-complex="Arial" fo:font-size="16pt" style:font-size-complex="16pt" fo:font-weight="bold"/>
    </style:style>
    <style:style style:family="text" style:name="T238">
      <style:text-properties fo:color="#1f4e79" fo:font-family="Arial" style:font-family-asian="Arial" style:font-family-complex="Arial" fo:font-size="16pt" style:font-size-complex="16pt" fo:font-weight="bold"/>
    </style:style>
    <style:style style:parent-style-name="895" style:family="paragraph" style:name="P244">
      <style:paragraph-properties fo:margin-top="15pt" fo:margin-bottom="8pt"/>
      <style:text-properties fo:color="#2e75b6" fo:font-family="Arial" style:font-family-asian="Arial" style:font-family-complex="Arial" fo:font-size="13pt" style:font-size-complex="13pt" fo:font-weight="bold"/>
    </style:style>
    <style:style style:family="text" style:name="T239">
      <style:text-properties fo:color="#2e75b6" fo:font-family="Arial" style:font-family-asian="Arial" style:font-family-complex="Arial" fo:font-size="13pt" style:font-size-complex="13pt" fo:font-weight="bold"/>
    </style:style>
    <style:style style:parent-style-name="889" style:list-style-name="WWNum2" style:family="paragraph" style:name="P245">
      <style:paragraph-properties fo:margin-top="3pt" fo:margin-bottom="3pt"/>
      <style:text-properties/>
    </style:style>
    <style:style style:family="text" style:name="T240">
      <style:text-properties fo:color="#1a1a1a" fo:font-family="Arial" style:font-family-asian="Arial" style:font-family-complex="Arial" fo:font-size="11pt" style:font-size-complex="11pt"/>
    </style:style>
    <style:style style:parent-style-name="889" style:list-style-name="WWNum2" style:family="paragraph" style:name="P246">
      <style:paragraph-properties fo:margin-top="3pt" fo:margin-bottom="3pt"/>
      <style:text-properties/>
    </style:style>
    <style:style style:family="text" style:name="T241">
      <style:text-properties fo:color="#1a1a1a" fo:font-family="Arial" style:font-family-asian="Arial" style:font-family-complex="Arial" fo:font-size="11pt" style:font-size-complex="11pt"/>
    </style:style>
    <style:style style:parent-style-name="889" style:list-style-name="WWNum2" style:family="paragraph" style:name="P247">
      <style:paragraph-properties fo:margin-top="3pt" fo:margin-bottom="3pt"/>
      <style:text-properties/>
    </style:style>
    <style:style style:family="text" style:name="T242">
      <style:text-properties fo:color="#1a1a1a" fo:font-family="Arial" style:font-family-asian="Arial" style:font-family-complex="Arial" fo:font-size="11pt" style:font-size-complex="11pt"/>
    </style:style>
    <style:style style:parent-style-name="889" style:list-style-name="WWNum2" style:family="paragraph" style:name="P248">
      <style:paragraph-properties fo:margin-top="3pt" fo:margin-bottom="3pt"/>
      <style:text-properties/>
    </style:style>
    <style:style style:family="text" style:name="T243">
      <style:text-properties fo:color="#1a1a1a" fo:font-family="Arial" style:font-family-asian="Arial" style:font-family-complex="Arial" fo:font-size="11pt" style:font-size-complex="11pt"/>
    </style:style>
    <style:style style:family="paragraph" style:name="P249">
      <style:paragraph-properties fo:margin-top="6pt" fo:margin-bottom="0pt"/>
      <style:text-properties/>
    </style:style>
    <style:style style:parent-style-name="895" style:family="paragraph" style:name="P250">
      <style:paragraph-properties fo:margin-top="15pt" fo:margin-bottom="8pt"/>
      <style:text-properties fo:color="#2e75b6" fo:font-family="Arial" style:font-family-asian="Arial" style:font-family-complex="Arial" fo:font-size="13pt" style:font-size-complex="13pt" fo:font-weight="bold"/>
    </style:style>
    <style:style style:family="text" style:name="T244">
      <style:text-properties fo:color="#2e75b6" fo:font-family="Arial" style:font-family-asian="Arial" style:font-family-complex="Arial" fo:font-size="13pt" style:font-size-complex="13pt" fo:font-weight="bold"/>
    </style:style>
    <style:style style:parent-style-name="889" style:list-style-name="WWNum2" style:family="paragraph" style:name="P251">
      <style:paragraph-properties fo:margin-top="3pt" fo:margin-bottom="3pt"/>
      <style:text-properties/>
    </style:style>
    <style:style style:family="text" style:name="T245">
      <style:text-properties fo:color="#1a1a1a" fo:font-family="Arial" style:font-family-asian="Arial" style:font-family-complex="Arial" fo:font-size="11pt" style:font-size-complex="11pt"/>
    </style:style>
    <style:style style:parent-style-name="889" style:list-style-name="WWNum2" style:family="paragraph" style:name="P252">
      <style:paragraph-properties fo:margin-top="3pt" fo:margin-bottom="3pt"/>
      <style:text-properties/>
    </style:style>
    <style:style style:family="text" style:name="T246">
      <style:text-properties fo:color="#1a1a1a" fo:font-family="Arial" style:font-family-asian="Arial" style:font-family-complex="Arial" fo:font-size="11pt" style:font-size-complex="11pt"/>
    </style:style>
    <style:style style:parent-style-name="889" style:list-style-name="WWNum2" style:family="paragraph" style:name="P253">
      <style:paragraph-properties fo:margin-top="3pt" fo:margin-bottom="3pt"/>
      <style:text-properties/>
    </style:style>
    <style:style style:family="text" style:name="T247">
      <style:text-properties fo:color="#1a1a1a" fo:font-family="Arial" style:font-family-asian="Arial" style:font-family-complex="Arial" fo:font-size="11pt" style:font-size-complex="11pt"/>
    </style:style>
    <style:style style:family="paragraph" style:name="P254">
      <style:paragraph-properties fo:margin-top="6pt" fo:margin-bottom="0pt"/>
      <style:text-properties/>
    </style:style>
    <style:style style:parent-style-name="895" style:family="paragraph" style:name="P255">
      <style:paragraph-properties fo:margin-top="15pt" fo:margin-bottom="8pt"/>
      <style:text-properties fo:color="#2e75b6" fo:font-family="Arial" style:font-family-asian="Arial" style:font-family-complex="Arial" fo:font-size="13pt" style:font-size-complex="13pt" fo:font-weight="bold"/>
    </style:style>
    <style:style style:family="text" style:name="T248">
      <style:text-properties fo:color="#2e75b6" fo:font-family="Arial" style:font-family-asian="Arial" style:font-family-complex="Arial" fo:font-size="13pt" style:font-size-complex="13pt" fo:font-weight="bold"/>
    </style:style>
    <style:style style:parent-style-name="889" style:list-style-name="WWNum2" style:family="paragraph" style:name="P256">
      <style:paragraph-properties fo:margin-top="3pt" fo:margin-bottom="3pt"/>
      <style:text-properties/>
    </style:style>
    <style:style style:family="text" style:name="T249">
      <style:text-properties fo:color="#1a1a1a" fo:font-family="Arial" style:font-family-asian="Arial" style:font-family-complex="Arial" fo:font-size="11pt" style:font-size-complex="11pt"/>
    </style:style>
    <style:style style:parent-style-name="889" style:list-style-name="WWNum2" style:family="paragraph" style:name="P257">
      <style:paragraph-properties fo:margin-top="3pt" fo:margin-bottom="3pt"/>
      <style:text-properties/>
    </style:style>
    <style:style style:family="text" style:name="T250">
      <style:text-properties fo:color="#1a1a1a" fo:font-family="Arial" style:font-family-asian="Arial" style:font-family-complex="Arial" fo:font-size="11pt" style:font-size-complex="11pt"/>
    </style:style>
    <style:style style:parent-style-name="889" style:list-style-name="WWNum2" style:family="paragraph" style:name="P258">
      <style:paragraph-properties fo:margin-top="3pt" fo:margin-bottom="3pt"/>
      <style:text-properties/>
    </style:style>
    <style:style style:family="text" style:name="T251">
      <style:text-properties fo:color="#1a1a1a" fo:font-family="Arial" style:font-family-asian="Arial" style:font-family-complex="Arial" fo:font-size="11pt" style:font-size-complex="11pt"/>
    </style:style>
    <style:style style:parent-style-name="889" style:list-style-name="WWNum2" style:family="paragraph" style:name="P259">
      <style:paragraph-properties fo:margin-top="3pt" fo:margin-bottom="3pt"/>
      <style:text-properties/>
    </style:style>
    <style:style style:family="text" style:name="T252">
      <style:text-properties fo:color="#1a1a1a" fo:font-family="Arial" style:font-family-asian="Arial" style:font-family-complex="Arial" fo:font-size="11pt" style:font-size-complex="11pt"/>
    </style:style>
    <style:style style:family="paragraph" style:name="P260">
      <style:paragraph-properties fo:margin-top="6pt" fo:margin-bottom="0pt"/>
      <style:text-properties/>
    </style:style>
    <style:style style:parent-style-name="895" style:family="paragraph" style:name="P261">
      <style:paragraph-properties fo:margin-top="15pt" fo:margin-bottom="8pt"/>
      <style:text-properties fo:color="#2e75b6" fo:font-family="Arial" style:font-family-asian="Arial" style:font-family-complex="Arial" fo:font-size="13pt" style:font-size-complex="13pt" fo:font-weight="bold"/>
    </style:style>
    <style:style style:family="text" style:name="T253">
      <style:text-properties fo:color="#2e75b6" fo:font-family="Arial" style:font-family-asian="Arial" style:font-family-complex="Arial" fo:font-size="13pt" style:font-size-complex="13pt" fo:font-weight="bold"/>
    </style:style>
    <style:style style:parent-style-name="889" style:list-style-name="WWNum2" style:family="paragraph" style:name="P262">
      <style:paragraph-properties fo:margin-top="3pt" fo:margin-bottom="3pt"/>
      <style:text-properties/>
    </style:style>
    <style:style style:family="text" style:name="T254">
      <style:text-properties fo:color="#1a1a1a" fo:font-family="Arial" style:font-family-asian="Arial" style:font-family-complex="Arial" fo:font-size="11pt" style:font-size-complex="11pt"/>
    </style:style>
    <style:style style:parent-style-name="889" style:list-style-name="WWNum2" style:family="paragraph" style:name="P263">
      <style:paragraph-properties fo:margin-top="3pt" fo:margin-bottom="3pt"/>
      <style:text-properties/>
    </style:style>
    <style:style style:family="text" style:name="T255">
      <style:text-properties fo:color="#1a1a1a" fo:font-family="Arial" style:font-family-asian="Arial" style:font-family-complex="Arial" fo:font-size="11pt" style:font-size-complex="11pt"/>
    </style:style>
    <style:style style:parent-style-name="889" style:list-style-name="WWNum2" style:family="paragraph" style:name="P264">
      <style:paragraph-properties fo:margin-top="3pt" fo:margin-bottom="3pt"/>
      <style:text-properties/>
    </style:style>
    <style:style style:family="text" style:name="T256">
      <style:text-properties fo:color="#1a1a1a" fo:font-family="Arial" style:font-family-asian="Arial" style:font-family-complex="Arial" fo:font-size="11pt" style:font-size-complex="11pt"/>
    </style:style>
    <style:style style:family="paragraph" style:name="P265">
      <style:paragraph-properties fo:margin-top="6pt" fo:margin-bottom="0pt"/>
      <style:text-properties/>
    </style:style>
    <style:style style:parent-style-name="895" style:family="paragraph" style:name="P266">
      <style:paragraph-properties fo:margin-top="15pt" fo:margin-bottom="8pt"/>
      <style:text-properties fo:color="#2e75b6" fo:font-family="Arial" style:font-family-asian="Arial" style:font-family-complex="Arial" fo:font-size="13pt" style:font-size-complex="13pt" fo:font-weight="bold"/>
    </style:style>
    <style:style style:family="text" style:name="T257">
      <style:text-properties fo:color="#2e75b6" fo:font-family="Arial" style:font-family-asian="Arial" style:font-family-complex="Arial" fo:font-size="13pt" style:font-size-complex="13pt" fo:font-weight="bold"/>
    </style:style>
    <style:style style:parent-style-name="889" style:list-style-name="WWNum2" style:family="paragraph" style:name="P267">
      <style:paragraph-properties fo:margin-top="3pt" fo:margin-bottom="3pt"/>
      <style:text-properties/>
    </style:style>
    <style:style style:family="text" style:name="T258">
      <style:text-properties fo:color="#1a1a1a" fo:font-family="Arial" style:font-family-asian="Arial" style:font-family-complex="Arial" fo:font-size="11pt" style:font-size-complex="11pt"/>
    </style:style>
    <style:style style:parent-style-name="889" style:list-style-name="WWNum2" style:family="paragraph" style:name="P268">
      <style:paragraph-properties fo:margin-top="3pt" fo:margin-bottom="3pt"/>
      <style:text-properties/>
    </style:style>
    <style:style style:family="text" style:name="T259">
      <style:text-properties fo:color="#1a1a1a" fo:font-family="Arial" style:font-family-asian="Arial" style:font-family-complex="Arial" fo:font-size="11pt" style:font-size-complex="11pt"/>
    </style:style>
    <style:style style:family="paragraph" style:name="P269">
      <style:paragraph-properties fo:margin-top="6pt" fo:margin-bottom="0pt"/>
      <style:text-properties/>
    </style:style>
    <style:style style:parent-style-name="894" style:family="paragraph" style:name="P270">
      <style:paragraph-properties fo:margin-top="20pt" fo:margin-bottom="10pt" fo:border-bottom="0.02646cm solid #2E75B6"/>
      <style:text-properties fo:color="#1f4e79" fo:font-family="Arial" style:font-family-asian="Arial" style:font-family-complex="Arial" fo:font-size="16pt" style:font-size-complex="16pt" fo:font-weight="bold"/>
    </style:style>
    <style:style style:family="text" style:name="T260">
      <style:text-properties fo:color="#1f4e79" fo:font-family="Arial" style:font-family-asian="Arial" style:font-family-complex="Arial" fo:font-size="16pt" style:font-size-complex="16pt" fo:font-weight="bold"/>
    </style:style>
    <style:style style:parent-style-name="895" style:family="paragraph" style:name="P271">
      <style:paragraph-properties fo:margin-top="15pt" fo:margin-bottom="8pt"/>
      <style:text-properties fo:color="#2e75b6" fo:font-family="Arial" style:font-family-asian="Arial" style:font-family-complex="Arial" fo:font-size="13pt" style:font-size-complex="13pt" fo:font-weight="bold"/>
    </style:style>
    <style:style style:family="text" style:name="T261">
      <style:text-properties fo:color="#2e75b6" fo:font-family="Arial" style:font-family-asian="Arial" style:font-family-complex="Arial" fo:font-size="13pt" style:font-size-complex="13pt" fo:font-weight="bold"/>
    </style:style>
    <style:style style:family="paragraph" style:name="P272">
      <style:paragraph-properties fo:margin-top="4pt" fo:margin-bottom="4pt"/>
      <style:text-properties/>
    </style:style>
    <style:style style:family="text" style:name="T262">
      <style:text-properties fo:color="#1a1a1a" fo:font-family="Arial" style:font-family-asian="Arial" style:font-family-complex="Arial" fo:font-size="11pt" style:font-size-complex="11pt"/>
    </style:style>
    <style:style style:family="paragraph" style:name="P273">
      <style:paragraph-properties fo:margin-top="4pt" fo:margin-bottom="0pt"/>
      <style:text-properties/>
    </style:style>
    <style:style style:family="paragraph" style:name="P274">
      <style:paragraph-properties fo:margin-left="1.27cm" fo:margin-top="2pt" fo:margin-bottom="2pt"/>
      <style:text-properties/>
    </style:style>
    <style:style style:family="text" style:name="T263">
      <style:text-properties fo:color="#1a1a1a" fo:font-family="Courier New" style:font-family-asian="Courier New" style:font-family-complex="Courier New" fo:font-size="10pt" style:font-size-complex="10pt"/>
    </style:style>
    <style:style style:family="paragraph" style:name="P275">
      <style:paragraph-properties fo:margin-left="1.27cm" fo:margin-top="2pt" fo:margin-bottom="2pt"/>
      <style:text-properties/>
    </style:style>
    <style:style style:family="text" style:name="T264">
      <style:text-properties fo:color="#1a1a1a" fo:font-family="Courier New" style:font-family-asian="Courier New" style:font-family-complex="Courier New" fo:font-size="10pt" style:font-size-complex="10pt"/>
    </style:style>
    <style:style style:family="paragraph" style:name="P276">
      <style:paragraph-properties fo:margin-left="1.27cm" fo:margin-top="2pt" fo:margin-bottom="2pt"/>
      <style:text-properties/>
    </style:style>
    <style:style style:family="text" style:name="T265">
      <style:text-properties fo:color="#1a1a1a" fo:font-family="Courier New" style:font-family-asian="Courier New" style:font-family-complex="Courier New" fo:font-size="10pt" style:font-size-complex="10pt"/>
    </style:style>
    <style:style style:family="paragraph" style:name="P277">
      <style:paragraph-properties fo:margin-top="6pt" fo:margin-bottom="0pt"/>
      <style:text-properties/>
    </style:style>
    <style:style style:parent-style-name="895" style:family="paragraph" style:name="P278">
      <style:paragraph-properties fo:margin-top="15pt" fo:margin-bottom="8pt"/>
      <style:text-properties fo:color="#2e75b6" fo:font-family="Arial" style:font-family-asian="Arial" style:font-family-complex="Arial" fo:font-size="13pt" style:font-size-complex="13pt" fo:font-weight="bold"/>
    </style:style>
    <style:style style:family="text" style:name="T266">
      <style:text-properties fo:color="#2e75b6" fo:font-family="Arial" style:font-family-asian="Arial" style:font-family-complex="Arial" fo:font-size="13pt" style:font-size-complex="13pt" fo:font-weight="bold"/>
    </style:style>
    <style:style style:family="paragraph" style:name="P279">
      <style:paragraph-properties fo:margin-top="4pt" fo:margin-bottom="4pt"/>
      <style:text-properties/>
    </style:style>
    <style:style style:family="text" style:name="T267">
      <style:text-properties fo:color="#1a1a1a" fo:font-family="Arial" style:font-family-asian="Arial" style:font-family-complex="Arial" fo:font-size="11pt" style:font-size-complex="11pt"/>
    </style:style>
    <style:style style:family="paragraph" style:name="P280">
      <style:paragraph-properties fo:margin-top="4pt" fo:margin-bottom="0pt"/>
      <style:text-properties/>
    </style:style>
    <style:style style:family="paragraph" style:name="P281">
      <style:paragraph-properties fo:margin-left="1.27cm" fo:margin-top="2pt" fo:margin-bottom="2pt"/>
      <style:text-properties/>
    </style:style>
    <style:style style:family="text" style:name="T268">
      <style:text-properties fo:color="#1a1a1a" fo:font-family="Courier New" style:font-family-asian="Courier New" style:font-family-complex="Courier New" fo:font-size="10pt" style:font-size-complex="10pt"/>
    </style:style>
    <style:style style:family="paragraph" style:name="P282">
      <style:paragraph-properties fo:margin-left="1.27cm" fo:margin-top="2pt" fo:margin-bottom="2pt"/>
      <style:text-properties/>
    </style:style>
    <style:style style:family="text" style:name="T269">
      <style:text-properties fo:color="#1a1a1a" fo:font-family="Courier New" style:font-family-asian="Courier New" style:font-family-complex="Courier New" fo:font-size="10pt" style:font-size-complex="10pt"/>
    </style:style>
    <style:style style:family="paragraph" style:name="P283">
      <style:paragraph-properties fo:margin-top="4pt" fo:margin-bottom="0pt"/>
      <style:text-properties/>
    </style:style>
    <style:style style:family="paragraph" style:name="P284">
      <style:paragraph-properties fo:margin-top="4pt" fo:margin-bottom="4pt"/>
      <style:text-properties/>
    </style:style>
    <style:style style:family="text" style:name="T270">
      <style:text-properties fo:color="#1a1a1a" fo:font-family="Arial" style:font-family-asian="Arial" style:font-family-complex="Arial" fo:font-size="11pt" style:font-size-complex="11pt"/>
    </style:style>
    <style:style style:family="paragraph" style:name="P285">
      <style:paragraph-properties fo:margin-top="6pt" fo:margin-bottom="0pt"/>
      <style:text-properties/>
    </style:style>
    <style:style style:parent-style-name="895" style:family="paragraph" style:name="P286">
      <style:paragraph-properties fo:margin-top="15pt" fo:margin-bottom="8pt"/>
      <style:text-properties fo:color="#2e75b6" fo:font-family="Arial" style:font-family-asian="Arial" style:font-family-complex="Arial" fo:font-size="13pt" style:font-size-complex="13pt" fo:font-weight="bold"/>
    </style:style>
    <style:style style:family="text" style:name="T271">
      <style:text-properties fo:color="#2e75b6" fo:font-family="Arial" style:font-family-asian="Arial" style:font-family-complex="Arial" fo:font-size="13pt" style:font-size-complex="13pt" fo:font-weight="bold"/>
    </style:style>
    <style:style style:family="paragraph" style:name="P287">
      <style:paragraph-properties fo:margin-top="4pt" fo:margin-bottom="4pt"/>
      <style:text-properties/>
    </style:style>
    <style:style style:family="text" style:name="T272">
      <style:text-properties fo:color="#1a1a1a" fo:font-family="Arial" style:font-family-asian="Arial" style:font-family-complex="Arial" fo:font-size="11pt" style:font-size-complex="11pt"/>
    </style:style>
    <style:style style:family="paragraph" style:name="P288">
      <style:paragraph-properties fo:margin-top="6pt" fo:margin-bottom="0pt"/>
      <style:text-properties/>
    </style:style>
    <style:style style:parent-style-name="895" style:family="paragraph" style:name="P289">
      <style:paragraph-properties fo:margin-top="15pt" fo:margin-bottom="8pt"/>
      <style:text-properties fo:color="#2e75b6" fo:font-family="Arial" style:font-family-asian="Arial" style:font-family-complex="Arial" fo:font-size="13pt" style:font-size-complex="13pt" fo:font-weight="bold"/>
    </style:style>
    <style:style style:family="text" style:name="T273">
      <style:text-properties fo:color="#2e75b6" fo:font-family="Arial" style:font-family-asian="Arial" style:font-family-complex="Arial" fo:font-size="13pt" style:font-size-complex="13pt" fo:font-weight="bold"/>
    </style:style>
    <style:style style:family="paragraph" style:name="P290">
      <style:paragraph-properties fo:margin-top="4pt" fo:margin-bottom="4pt"/>
      <style:text-properties/>
    </style:style>
    <style:style style:family="text" style:name="T274">
      <style:text-properties fo:color="#1a1a1a" fo:font-family="Arial" style:font-family-asian="Arial" style:font-family-complex="Arial" fo:font-size="11pt" style:font-size-complex="11pt"/>
    </style:style>
    <style:style style:family="paragraph" style:name="P291">
      <style:paragraph-properties fo:margin-top="6pt" fo:margin-bottom="0pt"/>
      <style:text-properties/>
    </style:style>
    <style:style style:family="paragraph" style:name="P292">
      <style:paragraph-properties fo:text-align="center" fo:margin-top="20pt" fo:margin-bottom="0pt" fo:border-top="0.01764cm solid #2E75B6"/>
      <style:text-properties/>
    </style:style>
    <style:style style:family="text" style:name="T275">
      <style:text-properties fo:color="#888888" fo:font-family="Arial" style:font-family-asian="Arial" style:font-family-complex="Arial" fo:font-size="10pt" style:font-size-complex="10pt" fo:font-style="italic"/>
    </style:style>
  </office:automatic-styles>
  <office:body>
    <office:text text:use-soft-page-breaks="true">
      <text:p text:style-name="P34"><text:span/><text:span/></text:p>
      <text:p text:style-name="P35"><text:span text:style-name="T58">🤖 MikroTik RouterOS 7.x</text:span><text:span/></text:p>
      <text:p text:style-name="P36"><text:span text:style-name="T59">Alerts &amp; Remote Control via Telegram</text:span><text:span/></text:p>
      <text:p text:style-name="P37"><text:span text:style-name="T60">Surfshark Wireguard VPN + Device Monitor</text:span><text:span/></text:p>
      <text:p text:style-name="P38"><text:span/><text:span/></text:p>
      <text:p text:style-name="P39"><text:span text:style-name="T61">Version </text:span><text:span text:style-name="T62">1</text:span><text:span text:style-name="T63">.0<text:s text:c="2"/>|<text:s text:c="2"/>RouterOS 7.21.1+</text:span><text:span/></text:p>
      <text:p text:style-name="P40"><text:span/><text:span/></text:p>
      <text:p text:style-name="P41"><text:span><text:soft-page-break/></text:span><text:span/></text:p>
      <text:p text:style-name="P42"><text:span text:style-name="T64">1. Overview</text:span><text:span/></text:p>
      <text:p text:style-name="P43"><text:span text:style-name="T65">This system implements a set of scripts for MikroTik RouterOS 7.x that allow continuous router monitoring and remote control through a Telegram bot.</text:span><text:span/></text:p>
      <text:p text:style-name="P44"><text:span/><text:span/></text:p>
      <text:p text:style-name="P45"><text:span text:style-name="T66">Main features</text:span><text:span/></text:p>
      <text:list text:style-name="WWNum2" text:continue-numbering="true">
        <text:list-item>
          <text:p text:style-name="P46"><text:span text:style-name="T67">Automatic alerts for Surfshark Wireguard VPN outages and recoveries</text:span><text:span/></text:p>
        </text:list-item>
        <text:list-item>
          <text:p text:style-name="P47"><text:span text:style-name="T68">Real-time notifications when devices connect or disconnect from WiFi (2.4GHz and 5GHz)</text:span><text:span/></text:p>
        </text:list-item>
        <text:list-item>
          <text:p text:style-name="P48"><text:span text:style-name="T69">Notifications when devices connect or disconnect via Ethernet</text:span><text:span/></text:p>
        </text:list-item>
        <text:list-item>
          <text:p text:style-name="P49"><text:span text:style-name="T70">Remote router control via Telegram commands: system status, reboot, WiFi on/off and VPN switching</text:span><text:span/></text:p>
        </text:list-item>
        <text:list-item>
          <text:p text:style-name="P50"><text:span text:style-name="T71">State persistence using files stored in the router filesystem</text:span><text:span/></text:p>
        </text:list-item>
      </text:list>
      <text:p text:style-name="P51"><text:span/><text:span/></text:p>
      <text:p text:style-name="P52"><text:span text:style-name="T72">2. System Architecture</text:span><text:span/></text:p>
      <text:p text:style-name="P53"><text:span text:style-name="T73">The system consists of 18 scripts organized into four categories. Monitoring scripts run autonomously via schedulers, while command scripts are launched on demand from tgCommands.</text:span><text:span/></text:p>
      <text:p text:style-name="P54"><text:span/><text:span/></text:p>
      <text:p text:style-name="P55"><text:span text:style-name="T74">System scripts</text:span><text:span/></text:p>
      <table:table table:style-name="ta1">
        <table:table-columns>
          <table:table-column table:style-name="co1"/>
          <table:table-column table:style-name="co2"/>
          <table:table-column table:style-name="co3"/>
        </table:table-columns>
        <table:table-header-rows>
          <table:table-row table:style-name="ro1" table:default-cell-style-name="ce1">
            <table:table-cell table:style-name="ce2">
              <text:p text:style-name="P56"><text:span text:style-name="T75">Script</text:span><text:span/></text:p>
            </table:table-cell>
            <table:table-cell table:style-name="ce3">
              <text:p text:style-name="P57"><text:span text:style-name="T76">Interval</text:span><text:span/></text:p>
            </table:table-cell>
            <table:table-cell table:style-name="ce4">
              <text:p text:style-name="P58"><text:span text:style-name="T77">Function</text:span><text:span/></text:p>
            </table:table-cell>
          </table:table-row>
        </table:table-header-rows>
        <table:table-row table:style-name="ro2" table:default-cell-style-name="ce1">
          <table:table-cell table:style-name="ce5">
            <text:p text:style-name="P59"><text:span text:style-name="T78">config</text:span><text:span/></text:p>
          </table:table-cell>
          <table:table-cell table:style-name="ce6">
            <text:p text:style-name="P60"><text:span text:style-name="T79">At startup</text:span><text:span/></text:p>
          </table:table-cell>
          <table:table-cell table:style-name="ce7">
            <text:p text:style-name="P61"><text:span text:style-name="T80">Global configuration variables</text:span><text:span/></text:p>
          </table:table-cell>
        </table:table-row>
        <table:table-row table:style-name="ro3" table:default-cell-style-name="ce1">
          <table:table-cell table:style-name="ce8">
            <text:p text:style-name="P62"><text:span text:style-name="T81">tgSend</text:span><text:span/></text:p>
          </table:table-cell>
          <table:table-cell table:style-name="ce9">
            <text:p text:style-name="P63"><text:span text:style-name="T82">On demand</text:span><text:span/></text:p>
          </table:table-cell>
          <table:table-cell table:style-name="ce10">
            <text:p text:style-name="P64"><text:span text:style-name="T83">Sends messages to the Telegram bot</text:span><text:span/></text:p>
          </table:table-cell>
        </table:table-row>
        <table:table-row table:style-name="ro4" table:default-cell-style-name="ce1">
          <table:table-cell table:style-name="ce11">
            <text:p text:style-name="P65"><text:span text:style-name="T84">monitorVPN</text:span><text:span/></text:p>
          </table:table-cell>
          <table:table-cell table:style-name="ce12">
            <text:p text:style-name="P66"><text:span text:style-name="T85">30 seconds</text:span><text:span/></text:p>
          </table:table-cell>
          <table:table-cell table:style-name="ce13">
            <text:p text:style-name="P67"><text:span text:style-name="T86">Detects Wireguard VPN outages and recoveries</text:span><text:span/></text:p>
          </table:table-cell>
        </table:table-row>
        <table:table-row table:style-name="ro5" table:default-cell-style-name="ce1">
          <table:table-cell table:style-name="ce14">
            <text:p text:style-name="P68"><text:span text:style-name="T87">monitorDevices</text:span><text:span/></text:p>
          </table:table-cell>
          <table:table-cell table:style-name="ce15">
            <text:p text:style-name="P69"><text:span text:style-name="T88">15 seconds</text:span><text:span/></text:p>
          </table:table-cell>
          <table:table-cell table:style-name="ce16">
            <text:p text:style-name="P70"><text:span text:style-name="T89">Detects WiFi and Ethernet device connections/disconnections</text:span><text:span/></text:p>
          </table:table-cell>
        </table:table-row>
        <table:table-row table:style-name="ro6" table:default-cell-style-name="ce1">
          <table:table-cell table:style-name="ce17">
            <text:p text:style-name="P71"><text:span text:style-name="T90">tgCommands</text:span><text:span/></text:p>
          </table:table-cell>
          <table:table-cell table:style-name="ce18">
            <text:p text:style-name="P72"><text:span text:style-name="T91">5 seconds</text:span><text:span/></text:p>
          </table:table-cell>
          <table:table-cell table:style-name="ce19">
            <text:p text:style-name="P73"><text:span text:style-name="T92">Receives and processes Telegram commands (polling)</text:span><text:span/></text:p>
          </table:table-cell>
        </table:table-row>
        <table:table-row table:style-name="ro7" table:default-cell-style-name="ce1">
          <table:table-cell table:style-name="ce20">
            <text:p text:style-name="P74"><text:span text:style-name="T93">startupMsg</text:span><text:span/></text:p>
          </table:table-cell>
          <table:table-cell table:style-name="ce21">
            <text:p text:style-name="P75"><text:span text:style-name="T94">At startup</text:span><text:span/></text:p>
          </table:table-cell>
          <table:table-cell table:style-name="ce22">
            <text:p text:style-name="P76"><text:span text:style-name="T95">Sends system startup message</text:span><text:span/></text:p>
          </table:table-cell>
        </table:table-row>
        <table:table-row table:style-name="ro8" table:default-cell-style-name="ce1">
          <table:table-cell table:style-name="ce23">
            <text:p text:style-name="P77"><text:span text:style-name="T96">install</text:span><text:span/></text:p>
          </table:table-cell>
          <table:table-cell table:style-name="ce24">
            <text:p text:style-name="P78"><text:span text:style-name="T97">Manual</text:span><text:span/></text:p>
          </table:table-cell>
          <table:table-cell table:style-name="ce25">
            <text:p text:style-name="P79"><text:span text:style-name="T98">Creates all schedulers automatically</text:span><text:span/></text:p>
          </table:table-cell>
        </table:table-row>
      </table:table>
      <text:p text:style-name="P80"><text:span/><text:span/></text:p>
      <text:p text:style-name="P81"><text:span text:style-name="T99">Command scripts</text:span><text:span/></text:p>
      <table:table table:style-name="ta2">
        <table:table-columns>
          <table:table-column table:style-name="co4"/>
          <table:table-column table:style-name="co5"/>
        </table:table-columns>
        <table:table-header-rows>
          <table:table-row table:style-name="ro9" table:default-cell-style-name="ce26">
            <table:table-cell table:style-name="ce27">
              <text:p text:style-name="P82"><text:span text:style-name="T100">Script</text:span><text:span/></text:p>
            </table:table-cell>
            <table:table-cell table:style-name="ce28">
              <text:p text:style-name="P83"><text:span text:style-name="T101">Function</text:span><text:span/></text:p>
            </table:table-cell>
          </table:table-row>
        </table:table-header-rows>
        <table:table-row table:style-name="ro10" table:default-cell-style-name="ce26">
          <table:table-cell table:style-name="ce29">
            <text:p text:style-name="P84"><text:span text:style-name="T102">help</text:span><text:span/></text:p>
          </table:table-cell>
          <table:table-cell table:style-name="ce30">
            <text:p text:style-name="P85"><text:span text:style-name="T103">Shows the list of all available commands</text:span><text:span/></text:p>
          </table:table-cell>
        </table:table-row>
        <table:table-row table:style-name="ro11" table:default-cell-style-name="ce26">
          <table:table-cell table:style-name="ce31">
            <text:p text:style-name="P86"><text:span text:style-name="T104">status</text:span><text:span/></text:p>
          </table:table-cell>
          <table:table-cell table:style-name="ce32">
            <text:p text:style-name="P87"><text:span text:style-name="T105">Shows full system status</text:span><text:span/></text:p>
          </table:table-cell>
        </table:table-row>
        <table:table-row table:style-name="ro12" table:default-cell-style-name="ce26">
          <table:table-cell table:style-name="ce33">
            <text:p text:style-name="P88"><text:span text:style-name="T106">log</text:span><text:span/></text:p>
          </table:table-cell>
          <table:table-cell table:style-name="ce34">
            <text:p text:style-name="P89"><text:span text:style-name="T107">Shows the last 20 system log entries</text:span><text:span/></text:p>
          </table:table-cell>
        </table:table-row>
        <table:table-row table:style-name="ro13" table:default-cell-style-name="ce26">
          <table:table-cell table:style-name="ce35">
            <text:p text:style-name="P90"><text:span text:style-name="T108">reboot</text:span><text:span/></text:p>
          </table:table-cell>
          <table:table-cell table:style-name="ce36">
            <text:p text:style-name="P91"><text:span text:style-name="T109">Reboots the router with Telegram confirmation</text:span><text:span/></text:p>
          </table:table-cell>
        </table:table-row>
        <table:table-row table:style-name="ro14" table:default-cell-style-name="ce26">
          <table:table-cell table:style-name="ce37">
            <text:p text:style-name="P92"><text:span text:style-name="T110">wifi24on / wifi24off</text:span><text:span/></text:p>
          </table:table-cell>
          <table:table-cell table:style-name="ce38">
            <text:p text:style-name="P93"><text:span text:style-name="T111">Enables or disables the 2.4GHz WiFi interface</text:span><text:span/></text:p>
          </table:table-cell>
        </table:table-row>
        <table:table-row table:style-name="ro15" table:default-cell-style-name="ce26">
          <table:table-cell table:style-name="ce39">
            <text:p text:style-name="P94"><text:span text:style-name="T112">wifi5on / wifi5off</text:span><text:span/></text:p>
          </table:table-cell>
          <table:table-cell table:style-name="ce40">
            <text:p text:style-name="P95"><text:span text:style-name="T113">Enables or disables the 5GHz WiFi interface</text:span><text:span/></text:p>
          </table:table-cell>
        </table:table-row>
        <table:table-row table:style-name="ro16" table:default-cell-style-name="ce26">
          <table:table-cell table:style-name="ce41">
            <text:p text:style-name="P96"><text:span text:style-name="T114">vpn_bcn</text:span><text:span/></text:p>
          </table:table-cell>
          <table:table-cell table:style-name="ce42">
            <text:p text:style-name="P97"><text:span text:style-name="T115">Activates Surfshark VPN peer Barcelona</text:span><text:span text:style-name="T116"> (example if you have a vpn configured)</text:span><text:span/></text:p>
          </table:table-cell>
        </table:table-row>
        <table:table-row table:style-name="ro17" table:default-cell-style-name="ce26">
          <table:table-cell table:style-name="ce43">
            <text:p text:style-name="P98"><text:span text:style-name="T117">clients_connected</text:span><text:span/></text:p>
          </table:table-cell>
          <table:table-cell table:style-name="ce44">
            <text:p text:style-name="P99"><text:span text:style-name="T118">Shows all connected devices with MAC, IP, hostname and WiFi signal</text:span><text:span/></text:p>
          </table:table-cell>
        </table:table-row>
      </table:table>
      <text:p text:style-name="P100"><text:span/><text:span/></text:p>
      <text:p text:style-name="P101"><text:span text:style-name="T119">3. Prerequisites</text:span><text:span/></text:p>
      <text:list text:style-name="WWNum2" text:continue-numbering="true">
        <text:list-item>
          <text:p text:style-name="P102"><text:span text:style-name="T120">MikroTik router with RouterOS version 7.x (tested on 7.21.1)</text:span><text:span/></text:p>
        </text:list-item>
        <text:list-item>
          <text:p text:style-name="P103"><text:span text:style-name="T121">Surfshark Wireguard VPN already configured on the router with at least one active peer</text:span><text:span/></text:p>
        </text:list-item>
        <text:list-item>
          <text:p text:style-name="P104"><text:span text:style-name="T122">Internet access from the router (for Telegram API communication)</text:span><text:span/></text:p>
        </text:list-item>
        <text:list-item>
          <text:p text:style-name="P105"><text:span text:style-name="T123">A Telegram bot created with @BotFather (see section 4.1)</text:span><text:span/></text:p>
        </text:list-item>
        <text:list-item>
          <text:p text:style-name="P106"><text:span text:style-name="T124">Your Telegram Chat ID (see section 4.1)</text:span><text:span/></text:p>
        </text:list-item>
        <text:list-item>
          <text:p text:style-name="P107"><text:span text:style-name="T125">WiFi interfaces using the /interface/wifi driver (RouterOS 7.x native, not CAPsMAN)</text:span><text:span/></text:p>
        </text:list-item>
      </text:list>
      <text:p text:style-name="P108"><text:span/><text:span/></text:p>
      <table:table table:style-name="ta3">
        <table:table-columns>
          <table:table-column table:style-name="co6"/>
        </table:table-columns>
        <table:table-row table:style-name="ro18" table:default-cell-style-name="ce45">
          <table:table-cell table:style-name="ce46">
            <text:p text:style-name="P109"><text:span text:style-name="T126">⚠️<text:s text:c="2"/>Note on WiFi interfaces: The WiFi enable/disable commands use /interface/wifi which corresponds to the native RouterOS 7.x driver. If you use CAPsMAN (cap or cap-bridge interfaces) you will need to adapt those commands.</text:span><text:span/></text:p>
          </table:table-cell>
        </table:table-row>
      </table:table>
      <text:p text:style-name="P110"><text:span/><text:span/></text:p>
      <text:p text:style-name="P111"><text:span><text:soft-page-break/></text:span><text:span/></text:p>
      <text:p text:style-name="P112"><text:span text:style-name="T127">4. Step-by-Step Installation Guide</text:span><text:span/></text:p>
      <text:p text:style-name="P113"><text:span text:style-name="T128">4.1. Create the Telegram Bot</text:span><text:span/></text:p>
      <text:list text:style-name="WWNum3" text:continue-numbering="true">
        <text:list-item>
          <text:p text:style-name="P114"><text:span text:style-name="T129">Open Telegram and search for @BotFather</text:span><text:span/></text:p>
        </text:list-item>
        <text:list-item>
          <text:p text:style-name="P115"><text:span text:style-name="T130">Send the /newbot command and follow the instructions</text:span><text:span/></text:p>
        </text:list-item>
        <text:list-item>
          <text:p text:style-name="P116"><text:span text:style-name="T131">BotFather will provide a TOKEN (format: 123456789:ABCdefGHI...)</text:span><text:span/></text:p>
        </text:list-item>
        <text:list-item>
          <text:p text:style-name="P117"><text:span text:style-name="T132">To get your Chat ID: send a message to your bot and visit in the browser:</text:span><text:span/></text:p>
        </text:list-item>
      </text:list>
      <text:p text:style-name="P118"><text:span/><text:span/></text:p>
      <text:p text:style-name="P119"><text:span text:style-name="T133">https://api.telegram.org/botYOUR_TOKEN/getUpdates</text:span><text:span/></text:p>
      <text:p text:style-name="P120"><text:span text:style-name="T134">Look for the "id" field inside "chat" in the JSON response.</text:span><text:span/></text:p>
      <text:p text:style-name="P121"><text:span/><text:span/></text:p>
      <text:p text:style-name="P122"><text:span text:style-name="T135">4.2. Configure Scripts in RouterOS</text:span><text:span/></text:p>
      <text:p text:style-name="P123"><text:span text:style-name="T136">In the MikroTik web interface (Winbox or WebFig), go to System → Scripts and create the following scripts. For each one, click the + button (add), enter the exact name and paste the corresponding code.</text:span><text:span/></text:p>
      <text:p text:style-name="P124"><text:span/><text:span/></text:p>
      <table:table table:style-name="ta4">
        <table:table-columns>
          <table:table-column table:style-name="co7"/>
        </table:table-columns>
        <table:table-row table:style-name="ro19" table:default-cell-style-name="ce47">
          <table:table-cell table:style-name="ce48">
            <text:p text:style-name="P125"><text:span text:style-name="T137">⚠️<text:s text:c="2"/>Important: First of all, edit the config script with your Telegram token, Chat ID and the exact names of your network interfaces.</text:span><text:span/></text:p>
          </table:table-cell>
        </table:table-row>
      </table:table>
      <text:p text:style-name="P126"><text:span/><text:span/></text:p>
      <text:p text:style-name="P127"><text:span text:style-name="T138">Script names to create (in this order):</text:span><text:span/></text:p>
      <text:list text:style-name="WWNum2" text:continue-numbering="true">
        <text:list-item>
          <text:p text:style-name="P128"><text:span text:style-name="T139">config</text:span><text:span/></text:p>
        </text:list-item>
        <text:list-item>
          <text:p text:style-name="P129"><text:span text:style-name="T140">tgSend</text:span><text:span/></text:p>
        </text:list-item>
        <text:list-item>
          <text:p text:style-name="P130"><text:span text:style-name="T141">monitorVPN</text:span><text:span/></text:p>
        </text:list-item>
        <text:list-item>
          <text:p text:style-name="P131"><text:span text:style-name="T142">monitorDevices</text:span><text:span/></text:p>
        </text:list-item>
        <text:list-item>
          <text:p text:style-name="P132"><text:span text:style-name="T143">tgCommands</text:span><text:span/></text:p>
        </text:list-item>
        <text:list-item>
          <text:p text:style-name="P133"><text:span text:style-name="T144">startupMsg</text:span><text:span/></text:p>
        </text:list-item>
        <text:list-item>
          <text:p text:style-name="P134"><text:span text:style-name="T145">install</text:span><text:span/></text:p>
        </text:list-item>
        <text:list-item>
          <text:p text:style-name="P135"><text:span text:style-name="T146">help</text:span><text:span/></text:p>
        </text:list-item>
        <text:list-item>
          <text:p text:style-name="P136"><text:span text:style-name="T147">status</text:span><text:span/></text:p>
        </text:list-item>
        <text:list-item>
          <text:p text:style-name="P137"><text:span text:style-name="T148">log</text:span><text:span/></text:p>
        </text:list-item>
        <text:list-item>
          <text:p text:style-name="P138"><text:span text:style-name="T149">reboot</text:span><text:span/></text:p>
        </text:list-item>
        <text:list-item>
          <text:p text:style-name="P139"><text:span text:style-name="T150">wifi24on</text:span><text:span/></text:p>
        </text:list-item>
        <text:list-item>
          <text:p text:style-name="P140"><text:span text:style-name="T151">wifi24off</text:span><text:span/></text:p>
        </text:list-item>
        <text:list-item>
          <text:p text:style-name="P141"><text:span text:style-name="T152">wifi5on</text:span><text:span/></text:p>
        </text:list-item>
        <text:list-item>
          <text:p text:style-name="P142"><text:span text:style-name="T153">wifi5off</text:span><text:span/></text:p>
        </text:list-item>
        <text:list-item>
          <text:p text:style-name="P143"><text:span text:style-name="T154">vpn_bcn</text:span><text:span/></text:p>
        </text:list-item>
        <text:list-item>
          <text:p text:style-name="P144"><text:span text:style-name="T155">clients_connected</text:span><text:span text:style-name="T156"/><text:span/></text:p>
        </text:list-item>
      </text:list>
      <text:p text:style-name="P145"><text:span/><text:span/></text:p>
      <text:p text:style-name="P146"><text:span text:style-name="T157">4.3. Install the Schedulers</text:span><text:span/></text:p>
      <text:p text:style-name="P147"><text:span text:style-name="T158">Once all scripts are created, open the RouterOS Terminal (New Terminal in Winbox) and run:</text:span><text:span/></text:p>
      <text:p text:style-name="P148"><text:span/><text:span/></text:p>
      <text:p text:style-name="P149"><text:span text:style-name="T159">/system/script/run install</text:span><text:span/></text:p>
      <text:p text:style-name="P150"><text:span/><text:span/></text:p>
      <text:p text:style-name="P151"><text:span text:style-name="T160">This will automatically create all necessary schedulers and send a confirmation message to Telegram.</text:span><text:span/></text:p>
      <text:p text:style-name="P152"><text:span/><text:span/></text:p>
      <text:p text:style-name="P153"><text:span text:style-name="T161">4.4. Verify the Installation</text:span><text:span/></text:p>
      <text:p text:style-name="P154"><text:span text:style-name="T162">After running the installer you should receive a confirmation message in Telegram indicating the system is active. You can verify the schedulers at System → Scheduler and check that the 4 schedulers appear.</text:span><text:span/></text:p>
      <text:p text:style-name="P155"><text:span/><text:span/></text:p>
      <text:p text:style-name="P156"><text:span text:style-name="T163">To test the system, send the /help command to your bot and you should receive the list of available commands.</text:span><text:span/></text:p>
      <text:p text:style-name="P157"><text:span/><text:span/></text:p>
      <table:table table:style-name="ta5">
        <table:table-columns>
          <table:table-column table:style-name="co8"/>
        </table:table-columns>
        <table:table-row table:style-name="ro20" table:default-cell-style-name="ce49">
          <table:table-cell table:style-name="ce50">
            <text:p text:style-name="P158"><text:span text:style-name="T164">ℹ️<text:s text:c="2"/>The tg_offset.txt file is created automatically the first time tgCommands receives a message. The deviceList.txt file is created the first time monitorDevices detects a connected device.</text:span><text:span/></text:p>
          </table:table-cell>
        </table:table-row>
      </table:table>
      <text:p text:style-name="P159"><text:span/><text:span/></text:p>
      <text:p text:style-name="P160"><text:span><text:soft-page-break/></text:span><text:span/></text:p>
      <text:p text:style-name="P161"><text:span text:style-name="T165">5. Telegram Commands</text:span><text:span/></text:p>
      <table:table table:style-name="ta6">
        <table:table-columns>
          <table:table-column table:style-name="co9"/>
          <table:table-column table:style-name="co10"/>
        </table:table-columns>
        <table:table-header-rows>
          <table:table-row table:style-name="ro21" table:default-cell-style-name="ce51">
            <table:table-cell table:style-name="ce52">
              <text:p text:style-name="P162"><text:span text:style-name="T166">Command</text:span><text:span/></text:p>
            </table:table-cell>
            <table:table-cell table:style-name="ce53">
              <text:p text:style-name="P163"><text:span text:style-name="T167">Description</text:span><text:span/></text:p>
            </table:table-cell>
          </table:table-row>
        </table:table-header-rows>
        <table:table-row table:style-name="ro22" table:default-cell-style-name="ce51">
          <table:table-cell table:style-name="ce54">
            <text:p text:style-name="P164"><text:span text:style-name="T168">/help</text:span><text:span/></text:p>
          </table:table-cell>
          <table:table-cell table:style-name="ce55">
            <text:p text:style-name="P165"><text:span text:style-name="T169">Shows the list of all available commands</text:span><text:span/></text:p>
          </table:table-cell>
        </table:table-row>
        <table:table-row table:style-name="ro23" table:default-cell-style-name="ce51">
          <table:table-cell table:style-name="ce56">
            <text:p text:style-name="P166"><text:span text:style-name="T170">/status</text:span><text:span/></text:p>
          </table:table-cell>
          <table:table-cell table:style-name="ce57">
            <text:p text:style-name="P167"><text:span text:style-name="T171">Shows full status: CPU, RAM, uptime, VPN, WiFi and connected clients</text:span><text:span/></text:p>
          </table:table-cell>
        </table:table-row>
        <table:table-row table:style-name="ro24" table:default-cell-style-name="ce51">
          <table:table-cell table:style-name="ce58">
            <text:p text:style-name="P168"><text:span text:style-name="T172">/log</text:span><text:span/></text:p>
          </table:table-cell>
          <table:table-cell table:style-name="ce59">
            <text:p text:style-name="P169"><text:span text:style-name="T173">Shows the last 20 MikroTik system log entries</text:span><text:span/></text:p>
          </table:table-cell>
        </table:table-row>
        <table:table-row table:style-name="ro25" table:default-cell-style-name="ce51">
          <table:table-cell table:style-name="ce60">
            <text:p text:style-name="P170"><text:span text:style-name="T174">/reboot</text:span><text:span/></text:p>
          </table:table-cell>
          <table:table-cell table:style-name="ce61">
            <text:p text:style-name="P171"><text:span text:style-name="T175">Reboots the router (waits 3 seconds before executing)</text:span><text:span/></text:p>
          </table:table-cell>
        </table:table-row>
        <table:table-row table:style-name="ro26" table:default-cell-style-name="ce51">
          <table:table-cell table:style-name="ce62">
            <text:p text:style-name="P172"><text:span text:style-name="T176">/wifi24on</text:span><text:span/></text:p>
          </table:table-cell>
          <table:table-cell table:style-name="ce63">
            <text:p text:style-name="P173"><text:span text:style-name="T177">Enables the configured 2.4GHz WiFi interface</text:span><text:span/></text:p>
          </table:table-cell>
        </table:table-row>
        <table:table-row table:style-name="ro27" table:default-cell-style-name="ce51">
          <table:table-cell table:style-name="ce64">
            <text:p text:style-name="P174"><text:span text:style-name="T178">/wifi24off</text:span><text:span/></text:p>
          </table:table-cell>
          <table:table-cell table:style-name="ce65">
            <text:p text:style-name="P175"><text:span text:style-name="T179">Disables the configured 2.4GHz WiFi interface</text:span><text:span/></text:p>
          </table:table-cell>
        </table:table-row>
        <table:table-row table:style-name="ro28" table:default-cell-style-name="ce51">
          <table:table-cell table:style-name="ce66">
            <text:p text:style-name="P176"><text:span text:style-name="T180">/wifi5on</text:span><text:span/></text:p>
          </table:table-cell>
          <table:table-cell table:style-name="ce67">
            <text:p text:style-name="P177"><text:span text:style-name="T181">Enables the configured 5GHz WiFi interface</text:span><text:span/></text:p>
          </table:table-cell>
        </table:table-row>
        <table:table-row table:style-name="ro29" table:default-cell-style-name="ce51">
          <table:table-cell table:style-name="ce68">
            <text:p text:style-name="P178"><text:span text:style-name="T182">/wifi5off</text:span><text:span/></text:p>
          </table:table-cell>
          <table:table-cell table:style-name="ce69">
            <text:p text:style-name="P179"><text:span text:style-name="T183">Disables the configured 5GHz WiFi interface</text:span><text:span/></text:p>
          </table:table-cell>
        </table:table-row>
        <table:table-row table:style-name="ro30" table:default-cell-style-name="ce51">
          <table:table-cell table:style-name="ce70">
            <text:p text:style-name="P180"><text:span text:style-name="T184">/vpn_bcn</text:span><text:span/></text:p>
          </table:table-cell>
          <table:table-cell table:style-name="ce71">
            <text:p text:style-name="P181"><text:span text:style-name="T185">Activates Surfshark VPN peer Barcelona</text:span><text:span/></text:p>
          </table:table-cell>
        </table:table-row>
        <table:table-row table:style-name="ro31" table:default-cell-style-name="ce51">
          <table:table-cell table:style-name="ce72">
            <text:p text:style-name="P182"><text:span text:style-name="T186">/</text:span><text:span text:style-name="T187">clients</text:span><text:span text:style-name="T188">_c</text:span><text:span text:style-name="T189">onnected</text:span><text:span/></text:p>
          </table:table-cell>
          <table:table-cell table:style-name="ce73">
            <text:p text:style-name="P183"><text:span text:style-name="T190">Shows all connected devices: network, hostname, IP, MAC and WiFi signal</text:span><text:span/></text:p>
          </table:table-cell>
        </table:table-row>
      </table:table>
      <text:p text:style-name="P184"><text:span/><text:span/></text:p>
      <text:p text:style-name="P185"><text:span text:style-name="T191">6. Automatic Alerts</text:span><text:span/></text:p>
      <table:table table:style-name="ta7">
        <table:table-columns>
          <table:table-column table:style-name="co11"/>
          <table:table-column table:style-name="co12"/>
          <table:table-column table:style-name="co13"/>
        </table:table-columns>
        <table:table-header-rows>
          <table:table-row table:style-name="ro32" table:default-cell-style-name="ce74">
            <table:table-cell table:style-name="ce75">
              <text:p text:style-name="P186"><text:span text:style-name="T192">Emoji</text:span><text:span/></text:p>
            </table:table-cell>
            <table:table-cell table:style-name="ce76">
              <text:p text:style-name="P187"><text:span text:style-name="T193">Event</text:span><text:span/></text:p>
            </table:table-cell>
            <table:table-cell table:style-name="ce77">
              <text:p text:style-name="P188"><text:span text:style-name="T194">Information included</text:span><text:span/></text:p>
            </table:table-cell>
          </table:table-row>
        </table:table-header-rows>
        <table:table-row table:style-name="ro33" table:default-cell-style-name="ce74">
          <table:table-cell table:style-name="ce78">
            <text:p text:style-name="P189"><text:span text:style-name="T195">🔴</text:span><text:span/></text:p>
          </table:table-cell>
          <table:table-cell table:style-name="ce79">
            <text:p text:style-name="P190"><text:span text:style-name="T196">Surfshark VPN down</text:span><text:span/></text:p>
          </table:table-cell>
          <table:table-cell table:style-name="ce80">
            <text:p text:style-name="P191"><text:span text:style-name="T197">Interface name, date and time of event</text:span><text:span/></text:p>
          </table:table-cell>
        </table:table-row>
        <table:table-row table:style-name="ro34" table:default-cell-style-name="ce74">
          <table:table-cell table:style-name="ce81">
            <text:p text:style-name="P192"><text:span text:style-name="T198">🟢</text:span><text:span/></text:p>
          </table:table-cell>
          <table:table-cell table:style-name="ce82">
            <text:p text:style-name="P193"><text:span text:style-name="T199">Surfshark VPN recovered</text:span><text:span/></text:p>
          </table:table-cell>
          <table:table-cell table:style-name="ce83">
            <text:p text:style-name="P194"><text:span text:style-name="T200">Interface name, date and time of recovery</text:span><text:span/></text:p>
          </table:table-cell>
        </table:table-row>
        <table:table-row table:style-name="ro35" table:default-cell-style-name="ce74">
          <table:table-cell table:style-name="ce84">
            <text:p text:style-name="P195"><text:span text:style-name="T201">📶</text:span><text:span/></text:p>
          </table:table-cell>
          <table:table-cell table:style-name="ce85">
            <text:p text:style-name="P196"><text:span text:style-name="T202">WiFi device connected</text:span><text:span/></text:p>
          </table:table-cell>
          <table:table-cell table:style-name="ce86">
            <text:p text:style-name="P197"><text:span text:style-name="T203">Network (2.4G/5G), hostname, IP, MAC, signal, time</text:span><text:span/></text:p>
          </table:table-cell>
        </table:table-row>
        <table:table-row table:style-name="ro36" table:default-cell-style-name="ce74">
          <table:table-cell table:style-name="ce87">
            <text:p text:style-name="P198"><text:span text:style-name="T204">📴</text:span><text:span/></text:p>
          </table:table-cell>
          <table:table-cell table:style-name="ce88">
            <text:p text:style-name="P199"><text:span text:style-name="T205">WiFi device disconnected</text:span><text:span/></text:p>
          </table:table-cell>
          <table:table-cell table:style-name="ce89">
            <text:p text:style-name="P200"><text:span text:style-name="T206">Network (2.4G/5G), hostname, IP, MAC, time</text:span><text:span/></text:p>
          </table:table-cell>
        </table:table-row>
        <table:table-row table:style-name="ro37" table:default-cell-style-name="ce74">
          <table:table-cell table:style-name="ce90">
            <text:p text:style-name="P201"><text:span text:style-name="T207">🔌</text:span><text:span/></text:p>
          </table:table-cell>
          <table:table-cell table:style-name="ce91">
            <text:p text:style-name="P202"><text:span text:style-name="T208">Ethernet device connected</text:span><text:span/></text:p>
          </table:table-cell>
          <table:table-cell table:style-name="ce92">
            <text:p text:style-name="P203"><text:span text:style-name="T209">Ethernet interface, hostname, IP, MAC, time</text:span><text:span/></text:p>
          </table:table-cell>
        </table:table-row>
        <table:table-row table:style-name="ro38" table:default-cell-style-name="ce74">
          <table:table-cell table:style-name="ce93">
            <text:p text:style-name="P204"><text:span text:style-name="T210">🔌</text:span><text:span/></text:p>
          </table:table-cell>
          <table:table-cell table:style-name="ce94">
            <text:p text:style-name="P205"><text:span text:style-name="T211">Ethernet device disconnected</text:span><text:span/></text:p>
          </table:table-cell>
          <table:table-cell table:style-name="ce95">
            <text:p text:style-name="P206"><text:span text:style-name="T212">Ethernet interface, hostname, IP, MAC, time</text:span><text:span/></text:p>
          </table:table-cell>
        </table:table-row>
        <table:table-row table:style-name="ro39" table:default-cell-style-name="ce74">
          <table:table-cell table:style-name="ce96">
            <text:p text:style-name="P207"><text:span text:style-name="T213">🟢</text:span><text:span/></text:p>
          </table:table-cell>
          <table:table-cell table:style-name="ce97">
            <text:p text:style-name="P208"><text:span text:style-name="T214">Router started/rebooted</text:span><text:span/></text:p>
          </table:table-cell>
          <table:table-cell table:style-name="ce98">
            <text:p text:style-name="P209"><text:span text:style-name="T215">RouterOS version, hardware, boot time</text:span><text:span/></text:p>
          </table:table-cell>
        </table:table-row>
      </table:table>
      <text:p text:style-name="P210"><text:span/><text:span/></text:p>
      <text:p text:style-name="P211"><text:span><text:soft-page-break/></text:span><text:span/></text:p>
      <text:p text:style-name="P212"><text:span text:style-name="T216">7. Surfshark VPN Management</text:span><text:span/></text:p>
      <text:p text:style-name="P213"><text:span text:style-name="T217">The system allows switching between different Surfshark Wireguard VPN peers configured on the router. Each VPN has its own dedicated script following the same paradigm as the rest of the commands.</text:span><text:span/></text:p>
      <text:p text:style-name="P214"><text:span/><text:span/></text:p>
      <text:p text:style-name="P215"><text:span text:style-name="T218">How it works</text:span><text:span/></text:p>
      <text:list text:style-name="WWNum2" text:continue-numbering="true">
        <text:list-item>
          <text:p text:style-name="P216"><text:span text:style-name="T219">The script disables ALL active Wireguard peers</text:span><text:span/></text:p>
        </text:list-item>
        <text:list-item>
          <text:p text:style-name="P217"><text:span text:style-name="T220">Enables the desired peer by exact name</text:span><text:span/></text:p>
        </text:list-item>
        <text:list-item>
          <text:p text:style-name="P218"><text:span text:style-name="T221">Verifies the peer is active after the switch</text:span><text:span/></text:p>
        </text:list-item>
        <text:list-item>
          <text:p text:style-name="P219"><text:span text:style-name="T222">Reports the result via Telegram with ✅, ⚠️ or ❌</text:span><text:span/></text:p>
        </text:list-item>
      </text:list>
      <text:p text:style-name="P220"><text:span/><text:span/></text:p>
      <text:p text:style-name="P221"><text:span text:style-name="T223">Adding a new VPN</text:span><text:span/></text:p>
      <text:p text:style-name="P222"><text:span text:style-name="T224">To add a new VPN server, copy any vpn_* script, rename it (e.g. vpn_mad) and change only the targetPeer variable with the exact name of the Wireguard peer:</text:span><text:span/></text:p>
      <text:p text:style-name="P223"><text:span/><text:span/></text:p>
      <text:p text:style-name="P224"><text:span text:style-name="T225"># SCRIPT: vpn_mad</text:span><text:span/></text:p>
      <text:p text:style-name="P225"><text:span text:style-name="T226"># Description: Activates Surfshark VPN peer Madrid</text:span><text:span/></text:p>
      <text:p text:style-name="P226"><text:span text:style-name="T227">:local targetPeer "wireguard-peer-MAD"</text:span><text:span/></text:p>
      <text:p text:style-name="P227"><text:span/><text:span/></text:p>
      <text:p text:style-name="P228"><text:span text:style-name="T228">The script name determines the Telegram command: the vpn_mad script is triggered by the /vpn_mad command.</text:span><text:span/></text:p>
      <text:p text:style-name="P229"><text:span/><text:span/></text:p>
      <text:p text:style-name="P230"><text:span text:style-name="T229">8. State Persistence</text:span><text:span/></text:p>
      <text:p text:style-name="P231"><text:span text:style-name="T230">The system uses two files to maintain state between executions:</text:span><text:span/></text:p>
      <text:p text:style-name="P232"><text:span/><text:span/></text:p>
      <table:table table:style-name="ta8">
        <table:table-columns>
          <table:table-column table:style-name="co14"/>
          <table:table-column table:style-name="co15"/>
        </table:table-columns>
        <table:table-header-rows>
          <table:table-row table:style-name="ro40" table:default-cell-style-name="ce99">
            <table:table-cell table:style-name="ce100">
              <text:p text:style-name="P233"><text:span text:style-name="T231">File</text:span><text:span/></text:p>
            </table:table-cell>
            <table:table-cell table:style-name="ce101">
              <text:p text:style-name="P234"><text:span text:style-name="T232">Contents</text:span><text:span/></text:p>
            </table:table-cell>
          </table:table-row>
        </table:table-header-rows>
        <table:table-row table:style-name="ro41" table:default-cell-style-name="ce99">
          <table:table-cell table:style-name="ce102">
            <text:p text:style-name="P235"><text:span text:style-name="T233">tg_offset.txt</text:span><text:span/></text:p>
          </table:table-cell>
          <table:table-cell table:style-name="ce103">
            <text:p text:style-name="P236"><text:span text:style-name="T234">Last processed Telegram update_id. Prevents processing the same message twice.</text:span><text:span/></text:p>
          </table:table-cell>
        </table:table-row>
        <table:table-row table:style-name="ro42" table:default-cell-style-name="ce99">
          <table:table-cell table:style-name="ce104">
            <text:p text:style-name="P237"><text:span text:style-name="T235">deviceList.txt</text:span><text:span/></text:p>
          </table:table-cell>
          <table:table-cell table:style-name="ce105">
            <text:p text:style-name="P238"><text:span text:style-name="T236">List of currently connected devices in CSV format. Allows detecting connections and disconnections.</text:span><text:span/></text:p>
          </table:table-cell>
        </table:table-row>
      </table:table>
      <text:p text:style-name="P239"><text:span/><text:span/></text:p>
      <table:table table:style-name="ta9">
        <table:table-columns>
          <table:table-column table:style-name="co16"/>
        </table:table-columns>
        <table:table-row table:style-name="ro43" table:default-cell-style-name="ce106">
          <table:table-cell table:style-name="ce107">
            <text:p text:style-name="P240"><text:span text:style-name="T237">ℹ️<text:s text:c="2"/>These files are created automatically. If deleted, tg_offset.txt will be recreated with the next received message. If deviceList.txt is deleted, all currently connected devices will be notified as new on the next monitorDevices execution.</text:span><text:span/></text:p>
          </table:table-cell>
        </table:table-row>
      </table:table>
      <text:p text:style-name="P241"><text:span/><text:span/></text:p>
      <text:p text:style-name="P242"><text:span><text:soft-page-break/></text:span><text:span/></text:p>
      <text:p text:style-name="P243"><text:span text:style-name="T238">9. Troubleshooting</text:span><text:span/></text:p>
      <text:p text:style-name="P244"><text:span text:style-name="T239">Bot does not respond to commands</text:span><text:span/></text:p>
      <text:list text:style-name="WWNum2" text:continue-numbering="true">
        <text:list-item>
          <text:p text:style-name="P245"><text:span text:style-name="T240">Verify that the tgCommands scheduler is active in System → Scheduler</text:span><text:span/></text:p>
        </text:list-item>
        <text:list-item>
          <text:p text:style-name="P246"><text:span text:style-name="T241">Check that the TOKEN and CHAT_ID in the config script are correct</text:span><text:span/></text:p>
        </text:list-item>
        <text:list-item>
          <text:p text:style-name="P247"><text:span text:style-name="T242">Review the system log (/log/print in terminal) for connection errors</text:span><text:span/></text:p>
        </text:list-item>
        <text:list-item>
          <text:p text:style-name="P248"><text:span text:style-name="T243">Check that tg_offset.txt is not blocking messages with a too-high offset</text:span><text:span/></text:p>
        </text:list-item>
      </text:list>
      <text:p text:style-name="P249"><text:span/><text:span/></text:p>
      <text:p text:style-name="P250"><text:span text:style-name="T244">No VPN alerts arriving</text:span><text:span/></text:p>
      <text:list text:style-name="WWNum2" text:continue-numbering="true">
        <text:list-item>
          <text:p text:style-name="P251"><text:span text:style-name="T245">Verify the interface name in vpnInterface matches exactly the name in /interface/wireguard/</text:span><text:span/></text:p>
        </text:list-item>
        <text:list-item>
          <text:p text:style-name="P252"><text:span text:style-name="T246">Check the monitorVPN scheduler is active</text:span><text:span/></text:p>
        </text:list-item>
        <text:list-item>
          <text:p text:style-name="P253"><text:span text:style-name="T247">Verify the global variable vpnWasUp is initialized (run config manually)</text:span><text:span/></text:p>
        </text:list-item>
      </text:list>
      <text:p text:style-name="P254"><text:span/><text:span/></text:p>
      <text:p text:style-name="P255"><text:span text:style-name="T248">WiFi or Ethernet devices not detected</text:span><text:span/></text:p>
      <text:list text:style-name="WWNum2" text:continue-numbering="true">
        <text:list-item>
          <text:p text:style-name="P256"><text:span text:style-name="T249">Verify the interface names in wifi24Interface and wifi5Interface are correct</text:span><text:span/></text:p>
        </text:list-item>
        <text:list-item>
          <text:p text:style-name="P257"><text:span text:style-name="T250">Check the interface uses the /interface/wifi driver (RouterOS 7.x)</text:span><text:span/></text:p>
        </text:list-item>
        <text:list-item>
          <text:p text:style-name="P258"><text:span text:style-name="T251">WiFi clients must appear in /interface/wifi/registration/find</text:span><text:span/></text:p>
        </text:list-item>
        <text:list-item>
          <text:p text:style-name="P259"><text:span text:style-name="T252">Ethernet devices are detected via ARP table (/ip/arp/find complete=yes)</text:span><text:span/></text:p>
        </text:list-item>
      </text:list>
      <text:p text:style-name="P260"><text:span/><text:span/></text:p>
      <text:p text:style-name="P261"><text:span text:style-name="T253">Fetch/connection errors</text:span><text:span/></text:p>
      <text:list text:style-name="WWNum2" text:continue-numbering="true">
        <text:list-item>
          <text:p text:style-name="P262"><text:span text:style-name="T254">Make sure the router has Internet access</text:span><text:span/></text:p>
        </text:list-item>
        <text:list-item>
          <text:p text:style-name="P263"><text:span text:style-name="T255">If the VPN is down and traffic goes through it, alerts will also fail</text:span><text:span/></text:p>
        </text:list-item>
        <text:list-item>
          <text:p text:style-name="P264"><text:span text:style-name="T256">Configure a fallback route so that api.telegram.org traffic does not use the VPN</text:span><text:span/></text:p>
        </text:list-item>
      </text:list>
      <text:p text:style-name="P265"><text:span/><text:span/></text:p>
      <text:p text:style-name="P266"><text:span text:style-name="T257">WiFi commands not working</text:span><text:span/></text:p>
      <text:list text:style-name="WWNum2" text:continue-numbering="true">
        <text:list-item>
          <text:p text:style-name="P267"><text:span text:style-name="T258">Verify you are using RouterOS 7.x with the /interface/wifi driver</text:span><text:span/></text:p>
        </text:list-item>
        <text:list-item>
          <text:p text:style-name="P268"><text:span text:style-name="T259">If using CAPsMAN, adapt the commands to /interface/cap</text:span><text:span/></text:p>
        </text:list-item>
      </text:list>
      <text:p text:style-name="P269"><text:span/><text:span/></text:p>
      <text:p text:style-name="P270"><text:span text:style-name="T260">10. Customization</text:span><text:span/></text:p>
      <text:p text:style-name="P271"><text:span text:style-name="T261">Adjust execution intervals</text:span><text:span/></text:p>
      <text:p text:style-name="P272"><text:span text:style-name="T262">Edit the values in the config script:</text:span><text:span/></text:p>
      <text:p text:style-name="P273"><text:span/><text:span/></text:p>
      <text:p text:style-name="P274"><text:span text:style-name="T263">:global vpnCheckInterval 30<text:s text:c="6"/># VPN interval in seconds</text:span><text:span/></text:p>
      <text:p text:style-name="P275"><text:span text:style-name="T264">:global deviceCheckInterval 15<text:s text:c="3"/># Device interval in seconds</text:span><text:span/></text:p>
      <text:p text:style-name="P276"><text:span text:style-name="T265">:global telegramPollInterval 5<text:s text:c="3"/># Telegram polling interval in seconds</text:span><text:span/></text:p>
      <text:p text:style-name="P277"><text:span/><text:span/></text:p>
      <text:p text:style-name="P278"><text:span text:style-name="T266">Time-based alerts</text:span><text:span/></text:p>
      <text:p text:style-name="P279"><text:span text:style-name="T267">To receive alerts only during certain hours, add at the beginning of the monitoring scripts:</text:span><text:span/></text:p>
      <text:p text:style-name="P280"><text:span/><text:span/></text:p>
      <text:p text:style-name="P281"><text:span text:style-name="T268">:local hour [:tonum [:pick [/system/clock/get time] 0 2]]</text:span><text:span/></text:p>
      <text:p text:style-name="P282"><text:span text:style-name="T269">:if ($hour &lt; 8 || $hour &gt; 22) do={ :error "Outside schedule" }</text:span><text:span/></text:p>
      <text:p text:style-name="P283"><text:span/><text:span/></text:p>
      <text:p text:style-name="P284"><text:span text:style-name="T270">This would send alerts only between 08:00 and 22:00.</text:span><text:span/></text:p>
      <text:p text:style-name="P285"><text:span/><text:span/></text:p>
      <text:p text:style-name="P286"><text:span text:style-name="T271">Add new VPN servers</text:span><text:span/></text:p>
      <text:p text:style-name="P287"><text:span text:style-name="T272">Copy any vpn_* script, rename it and change the targetPeer variable with the exact name of the Wireguard peer. The new command will be available automatically via Telegram with /script_name.</text:span><text:span/></text:p>
      <text:p text:style-name="P288"><text:span/><text:span/></text:p>
      <text:p text:style-name="P289"><text:span text:style-name="T273">Add custom commands</text:span><text:span/></text:p>
      <text:p text:style-name="P290"><text:span text:style-name="T274">Create a new script in System → Scripts with the command name (without the /). For example, for the /temperature command create a script named temperature. tgCommands will detect it and launch it automatically.</text:span><text:span/></text:p>
      <text:p text:style-name="P291"><text:span/><text:span/></text:p>
      <text:p text:style-name="P292"><text:span text:style-name="T275">End of docume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family="Arial" style:font-family-asian="Arial" style:font-family-complex="Arial" fo:font-size="11pt" style:font-size-complex="11pt"/>
    </style:default-style>
    <style:default-style style:family="text">
      <style:text-properties fo:font-family="Arial" style:font-family-asian="Arial" style:font-family-complex="Arial" fo:font-size="11pt" style:font-size-complex="11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class="default" style:display-name="Normal" style:family="paragraph" style:name="834">
      <style:paragraph-properties/>
    </style:style>
    <style:style style:parent-style-name="834" style:display-name="Heading 7" style:family="paragraph" style:name="835">
      <style:paragraph-properties fo:margin-top="2pt" fo:margin-bottom="0pt"/>
      <style:text-properties fo:color="#595959" fo:font-family="Arial" style:font-family-asian="Arial" style:font-family-complex="Arial"/>
    </style:style>
    <style:style style:parent-style-name="834" style:display-name="Heading 8" style:family="paragraph" style:name="836">
      <style:paragraph-properties fo:margin-bottom="0pt"/>
      <style:text-properties fo:color="#272727" fo:font-family="Arial" style:font-family-asian="Arial" style:font-family-complex="Arial" fo:font-style="italic"/>
    </style:style>
    <style:style style:parent-style-name="834" style:display-name="Heading 9" style:family="paragraph" style:name="837">
      <style:paragraph-properties fo:margin-bottom="0pt"/>
      <style:text-properties fo:color="#272727" fo:font-family="Arial" style:font-family-asian="Arial" style:font-family-complex="Arial" fo:font-style="italic"/>
    </style:style>
    <style:style style:class="default" style:display-name="Default Paragraph Font" style:family="text" style:name="838">
      <style:paragraph-properties/>
    </style:style>
    <style:style style:parent-style-name="838" style:display-name="Heading 1 Char" style:family="text" style:name="840">
      <style:paragraph-properties/>
      <style:text-properties fo:color="#0f4761" fo:font-family="Arial" style:font-family-asian="Arial" style:font-family-complex="Arial" fo:font-size="20pt" style:font-size-complex="20pt"/>
    </style:style>
    <style:style style:parent-style-name="838" style:display-name="Heading 2 Char" style:family="text" style:name="841">
      <style:paragraph-properties/>
      <style:text-properties fo:color="#0f4761" fo:font-family="Arial" style:font-family-asian="Arial" style:font-family-complex="Arial" fo:font-size="16pt" style:font-size-complex="16pt"/>
    </style:style>
    <style:style style:parent-style-name="838" style:display-name="Heading 3 Char" style:family="text" style:name="842">
      <style:paragraph-properties/>
      <style:text-properties fo:color="#0f4761" fo:font-family="Arial" style:font-family-asian="Arial" style:font-family-complex="Arial" fo:font-size="14pt" style:font-size-complex="14pt"/>
    </style:style>
    <style:style style:parent-style-name="838" style:display-name="Heading 4 Char" style:family="text" style:name="843">
      <style:paragraph-properties/>
      <style:text-properties fo:color="#0f4761" fo:font-family="Arial" style:font-family-asian="Arial" style:font-family-complex="Arial" fo:font-style="italic"/>
    </style:style>
    <style:style style:parent-style-name="838" style:display-name="Heading 5 Char" style:family="text" style:name="844">
      <style:paragraph-properties/>
      <style:text-properties fo:color="#0f4761" fo:font-family="Arial" style:font-family-asian="Arial" style:font-family-complex="Arial"/>
    </style:style>
    <style:style style:parent-style-name="838" style:display-name="Heading 6 Char" style:family="text" style:name="845">
      <style:paragraph-properties/>
      <style:text-properties fo:color="#595959" fo:font-family="Arial" style:font-family-asian="Arial" style:font-family-complex="Arial" fo:font-style="italic"/>
    </style:style>
    <style:style style:parent-style-name="838" style:display-name="Heading 7 Char" style:family="text" style:name="846">
      <style:paragraph-properties/>
      <style:text-properties fo:color="#595959" fo:font-family="Arial" style:font-family-asian="Arial" style:font-family-complex="Arial"/>
    </style:style>
    <style:style style:parent-style-name="838" style:display-name="Heading 8 Char" style:family="text" style:name="847">
      <style:paragraph-properties/>
      <style:text-properties fo:color="#272727" fo:font-family="Arial" style:font-family-asian="Arial" style:font-family-complex="Arial" fo:font-style="italic"/>
    </style:style>
    <style:style style:parent-style-name="838" style:display-name="Heading 9 Char" style:family="text" style:name="848">
      <style:paragraph-properties/>
      <style:text-properties fo:color="#272727" fo:font-family="Arial" style:font-family-asian="Arial" style:font-family-complex="Arial" fo:font-style="italic"/>
    </style:style>
    <style:style style:parent-style-name="838" style:display-name="Title Char" style:family="text" style:name="849">
      <style:paragraph-properties/>
      <style:text-properties fo:font-family="Arial" style:font-family-asian="Arial" style:font-family-complex="Arial" fo:font-size="28pt" style:font-size-complex="28pt" fo:letter-spacing="-0.5pt"/>
    </style:style>
    <style:style style:parent-style-name="834" style:display-name="Subtitle" style:family="paragraph" style:name="850">
      <style:paragraph-properties/>
      <style:text-properties fo:color="#595959" fo:font-size="14pt" style:font-size-complex="14pt" fo:letter-spacing="0.75pt"/>
    </style:style>
    <style:style style:parent-style-name="838" style:display-name="Subtitle Char" style:family="text" style:name="851">
      <style:paragraph-properties/>
      <style:text-properties fo:color="#595959" fo:font-size="14pt" style:font-size-complex="14pt" fo:letter-spacing="0.75pt"/>
    </style:style>
    <style:style style:parent-style-name="834" style:display-name="Quote" style:family="paragraph" style:name="852">
      <style:paragraph-properties fo:text-align="center" fo:margin-top="8pt"/>
      <style:text-properties fo:color="#404040" fo:font-style="italic"/>
    </style:style>
    <style:style style:parent-style-name="838" style:display-name="Quote Char" style:family="text" style:name="853">
      <style:paragraph-properties/>
      <style:text-properties fo:color="#404040" fo:font-style="italic"/>
    </style:style>
    <style:style style:parent-style-name="838" style:display-name="Intense Emphasis" style:family="text" style:name="854">
      <style:paragraph-properties/>
      <style:text-properties fo:color="#0f4761" fo:font-style="italic"/>
    </style:style>
    <style:style style:parent-style-name="834" style:display-name="Intense Quote" style:family="paragraph" style:name="855">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838" style:display-name="Intense Quote Char" style:family="text" style:name="856">
      <style:paragraph-properties/>
      <style:text-properties fo:color="#0f4761" fo:font-style="italic"/>
    </style:style>
    <style:style style:parent-style-name="838" style:display-name="Intense Reference" style:family="text" style:name="857">
      <style:paragraph-properties/>
      <style:text-properties fo:font-variant="small-caps" fo:color="#0f4761" fo:letter-spacing="0.25pt" fo:font-weight="bold"/>
    </style:style>
    <style:style style:parent-style-name="834" style:display-name="No Spacing" style:family="paragraph" style:name="858">
      <style:paragraph-properties fo:line-height="100%" fo:margin-bottom="0pt"/>
    </style:style>
    <style:style style:parent-style-name="838" style:display-name="Subtle Emphasis" style:family="text" style:name="859">
      <style:paragraph-properties/>
      <style:text-properties fo:color="#404040" fo:font-style="italic"/>
    </style:style>
    <style:style style:parent-style-name="838" style:display-name="Emphasis" style:family="text" style:name="860">
      <style:paragraph-properties/>
      <style:text-properties fo:font-style="italic"/>
    </style:style>
    <style:style style:parent-style-name="838" style:display-name="Subtle Reference" style:family="text" style:name="861">
      <style:paragraph-properties/>
      <style:text-properties fo:font-variant="small-caps" fo:color="#5a5a5a"/>
    </style:style>
    <style:style style:parent-style-name="838" style:display-name="Book Title" style:family="text" style:name="862">
      <style:paragraph-properties/>
      <style:text-properties fo:letter-spacing="0.25pt" fo:font-style="italic" fo:font-weight="bold"/>
    </style:style>
    <style:style style:parent-style-name="834" style:display-name="Header" style:family="paragraph" style:name="863">
      <style:paragraph-properties fo:line-height="100%" fo:margin-bottom="0pt">
        <style:tab-stops>
          <style:tab-stop style:position="8.545cm" style:type="center"/>
          <style:tab-stop style:position="17.09cm" style:type="right"/>
        </style:tab-stops>
      </style:paragraph-properties>
    </style:style>
    <style:style style:parent-style-name="838" style:display-name="Header Char" style:family="text" style:name="864">
      <style:paragraph-properties/>
    </style:style>
    <style:style style:parent-style-name="834" style:display-name="Footer" style:family="paragraph" style:name="865">
      <style:paragraph-properties fo:line-height="100%" fo:margin-bottom="0pt">
        <style:tab-stops>
          <style:tab-stop style:position="8.545cm" style:type="center"/>
          <style:tab-stop style:position="17.09cm" style:type="right"/>
        </style:tab-stops>
      </style:paragraph-properties>
    </style:style>
    <style:style style:parent-style-name="838" style:display-name="Footer Char" style:family="text" style:name="866">
      <style:paragraph-properties/>
    </style:style>
    <style:style style:parent-style-name="834" style:display-name="Caption" style:family="paragraph" style:name="867">
      <style:paragraph-properties fo:line-height="100%" fo:margin-bottom="10pt"/>
      <style:text-properties fo:color="#0e2841" fo:font-size="9pt" style:font-size-complex="9pt" fo:font-style="italic"/>
    </style:style>
    <style:style style:parent-style-name="834" style:display-name="endnote text" style:family="paragraph" style:name="868">
      <style:paragraph-properties fo:line-height="100%" fo:margin-bottom="0pt"/>
      <style:text-properties fo:font-size="10pt" style:font-size-complex="10pt"/>
    </style:style>
    <style:style style:parent-style-name="838" style:display-name="Endnote Text Char" style:family="text" style:name="869">
      <style:paragraph-properties/>
      <style:text-properties fo:font-size="10pt" style:font-size-complex="10pt"/>
    </style:style>
    <style:style style:parent-style-name="838" style:display-name="endnote reference" style:family="text" style:name="870">
      <style:paragraph-properties/>
      <style:text-properties style:text-position="super 58%"/>
    </style:style>
    <style:style style:parent-style-name="838" style:display-name="FollowedHyperlink" style:family="text" style:name="871">
      <style:paragraph-properties/>
      <style:text-properties fo:color="#954f72" style:text-underline-type="single" style:text-underline-style="solid" style:text-underline-width="auto" style:text-underline-color="font-color"/>
    </style:style>
    <style:style style:parent-style-name="834" style:display-name="toc 1" style:family="paragraph" style:name="872">
      <style:paragraph-properties fo:margin-bottom="5pt"/>
    </style:style>
    <style:style style:parent-style-name="834" style:display-name="toc 2" style:family="paragraph" style:name="873">
      <style:paragraph-properties fo:margin-left="0.3881cm" fo:margin-bottom="5pt"/>
    </style:style>
    <style:style style:parent-style-name="834" style:display-name="toc 3" style:family="paragraph" style:name="874">
      <style:paragraph-properties fo:margin-left="0.7762cm" fo:margin-bottom="5pt"/>
    </style:style>
    <style:style style:parent-style-name="834" style:display-name="toc 4" style:family="paragraph" style:name="875">
      <style:paragraph-properties fo:margin-left="1.164cm" fo:margin-bottom="5pt"/>
    </style:style>
    <style:style style:parent-style-name="834" style:display-name="toc 5" style:family="paragraph" style:name="876">
      <style:paragraph-properties fo:margin-left="1.552cm" fo:margin-bottom="5pt"/>
    </style:style>
    <style:style style:parent-style-name="834" style:display-name="toc 6" style:family="paragraph" style:name="877">
      <style:paragraph-properties fo:margin-left="1.94cm" fo:margin-bottom="5pt"/>
    </style:style>
    <style:style style:parent-style-name="834" style:display-name="toc 7" style:family="paragraph" style:name="878">
      <style:paragraph-properties fo:margin-left="2.328cm" fo:margin-bottom="5pt"/>
    </style:style>
    <style:style style:parent-style-name="834" style:display-name="toc 8" style:family="paragraph" style:name="879">
      <style:paragraph-properties fo:margin-left="2.717cm" fo:margin-bottom="5pt"/>
    </style:style>
    <style:style style:parent-style-name="834" style:display-name="toc 9" style:family="paragraph" style:name="880">
      <style:paragraph-properties fo:margin-left="3.105cm" fo:margin-bottom="5pt"/>
    </style:style>
    <style:style style:parent-style-name="838" style:display-name="Placeholder Text" style:family="text" style:name="881">
      <style:paragraph-properties/>
      <style:text-properties fo:color="#666666"/>
    </style:style>
    <style:style style:display-name="TOC Heading" style:family="paragraph" style:name="882">
      <style:paragraph-properties/>
    </style:style>
    <style:style style:parent-style-name="834" style:display-name="table of figures" style:family="paragraph" style:name="883">
      <style:paragraph-properties fo:margin-bottom="0pt"/>
    </style:style>
    <style:style style:display-name="Title" style:family="paragraph" style:name="884">
      <style:paragraph-properties/>
      <style:text-properties fo:font-size="28pt" style:font-size-complex="28pt"/>
    </style:style>
    <style:style style:display-name="Heading 4" style:family="paragraph" style:name="885">
      <style:paragraph-properties/>
      <style:text-properties fo:color="#2e74b5" fo:font-style="italic"/>
    </style:style>
    <style:style style:display-name="Heading 5" style:family="paragraph" style:name="886">
      <style:paragraph-properties/>
      <style:text-properties fo:color="#2e74b5"/>
    </style:style>
    <style:style style:display-name="Heading 6" style:family="paragraph" style:name="887">
      <style:paragraph-properties/>
      <style:text-properties fo:color="#1f4d78"/>
    </style:style>
    <style:style style:display-name="Strong" style:family="paragraph" style:name="888">
      <style:paragraph-properties/>
      <style:text-properties fo:font-weight="bold"/>
    </style:style>
    <style:style style:display-name="List Paragraph" style:family="paragraph" style:name="889">
      <style:paragraph-properties/>
      <style:text-properties/>
    </style:style>
    <style:style style:display-name="Hyperlink" style:family="text" style:name="890">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display-name="footnote reference" style:family="text" style:name="891">
      <style:paragraph-properties/>
      <style:text-properties style:text-position="super 58%"/>
    </style:style>
    <style:style style:display-name="footnote text" style:family="paragraph" style:name="892">
      <style:paragraph-properties fo:line-height="100%" fo:margin-bottom="0pt"/>
      <style:text-properties fo:font-size="10pt" style:font-size-complex="10pt"/>
    </style:style>
    <style:style style:display-name="Footnote Text Char" style:family="text" style:name="893">
      <style:paragraph-properties/>
      <style:text-properties fo:font-size="10pt" style:font-size-complex="10pt"/>
    </style:style>
    <style:style style:display-name="Heading 1" style:family="paragraph" style:name="894">
      <style:paragraph-properties fo:margin-top="20pt" fo:margin-bottom="10pt"/>
      <style:text-properties fo:color="#1f4e79" fo:font-family="Arial" style:font-family-asian="Arial" style:font-family-complex="Arial" fo:font-size="16pt" style:font-size-complex="16pt" fo:font-weight="bold"/>
    </style:style>
    <style:style style:display-name="Heading 2" style:family="paragraph" style:name="895">
      <style:paragraph-properties fo:margin-top="15pt" fo:margin-bottom="8pt"/>
      <style:text-properties fo:color="#2e75b6" fo:font-family="Arial" style:font-family-asian="Arial" style:font-family-complex="Arial" fo:font-size="13pt" style:font-size-complex="13pt" fo:font-weight="bold"/>
    </style:style>
    <style:style style:display-name="Heading 3" style:family="paragraph" style:name="896">
      <style:paragraph-properties fo:margin-top="10pt" fo:margin-bottom="6pt"/>
      <style:text-properties fo:color="#444444" fo:font-family="Arial" style:font-family-asian="Arial" style:font-family-complex="Arial" fo:font-size="11pt" style:font-size-complex="11pt" fo:font-weight="bold"/>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text:list-style style:name="WWNum1">
      <text:list-level-style-bullet text:level="1" text:style-name="T1" text:bullet-char="●">
        <style:list-level-properties text:list-level-position-and-space-mode="label-alignment">
          <style:list-level-label-alignment fo:text-indent="-0.635cm" fo:margin-left="1.27cm"/>
        </style:list-level-properties>
        <style:text-properties/>
      </text:list-level-style-bullet>
      <text:list-level-style-bullet text:level="2" text:style-name="T2" text:bullet-char="○">
        <style:list-level-properties text:list-level-position-and-space-mode="label-alignment">
          <style:list-level-label-alignment fo:text-indent="-0.635cm" fo:margin-left="2.54cm"/>
        </style:list-level-properties>
        <style:text-properties/>
      </text:list-level-style-bullet>
      <text:list-level-style-bullet text:level="3" text:style-name="T3" text:bullet-char="■">
        <style:list-level-properties text:list-level-position-and-space-mode="label-alignment">
          <style:list-level-label-alignment fo:text-indent="-0.635cm" fo:margin-left="3.81cm"/>
        </style:list-level-properties>
        <style:text-properties/>
      </text:list-level-style-bullet>
      <text:list-level-style-bullet text:level="4" text:style-name="T4" text:bullet-char="●">
        <style:list-level-properties text:list-level-position-and-space-mode="label-alignment">
          <style:list-level-label-alignment fo:text-indent="-0.635cm" fo:margin-left="5.08cm"/>
        </style:list-level-properties>
        <style:text-properties/>
      </text:list-level-style-bullet>
      <text:list-level-style-bullet text:level="5" text:style-name="T5" text:bullet-char="○">
        <style:list-level-properties text:list-level-position-and-space-mode="label-alignment">
          <style:list-level-label-alignment fo:text-indent="-0.635cm" fo:margin-left="6.35cm"/>
        </style:list-level-properties>
        <style:text-properties/>
      </text:list-level-style-bullet>
      <text:list-level-style-bullet text:level="6" text:style-name="T6" text:bullet-char="■">
        <style:list-level-properties text:list-level-position-and-space-mode="label-alignment">
          <style:list-level-label-alignment fo:text-indent="-0.635cm" fo:margin-left="7.62cm"/>
        </style:list-level-properties>
        <style:text-properties/>
      </text:list-level-style-bullet>
      <text:list-level-style-bullet text:level="7" text:style-name="T7" text:bullet-char="●">
        <style:list-level-properties text:list-level-position-and-space-mode="label-alignment">
          <style:list-level-label-alignment fo:text-indent="-0.635cm" fo:margin-left="8.891cm"/>
        </style:list-level-properties>
        <style:text-properties/>
      </text:list-level-style-bullet>
      <text:list-level-style-bullet text:level="8" text:style-name="T8" text:bullet-char="●">
        <style:list-level-properties text:list-level-position-and-space-mode="label-alignment">
          <style:list-level-label-alignment fo:text-indent="-0.635cm" fo:margin-left="10.16cm"/>
        </style:list-level-properties>
        <style:text-properties/>
      </text:list-level-style-bullet>
      <text:list-level-style-bullet text:level="9" text:style-name="T9" text:bullet-char="●">
        <style:list-level-properties text:list-level-position-and-space-mode="label-alignment">
          <style:list-level-label-alignment fo:text-indent="-0.635cm" fo:margin-left="11.43cm"/>
        </style:list-level-properties>
        <style:text-properties/>
      </text:list-level-style-bullet>
    </text:list-style>
    <text:list-style style:name="WWNum2">
      <text:list-level-style-bullet text:level="1" text:style-name="T10" text:bullet-char="•">
        <style:list-level-properties text:list-level-position-and-space-mode="label-alignment">
          <style:list-level-label-alignment fo:text-indent="-0.635cm" fo:margin-left="1.27cm"/>
        </style:list-level-properties>
        <style:text-properties/>
      </text:list-level-style-bullet>
      <text:list-level-style-bullet text:level="2" text:style-name="T11">
        <style:list-level-properties text:list-level-position-and-space-mode="label-alignment">
          <style:list-level-label-alignment/>
        </style:list-level-properties>
        <style:text-properties/>
      </text:list-level-style-bullet>
      <text:list-level-style-bullet text:level="3" text:style-name="T12">
        <style:list-level-properties text:list-level-position-and-space-mode="label-alignment">
          <style:list-level-label-alignment/>
        </style:list-level-properties>
        <style:text-properties/>
      </text:list-level-style-bullet>
      <text:list-level-style-bullet text:level="4" text:style-name="T13">
        <style:list-level-properties text:list-level-position-and-space-mode="label-alignment">
          <style:list-level-label-alignment/>
        </style:list-level-properties>
        <style:text-properties/>
      </text:list-level-style-bullet>
      <text:list-level-style-bullet text:level="5" text:style-name="T14">
        <style:list-level-properties text:list-level-position-and-space-mode="label-alignment">
          <style:list-level-label-alignment/>
        </style:list-level-properties>
        <style:text-properties/>
      </text:list-level-style-bullet>
      <text:list-level-style-bullet text:level="6" text:style-name="T15">
        <style:list-level-properties text:list-level-position-and-space-mode="label-alignment">
          <style:list-level-label-alignment/>
        </style:list-level-properties>
        <style:text-properties/>
      </text:list-level-style-bullet>
      <text:list-level-style-bullet text:level="7" text:style-name="T16">
        <style:list-level-properties text:list-level-position-and-space-mode="label-alignment">
          <style:list-level-label-alignment/>
        </style:list-level-properties>
        <style:text-properties/>
      </text:list-level-style-bullet>
      <text:list-level-style-bullet text:level="8" text:style-name="T17">
        <style:list-level-properties text:list-level-position-and-space-mode="label-alignment">
          <style:list-level-label-alignment/>
        </style:list-level-properties>
        <style:text-properties/>
      </text:list-level-style-bullet>
      <text:list-level-style-bullet text:level="9" text:style-name="T18">
        <style:list-level-properties text:list-level-position-and-space-mode="label-alignment">
          <style:list-level-label-alignment/>
        </style:list-level-properties>
        <style:text-properties/>
      </text:list-level-style-bullet>
    </text:list-style>
    <text:list-style style:name="WWNum3">
      <text:list-level-style-number text:level="1" text:style-name="T19" style:num-format="1" style:num-suffix=".">
        <style:list-level-properties text:list-level-position-and-space-mode="label-alignment">
          <style:list-level-label-alignment fo:text-indent="-0.635cm" fo:margin-left="1.27cm"/>
        </style:list-level-properties>
        <style:text-properties/>
      </text:list-level-style-number>
      <text:list-level-style-bullet text:level="2" text:style-name="T20">
        <style:list-level-properties text:list-level-position-and-space-mode="label-alignment">
          <style:list-level-label-alignment/>
        </style:list-level-properties>
        <style:text-properties/>
      </text:list-level-style-bullet>
      <text:list-level-style-bullet text:level="3" text:style-name="T21">
        <style:list-level-properties text:list-level-position-and-space-mode="label-alignment">
          <style:list-level-label-alignment/>
        </style:list-level-properties>
        <style:text-properties/>
      </text:list-level-style-bullet>
      <text:list-level-style-bullet text:level="4" text:style-name="T22">
        <style:list-level-properties text:list-level-position-and-space-mode="label-alignment">
          <style:list-level-label-alignment/>
        </style:list-level-properties>
        <style:text-properties/>
      </text:list-level-style-bullet>
      <text:list-level-style-bullet text:level="5" text:style-name="T23">
        <style:list-level-properties text:list-level-position-and-space-mode="label-alignment">
          <style:list-level-label-alignment/>
        </style:list-level-properties>
        <style:text-properties/>
      </text:list-level-style-bullet>
      <text:list-level-style-bullet text:level="6" text:style-name="T24">
        <style:list-level-properties text:list-level-position-and-space-mode="label-alignment">
          <style:list-level-label-alignment/>
        </style:list-level-properties>
        <style:text-properties/>
      </text:list-level-style-bullet>
      <text:list-level-style-bullet text:level="7" text:style-name="T25">
        <style:list-level-properties text:list-level-position-and-space-mode="label-alignment">
          <style:list-level-label-alignment/>
        </style:list-level-properties>
        <style:text-properties/>
      </text:list-level-style-bullet>
      <text:list-level-style-bullet text:level="8" text:style-name="T26">
        <style:list-level-properties text:list-level-position-and-space-mode="label-alignment">
          <style:list-level-label-alignment/>
        </style:list-level-properties>
        <style:text-properties/>
      </text:list-level-style-bullet>
      <text:list-level-style-bullet text:level="9" text:style-name="T27">
        <style:list-level-properties text:list-level-position-and-space-mode="label-alignment">
          <style:list-level-label-alignment/>
        </style:list-level-properties>
        <style:text-properties/>
      </text:list-level-style-bullet>
    </text:list-style>
  </office:styles>
  <office:automatic-styles>
    <style:page-layout style:name="Mpm1">
      <style:page-layout-properties fo:page-width="21cm" fo:page-height="29.7cm" style:print-orientation="portrait" fo:margin-top="1.249cm" fo:margin-bottom="1.249cm" fo:margin-left="2.54cm" fo:margin-right="2.54cm"/>
    </style:page-layout>
    <style:page-layout style:name="Mpm2">
      <style:page-layout-properties fo:page-width="21cm" fo:page-height="29.7cm" style:print-orientation="portrait" fo:margin-top="1.249cm" fo:margin-bottom="1.249cm" fo:margin-left="2.54cm" fo:margin-right="2.54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3.1.8</meta:generator>
    <dc:creator>Un-named</dc:creator>
    <meta:creation-date>2026-03-12T10:26:58Z</meta:creation-date>
  </office:meta>
</office:document-meta>
</file>